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09in"/>
    </style:style>
    <style:style style:name="co2" style:family="table-column">
      <style:table-column-properties fo:break-before="auto" style:column-width="2.2118in"/>
    </style:style>
    <style:style style:name="co3" style:family="table-column">
      <style:table-column-properties fo:break-before="auto" style:column-width="2.0299in"/>
    </style:style>
    <style:style style:name="co4" style:family="table-column">
      <style:table-column-properties fo:break-before="auto" style:column-width="2.072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0.452in"/>
    </style:style>
    <style:style style:name="co7" style:family="table-column">
      <style:table-column-properties fo:break-before="auto" style:column-width="0.5764in"/>
    </style:style>
    <style:style style:name="co8" style:family="table-column">
      <style:table-column-properties fo:break-before="auto" style:column-width="1.333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5043in"/>
    </style:style>
    <style:style style:name="co12" style:family="table-column">
      <style:table-column-properties fo:break-before="auto" style:column-width="0.5661in"/>
    </style:style>
    <style:style style:name="co13" style:family="table-column">
      <style:table-column-properties fo:break-before="auto" style:column-width="0.6492in"/>
    </style:style>
    <style:style style:name="co14" style:family="table-column">
      <style:table-column-properties fo:break-before="auto" style:column-width="0.4209in"/>
    </style:style>
    <style:style style:name="co15" style:family="table-column">
      <style:table-column-properties fo:break-before="auto" style:column-width="0.4311in"/>
    </style:style>
    <style:style style:name="co16" style:family="table-column">
      <style:table-column-properties fo:break-before="auto" style:column-width="0.639in"/>
    </style:style>
    <style:style style:name="co17" style:family="table-column">
      <style:table-column-properties fo:break-before="auto" style:column-width="1.5402in"/>
    </style:style>
    <style:style style:name="co18" style:family="table-column">
      <style:table-column-properties fo:break-before="auto" style:column-width="1.5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Average Load Divergence – Keys</text:p>
          </table:table-cell>
          <table:table-cell office:value-type="string" calcext:value-type="string">
            <text:p>Average Load Diversion - Puts</text:p>
          </table:table-cell>
          <table:table-cell office:value-type="string" calcext:value-type="string">
            <text:p>Average Load Diversion – G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istentHashing_C0_read_heavy</text:p>
          </table:table-cell>
          <table:table-cell table:number-matrix-columns-spanned="1" table:number-matrix-rows-spanned="1" table:formula="of:=AVERAGE(ABS(INDIRECT([.A2]&amp;&quot;_stats&quot;&amp;&quot;.E2:E&quot;&amp;TEXT(8 - COUNTBLANK(INDIRECT([.A2]&amp;&quot;_stats&quot;&amp;&quot;.E2:E8&quot;));&quot;0&quot;)) - (1/(7 - COUNTBLANK(INDIRECT([.A2]&amp;&quot;_stats&quot;&amp;&quot;.E2:E8&quot;))))))" office:value-type="float" office:value="0.00692145350523578" calcext:value-type="float">
            <text:p>0.006921453505236</text:p>
          </table:table-cell>
          <table:table-cell table:number-matrix-columns-spanned="1" table:number-matrix-rows-spanned="1" table:formula="of:=AVERAGE(ABS(INDIRECT([.A2]&amp;&quot;_stats&quot;&amp;&quot;.F2:F&quot;&amp;TEXT(8 - COUNTBLANK(INDIRECT([.A2]&amp;&quot;_stats&quot;&amp;&quot;.F2:F8&quot;));&quot;0&quot;)) - (1/(7 - COUNTBLANK(INDIRECT([.A2]&amp;&quot;_stats&quot;&amp;&quot;.F2:F8&quot;))))))" office:value-type="float" office:value="0.00697973390497443" calcext:value-type="float">
            <text:p>0.006979733904974</text:p>
          </table:table-cell>
          <table:table-cell table:number-matrix-columns-spanned="1" table:number-matrix-rows-spanned="1" table:formula="of:=AVERAGE(ABS(INDIRECT([.A2]&amp;&quot;_stats&quot;&amp;&quot;.G2:G&quot;&amp;TEXT(8 - COUNTBLANK(INDIRECT([.A2]&amp;&quot;_stats&quot;&amp;&quot;.G2:G8&quot;));&quot;0&quot;)) - (1/(7 - COUNTBLANK(INDIRECT([.A2]&amp;&quot;_stats&quot;&amp;&quot;.G2:G8&quot;))))))" office:value-type="float" office:value="0.00701051360197943" calcext:value-type="float">
            <text:p>0.007010513601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istentHashing_C0_write_heavy</text:p>
          </table:table-cell>
          <table:table-cell table:number-matrix-columns-spanned="1" table:number-matrix-rows-spanned="1" table:formula="of:=AVERAGE(ABS(INDIRECT([.A3]&amp;&quot;_stats&quot;&amp;&quot;.E2:E&quot;&amp;TEXT(8 - COUNTBLANK(INDIRECT([.A3]&amp;&quot;_stats&quot;&amp;&quot;.E2:E8&quot;));&quot;0&quot;)) - (1/(7 - COUNTBLANK(INDIRECT([.A3]&amp;&quot;_stats&quot;&amp;&quot;.E2:E8&quot;))))))" office:value-type="float" office:value="0.00691846962474043" calcext:value-type="float">
            <text:p>0.00691846962474</text:p>
          </table:table-cell>
          <table:table-cell table:number-matrix-columns-spanned="1" table:number-matrix-rows-spanned="1" table:formula="of:=AVERAGE(ABS(INDIRECT([.A3]&amp;&quot;_stats&quot;&amp;&quot;.F2:F&quot;&amp;TEXT(8 - COUNTBLANK(INDIRECT([.A3]&amp;&quot;_stats&quot;&amp;&quot;.F2:F8&quot;));&quot;0&quot;)) - (1/(7 - COUNTBLANK(INDIRECT([.A3]&amp;&quot;_stats&quot;&amp;&quot;.F2:F8&quot;))))))" office:value-type="float" office:value="0.00689591911903311" calcext:value-type="float">
            <text:p>0.006895919119033</text:p>
          </table:table-cell>
          <table:table-cell table:number-matrix-columns-spanned="1" table:number-matrix-rows-spanned="1" table:formula="of:=AVERAGE(ABS(INDIRECT([.A3]&amp;&quot;_stats&quot;&amp;&quot;.G2:G&quot;&amp;TEXT(8 - COUNTBLANK(INDIRECT([.A3]&amp;&quot;_stats&quot;&amp;&quot;.G2:G8&quot;));&quot;0&quot;)) - (1/(7 - COUNTBLANK(INDIRECT([.A3]&amp;&quot;_stats&quot;&amp;&quot;.G2:G8&quot;))))))" office:value-type="float" office:value="0.00689801647635211" calcext:value-type="float">
            <text:p>0.006898016476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istentHashing_C1_read_heavy</text:p>
          </table:table-cell>
          <table:table-cell table:number-matrix-columns-spanned="1" table:number-matrix-rows-spanned="1" table:formula="of:=AVERAGE(ABS(INDIRECT([.A4]&amp;&quot;_stats&quot;&amp;&quot;.E2:E&quot;&amp;TEXT(8 - COUNTBLANK(INDIRECT([.A4]&amp;&quot;_stats&quot;&amp;&quot;.E2:E8&quot;));&quot;0&quot;)) - (1/(7 - COUNTBLANK(INDIRECT([.A4]&amp;&quot;_stats&quot;&amp;&quot;.E2:E8&quot;))))))" office:value-type="float" office:value="0.000224229450913008" calcext:value-type="float">
            <text:p>0.000224229450913</text:p>
          </table:table-cell>
          <table:table-cell table:number-matrix-columns-spanned="1" table:number-matrix-rows-spanned="1" table:formula="of:=AVERAGE(ABS(INDIRECT([.A4]&amp;&quot;_stats&quot;&amp;&quot;.F2:F&quot;&amp;TEXT(8 - COUNTBLANK(INDIRECT([.A4]&amp;&quot;_stats&quot;&amp;&quot;.F2:F8&quot;));&quot;0&quot;)) - (1/(7 - COUNTBLANK(INDIRECT([.A4]&amp;&quot;_stats&quot;&amp;&quot;.F2:F8&quot;))))))" office:value-type="float" office:value="0.00020978631698651" calcext:value-type="float">
            <text:p>0.000209786316987</text:p>
          </table:table-cell>
          <table:table-cell table:number-matrix-columns-spanned="1" table:number-matrix-rows-spanned="1" table:formula="of:=AVERAGE(ABS(INDIRECT([.A4]&amp;&quot;_stats&quot;&amp;&quot;.G2:G&quot;&amp;TEXT(8 - COUNTBLANK(INDIRECT([.A4]&amp;&quot;_stats&quot;&amp;&quot;.G2:G8&quot;));&quot;0&quot;)) - (1/(7 - COUNTBLANK(INDIRECT([.A4]&amp;&quot;_stats&quot;&amp;&quot;.G2:G8&quot;))))))" office:value-type="float" office:value="0.0000821717050967369" calcext:value-type="float">
            <text:p>8.21717050967369E-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istentHashing_C1_write_heavy</text:p>
          </table:table-cell>
          <table:table-cell table:number-matrix-columns-spanned="1" table:number-matrix-rows-spanned="1" table:formula="of:=AVERAGE(ABS(INDIRECT([.A5]&amp;&quot;_stats&quot;&amp;&quot;.E2:E&quot;&amp;TEXT(8 - COUNTBLANK(INDIRECT([.A5]&amp;&quot;_stats&quot;&amp;&quot;.E2:E8&quot;));&quot;0&quot;)) - (1/(7 - COUNTBLANK(INDIRECT([.A5]&amp;&quot;_stats&quot;&amp;&quot;.E2:E8&quot;))))))" office:value-type="float" office:value="0.000220862045399256" calcext:value-type="float">
            <text:p>0.000220862045399</text:p>
          </table:table-cell>
          <table:table-cell table:number-matrix-columns-spanned="1" table:number-matrix-rows-spanned="1" table:formula="of:=AVERAGE(ABS(INDIRECT([.A5]&amp;&quot;_stats&quot;&amp;&quot;.F2:F&quot;&amp;TEXT(8 - COUNTBLANK(INDIRECT([.A5]&amp;&quot;_stats&quot;&amp;&quot;.F2:F8&quot;));&quot;0&quot;)) - (1/(7 - COUNTBLANK(INDIRECT([.A5]&amp;&quot;_stats&quot;&amp;&quot;.F2:F8&quot;))))))" office:value-type="float" office:value="0.000205317147945" calcext:value-type="float">
            <text:p>0.000205317147945</text:p>
          </table:table-cell>
          <table:table-cell table:number-matrix-columns-spanned="1" table:number-matrix-rows-spanned="1" table:formula="of:=AVERAGE(ABS(INDIRECT([.A5]&amp;&quot;_stats&quot;&amp;&quot;.G2:G&quot;&amp;TEXT(8 - COUNTBLANK(INDIRECT([.A5]&amp;&quot;_stats&quot;&amp;&quot;.G2:G8&quot;));&quot;0&quot;)) - (1/(7 - COUNTBLANK(INDIRECT([.A5]&amp;&quot;_stats&quot;&amp;&quot;.G2:G8&quot;))))))" office:value-type="float" office:value="0.000214860272345498" calcext:value-type="float">
            <text:p>0.0002148602723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istentHashing_C2_read_heavy</text:p>
          </table:table-cell>
          <table:table-cell table:number-matrix-columns-spanned="1" table:number-matrix-rows-spanned="1" table:formula="of:=AVERAGE(ABS(INDIRECT([.A6]&amp;&quot;_stats&quot;&amp;&quot;.E2:E&quot;&amp;TEXT(8 - COUNTBLANK(INDIRECT([.A6]&amp;&quot;_stats&quot;&amp;&quot;.E2:E8&quot;));&quot;0&quot;)) - (1/(7 - COUNTBLANK(INDIRECT([.A6]&amp;&quot;_stats&quot;&amp;&quot;.E2:E8&quot;))))))" office:value-type="float" office:value="0.00387304202800689" calcext:value-type="float">
            <text:p>0.003873042028007</text:p>
          </table:table-cell>
          <table:table-cell table:number-matrix-columns-spanned="1" table:number-matrix-rows-spanned="1" table:formula="of:=AVERAGE(ABS(INDIRECT([.A6]&amp;&quot;_stats&quot;&amp;&quot;.F2:F&quot;&amp;TEXT(8 - COUNTBLANK(INDIRECT([.A6]&amp;&quot;_stats&quot;&amp;&quot;.F2:F8&quot;));&quot;0&quot;)) - (1/(7 - COUNTBLANK(INDIRECT([.A6]&amp;&quot;_stats&quot;&amp;&quot;.F2:F8&quot;))))))" office:value-type="float" office:value="0.00387261806935504" calcext:value-type="float">
            <text:p>0.003872618069355</text:p>
          </table:table-cell>
          <table:table-cell table:number-matrix-columns-spanned="1" table:number-matrix-rows-spanned="1" table:formula="of:=AVERAGE(ABS(INDIRECT([.A6]&amp;&quot;_stats&quot;&amp;&quot;.G2:G&quot;&amp;TEXT(8 - COUNTBLANK(INDIRECT([.A6]&amp;&quot;_stats&quot;&amp;&quot;.G2:G8&quot;));&quot;0&quot;)) - (1/(7 - COUNTBLANK(INDIRECT([.A6]&amp;&quot;_stats&quot;&amp;&quot;.G2:G8&quot;))))))" office:value-type="float" office:value="0.00394409367298775" calcext:value-type="float">
            <text:p>0.003944093672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istentHashing_C2_write_heavy</text:p>
          </table:table-cell>
          <table:table-cell table:number-matrix-columns-spanned="1" table:number-matrix-rows-spanned="1" table:formula="of:=AVERAGE(ABS(INDIRECT([.A7]&amp;&quot;_stats&quot;&amp;&quot;.E2:E&quot;&amp;TEXT(8 - COUNTBLANK(INDIRECT([.A7]&amp;&quot;_stats&quot;&amp;&quot;.E2:E8&quot;));&quot;0&quot;)) - (1/(7 - COUNTBLANK(INDIRECT([.A7]&amp;&quot;_stats&quot;&amp;&quot;.E2:E8&quot;))))))" office:value-type="float" office:value="0.00381425827899289" calcext:value-type="float">
            <text:p>0.003814258278993</text:p>
          </table:table-cell>
          <table:table-cell table:number-matrix-columns-spanned="1" table:number-matrix-rows-spanned="1" table:formula="of:=AVERAGE(ABS(INDIRECT([.A7]&amp;&quot;_stats&quot;&amp;&quot;.F2:F&quot;&amp;TEXT(8 - COUNTBLANK(INDIRECT([.A7]&amp;&quot;_stats&quot;&amp;&quot;.F2:F8&quot;));&quot;0&quot;)) - (1/(7 - COUNTBLANK(INDIRECT([.A7]&amp;&quot;_stats&quot;&amp;&quot;.F2:F8&quot;))))))" office:value-type="float" office:value="0.00381344061015046" calcext:value-type="float">
            <text:p>0.00381344061015</text:p>
          </table:table-cell>
          <table:table-cell table:number-matrix-columns-spanned="1" table:number-matrix-rows-spanned="1" table:formula="of:=AVERAGE(ABS(INDIRECT([.A7]&amp;&quot;_stats&quot;&amp;&quot;.G2:G&quot;&amp;TEXT(8 - COUNTBLANK(INDIRECT([.A7]&amp;&quot;_stats&quot;&amp;&quot;.G2:G8&quot;));&quot;0&quot;)) - (1/(7 - COUNTBLANK(INDIRECT([.A7]&amp;&quot;_stats&quot;&amp;&quot;.G2:G8&quot;))))))" office:value-type="float" office:value="0.00395404688886846" calcext:value-type="float">
            <text:p>0.003954046888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istentHashing_dynamic_read_heavy</text:p>
          </table:table-cell>
          <table:table-cell table:number-matrix-columns-spanned="1" table:number-matrix-rows-spanned="1" table:formula="of:=AVERAGE(ABS(INDIRECT([.A8]&amp;&quot;_stats&quot;&amp;&quot;.E2:E&quot;&amp;TEXT(8 - COUNTBLANK(INDIRECT([.A8]&amp;&quot;_stats&quot;&amp;&quot;.E2:E8&quot;));&quot;0&quot;)) - (1/(7 - COUNTBLANK(INDIRECT([.A8]&amp;&quot;_stats&quot;&amp;&quot;.E2:E8&quot;))))))" office:value-type="float" office:value="0.00472889215053326" calcext:value-type="float">
            <text:p>0.004728892150533</text:p>
          </table:table-cell>
          <table:table-cell table:number-matrix-columns-spanned="1" table:number-matrix-rows-spanned="1" table:formula="of:=AVERAGE(ABS(INDIRECT([.A8]&amp;&quot;_stats&quot;&amp;&quot;.F2:F&quot;&amp;TEXT(8 - COUNTBLANK(INDIRECT([.A8]&amp;&quot;_stats&quot;&amp;&quot;.F2:F8&quot;));&quot;0&quot;)) - (1/(7 - COUNTBLANK(INDIRECT([.A8]&amp;&quot;_stats&quot;&amp;&quot;.F2:F8&quot;))))))" office:value-type="float" office:value="0.128410252529309" calcext:value-type="float">
            <text:p>0.128410252529309</text:p>
          </table:table-cell>
          <table:table-cell table:number-matrix-columns-spanned="1" table:number-matrix-rows-spanned="1" table:formula="of:=AVERAGE(ABS(INDIRECT([.A8]&amp;&quot;_stats&quot;&amp;&quot;.G2:G&quot;&amp;TEXT(8 - COUNTBLANK(INDIRECT([.A8]&amp;&quot;_stats&quot;&amp;&quot;.G2:G8&quot;));&quot;0&quot;)) - (1/(7 - COUNTBLANK(INDIRECT([.A8]&amp;&quot;_stats&quot;&amp;&quot;.G2:G8&quot;))))))" office:value-type="float" office:value="0.128331440935386" calcext:value-type="float">
            <text:p>0.128331440935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istentHashing_dynamic_write_heavy</text:p>
          </table:table-cell>
          <table:table-cell table:number-matrix-columns-spanned="1" table:number-matrix-rows-spanned="1" table:formula="of:=AVERAGE(ABS(INDIRECT([.A9]&amp;&quot;_stats&quot;&amp;&quot;.E2:E&quot;&amp;TEXT(8 - COUNTBLANK(INDIRECT([.A9]&amp;&quot;_stats&quot;&amp;&quot;.E2:E8&quot;));&quot;0&quot;)) - (1/(7 - COUNTBLANK(INDIRECT([.A9]&amp;&quot;_stats&quot;&amp;&quot;.E2:E8&quot;))))))" office:value-type="float" office:value="0.00387193698580118" calcext:value-type="float">
            <text:p>0.003871936985801</text:p>
          </table:table-cell>
          <table:table-cell table:number-matrix-columns-spanned="1" table:number-matrix-rows-spanned="1" table:formula="of:=AVERAGE(ABS(INDIRECT([.A9]&amp;&quot;_stats&quot;&amp;&quot;.F2:F&quot;&amp;TEXT(8 - COUNTBLANK(INDIRECT([.A9]&amp;&quot;_stats&quot;&amp;&quot;.F2:F8&quot;));&quot;0&quot;)) - (1/(7 - COUNTBLANK(INDIRECT([.A9]&amp;&quot;_stats&quot;&amp;&quot;.F2:F8&quot;))))))" office:value-type="float" office:value="0.108702573347419" calcext:value-type="float">
            <text:p>0.108702573347419</text:p>
          </table:table-cell>
          <table:table-cell table:number-matrix-columns-spanned="1" table:number-matrix-rows-spanned="1" table:formula="of:=AVERAGE(ABS(INDIRECT([.A9]&amp;&quot;_stats&quot;&amp;&quot;.G2:G&quot;&amp;TEXT(8 - COUNTBLANK(INDIRECT([.A9]&amp;&quot;_stats&quot;&amp;&quot;.G2:G8&quot;));&quot;0&quot;)) - (1/(7 - COUNTBLANK(INDIRECT([.A9]&amp;&quot;_stats&quot;&amp;&quot;.G2:G8&quot;))))))" office:value-type="float" office:value="0.108640772566759" calcext:value-type="float">
            <text:p>0.1086407725667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Jumping_C0_read_heavy</text:p>
          </table:table-cell>
          <table:table-cell table:number-columns-repeated="2" office:value-type="float" office:value="0" calcext:value-type="float">
            <text:p>0</text:p>
          </table:table-cell>
          <table:table-cell table:number-matrix-columns-spanned="1" table:number-matrix-rows-spanned="1" table:formula="of:=AVERAGE(ABS(INDIRECT([.A10]&amp;&quot;_stats&quot;&amp;&quot;.G2:G&quot;&amp;TEXT(8 - COUNTBLANK(INDIRECT([.A10]&amp;&quot;_stats&quot;&amp;&quot;.G2:G8&quot;));&quot;0&quot;)) - (1/(7 - COUNTBLANK(INDIRECT([.A10]&amp;&quot;_stats&quot;&amp;&quot;.G2:G8&quot;))))))" office:value-type="float" office:value="3.33066907387547E-016" calcext:value-type="float">
            <text:p>3.33066907387547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Jumping_C0_write_heavy</text:p>
          </table:table-cell>
          <table:table-cell table:number-columns-repeated="2" office:value-type="float" office:value="0" calcext:value-type="float">
            <text:p>0</text:p>
          </table:table-cell>
          <table:table-cell table:number-matrix-columns-spanned="1" table:number-matrix-rows-spanned="1" table:formula="of:=AVERAGE(ABS(INDIRECT([.A11]&amp;&quot;_stats&quot;&amp;&quot;.G2:G&quot;&amp;TEXT(8 - COUNTBLANK(INDIRECT([.A11]&amp;&quot;_stats&quot;&amp;&quot;.G2:G8&quot;));&quot;0&quot;)) - (1/(7 - COUNTBLANK(INDIRECT([.A11]&amp;&quot;_stats&quot;&amp;&quot;.G2:G8&quot;))))))" office:value-type="float" office:value="3.33066907387547E-016" calcext:value-type="float">
            <text:p>3.33066907387547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Jumping_C1_read_heavy</text:p>
          </table:table-cell>
          <table:table-cell table:number-matrix-columns-spanned="1" table:number-matrix-rows-spanned="1" table:formula="of:=AVERAGE(ABS(INDIRECT([.A12]&amp;&quot;_stats&quot;&amp;&quot;.E2:E&quot;&amp;TEXT(8 - COUNTBLANK(INDIRECT([.A12]&amp;&quot;_stats&quot;&amp;&quot;.E2:E8&quot;));&quot;0&quot;)) - (1/(7 - COUNTBLANK(INDIRECT([.A12]&amp;&quot;_stats&quot;&amp;&quot;.E2:E8&quot;))))))" office:value-type="float" office:value="0.000485983988369763" calcext:value-type="float">
            <text:p>0.00048598398837</text:p>
          </table:table-cell>
          <table:table-cell table:number-matrix-columns-spanned="1" table:number-matrix-rows-spanned="1" table:formula="of:=AVERAGE(ABS(INDIRECT([.A12]&amp;&quot;_stats&quot;&amp;&quot;.F2:F&quot;&amp;TEXT(8 - COUNTBLANK(INDIRECT([.A12]&amp;&quot;_stats&quot;&amp;&quot;.F2:F8&quot;));&quot;0&quot;)) - (1/(7 - COUNTBLANK(INDIRECT([.A12]&amp;&quot;_stats&quot;&amp;&quot;.F2:F8&quot;))))))" office:value-type="float" office:value="0.000421769383081" calcext:value-type="float">
            <text:p>0.000421769383081</text:p>
          </table:table-cell>
          <table:table-cell table:number-matrix-columns-spanned="1" table:number-matrix-rows-spanned="1" table:formula="of:=AVERAGE(ABS(INDIRECT([.A12]&amp;&quot;_stats&quot;&amp;&quot;.G2:G&quot;&amp;TEXT(8 - COUNTBLANK(INDIRECT([.A12]&amp;&quot;_stats&quot;&amp;&quot;.G2:G8&quot;));&quot;0&quot;)) - (1/(7 - COUNTBLANK(INDIRECT([.A12]&amp;&quot;_stats&quot;&amp;&quot;.G2:G8&quot;))))))" office:value-type="float" office:value="0.000406824323717497" calcext:value-type="float">
            <text:p>0.0004068243237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Jumping_C1_write_heavy</text:p>
          </table:table-cell>
          <table:table-cell table:number-matrix-columns-spanned="1" table:number-matrix-rows-spanned="1" table:formula="of:=AVERAGE(ABS(INDIRECT([.A13]&amp;&quot;_stats&quot;&amp;&quot;.E2:E&quot;&amp;TEXT(8 - COUNTBLANK(INDIRECT([.A13]&amp;&quot;_stats&quot;&amp;&quot;.E2:E8&quot;));&quot;0&quot;)) - (1/(7 - COUNTBLANK(INDIRECT([.A13]&amp;&quot;_stats&quot;&amp;&quot;.E2:E8&quot;))))))" office:value-type="float" office:value="0.000491735509638012" calcext:value-type="float">
            <text:p>0.000491735509638</text:p>
          </table:table-cell>
          <table:table-cell table:number-matrix-columns-spanned="1" table:number-matrix-rows-spanned="1" table:formula="of:=AVERAGE(ABS(INDIRECT([.A13]&amp;&quot;_stats&quot;&amp;&quot;.F2:F&quot;&amp;TEXT(8 - COUNTBLANK(INDIRECT([.A13]&amp;&quot;_stats&quot;&amp;&quot;.F2:F8&quot;));&quot;0&quot;)) - (1/(7 - COUNTBLANK(INDIRECT([.A13]&amp;&quot;_stats&quot;&amp;&quot;.F2:F8&quot;))))))" office:value-type="float" office:value="0.0004696898773075" calcext:value-type="float">
            <text:p>0.000469689877308</text:p>
          </table:table-cell>
          <table:table-cell table:number-matrix-columns-spanned="1" table:number-matrix-rows-spanned="1" table:formula="of:=AVERAGE(ABS(INDIRECT([.A13]&amp;&quot;_stats&quot;&amp;&quot;.G2:G&quot;&amp;TEXT(8 - COUNTBLANK(INDIRECT([.A13]&amp;&quot;_stats&quot;&amp;&quot;.G2:G8&quot;));&quot;0&quot;)) - (1/(7 - COUNTBLANK(INDIRECT([.A13]&amp;&quot;_stats&quot;&amp;&quot;.G2:G8&quot;))))))" office:value-type="float" office:value="0.000465369398517247" calcext:value-type="float">
            <text:p>0.0004653693985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Jumping_C2_read_heavy</text:p>
          </table:table-cell>
          <table:table-cell table:number-matrix-columns-spanned="1" table:number-matrix-rows-spanned="1" table:formula="of:=AVERAGE(ABS(INDIRECT([.A14]&amp;&quot;_stats&quot;&amp;&quot;.E2:E&quot;&amp;TEXT(8 - COUNTBLANK(INDIRECT([.A14]&amp;&quot;_stats&quot;&amp;&quot;.E2:E8&quot;));&quot;0&quot;)) - (1/(7 - COUNTBLANK(INDIRECT([.A14]&amp;&quot;_stats&quot;&amp;&quot;.E2:E8&quot;))))))" office:value-type="float" office:value="0.0468522454592499" calcext:value-type="float">
            <text:p>0.04685224545925</text:p>
          </table:table-cell>
          <table:table-cell table:number-matrix-columns-spanned="1" table:number-matrix-rows-spanned="1" table:formula="of:=AVERAGE(ABS(INDIRECT([.A14]&amp;&quot;_stats&quot;&amp;&quot;.F2:F&quot;&amp;TEXT(8 - COUNTBLANK(INDIRECT([.A14]&amp;&quot;_stats&quot;&amp;&quot;.F2:F8&quot;));&quot;0&quot;)) - (1/(7 - COUNTBLANK(INDIRECT([.A14]&amp;&quot;_stats&quot;&amp;&quot;.F2:F8&quot;))))))" office:value-type="float" office:value="0.0468003330236206" calcext:value-type="float">
            <text:p>0.046800333023621</text:p>
          </table:table-cell>
          <table:table-cell table:number-matrix-columns-spanned="1" table:number-matrix-rows-spanned="1" table:formula="of:=AVERAGE(ABS(INDIRECT([.A14]&amp;&quot;_stats&quot;&amp;&quot;.G2:G&quot;&amp;TEXT(8 - COUNTBLANK(INDIRECT([.A14]&amp;&quot;_stats&quot;&amp;&quot;.G2:G8&quot;));&quot;0&quot;)) - (1/(7 - COUNTBLANK(INDIRECT([.A14]&amp;&quot;_stats&quot;&amp;&quot;.G2:G8&quot;))))))" office:value-type="float" office:value="0.0468051753407644" calcext:value-type="float">
            <text:p>0.046805175340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Jumping_C2_write_heavy</text:p>
          </table:table-cell>
          <table:table-cell table:number-matrix-columns-spanned="1" table:number-matrix-rows-spanned="1" table:formula="of:=AVERAGE(ABS(INDIRECT([.A15]&amp;&quot;_stats&quot;&amp;&quot;.E2:E&quot;&amp;TEXT(8 - COUNTBLANK(INDIRECT([.A15]&amp;&quot;_stats&quot;&amp;&quot;.E2:E8&quot;));&quot;0&quot;)) - (1/(7 - COUNTBLANK(INDIRECT([.A15]&amp;&quot;_stats&quot;&amp;&quot;.E2:E8&quot;))))))" office:value-type="float" office:value="0.0205227308157661" calcext:value-type="float">
            <text:p>0.020522730815766</text:p>
          </table:table-cell>
          <table:table-cell table:number-matrix-columns-spanned="1" table:number-matrix-rows-spanned="1" table:formula="of:=AVERAGE(ABS(INDIRECT([.A15]&amp;&quot;_stats&quot;&amp;&quot;.F2:F&quot;&amp;TEXT(8 - COUNTBLANK(INDIRECT([.A15]&amp;&quot;_stats&quot;&amp;&quot;.F2:F8&quot;));&quot;0&quot;)) - (1/(7 - COUNTBLANK(INDIRECT([.A15]&amp;&quot;_stats&quot;&amp;&quot;.F2:F8&quot;))))))" office:value-type="float" office:value="0.0206043999838584" calcext:value-type="float">
            <text:p>0.020604399983858</text:p>
          </table:table-cell>
          <table:table-cell table:number-matrix-columns-spanned="1" table:number-matrix-rows-spanned="1" table:formula="of:=AVERAGE(ABS(INDIRECT([.A15]&amp;&quot;_stats&quot;&amp;&quot;.G2:G&quot;&amp;TEXT(8 - COUNTBLANK(INDIRECT([.A15]&amp;&quot;_stats&quot;&amp;&quot;.G2:G8&quot;));&quot;0&quot;)) - (1/(7 - COUNTBLANK(INDIRECT([.A15]&amp;&quot;_stats&quot;&amp;&quot;.G2:G8&quot;))))))" office:value-type="float" office:value="0.0206987349543571" calcext:value-type="float">
            <text:p>0.020698734954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Jumping_dynamic_read_heavy</text:p>
          </table:table-cell>
          <table:table-cell table:number-matrix-columns-spanned="1" table:number-matrix-rows-spanned="1" table:formula="of:=AVERAGE(ABS(INDIRECT([.A16]&amp;&quot;_stats&quot;&amp;&quot;.E2:E&quot;&amp;TEXT(8 - COUNTBLANK(INDIRECT([.A16]&amp;&quot;_stats&quot;&amp;&quot;.E2:E8&quot;));&quot;0&quot;)) - (1/(7 - COUNTBLANK(INDIRECT([.A16]&amp;&quot;_stats&quot;&amp;&quot;.E2:E8&quot;))))))" office:value-type="float" office:value="0.0873265423505757" calcext:value-type="float">
            <text:p>0.087326542350576</text:p>
          </table:table-cell>
          <table:table-cell table:number-matrix-columns-spanned="1" table:number-matrix-rows-spanned="1" table:formula="of:=AVERAGE(ABS(INDIRECT([.A16]&amp;&quot;_stats&quot;&amp;&quot;.F2:F&quot;&amp;TEXT(8 - COUNTBLANK(INDIRECT([.A16]&amp;&quot;_stats&quot;&amp;&quot;.F2:F8&quot;));&quot;0&quot;)) - (1/(7 - COUNTBLANK(INDIRECT([.A16]&amp;&quot;_stats&quot;&amp;&quot;.F2:F8&quot;))))))" office:value-type="float" office:value="0.110920899465841" calcext:value-type="float">
            <text:p>0.110920899465841</text:p>
          </table:table-cell>
          <table:table-cell table:number-matrix-columns-spanned="1" table:number-matrix-rows-spanned="1" table:formula="of:=AVERAGE(ABS(INDIRECT([.A16]&amp;&quot;_stats&quot;&amp;&quot;.G2:G&quot;&amp;TEXT(8 - COUNTBLANK(INDIRECT([.A16]&amp;&quot;_stats&quot;&amp;&quot;.G2:G8&quot;));&quot;0&quot;)) - (1/(7 - COUNTBLANK(INDIRECT([.A16]&amp;&quot;_stats&quot;&amp;&quot;.G2:G8&quot;))))))" office:value-type="float" office:value="0.110894283648883" calcext:value-type="float">
            <text:p>0.1108942836488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Jumping_dynamic_write_heavy</text:p>
          </table:table-cell>
          <table:table-cell table:number-matrix-columns-spanned="1" table:number-matrix-rows-spanned="1" table:formula="of:=AVERAGE(ABS(INDIRECT([.A17]&amp;&quot;_stats&quot;&amp;&quot;.E2:E&quot;&amp;TEXT(8 - COUNTBLANK(INDIRECT([.A17]&amp;&quot;_stats&quot;&amp;&quot;.E2:E8&quot;));&quot;0&quot;)) - (1/(7 - COUNTBLANK(INDIRECT([.A17]&amp;&quot;_stats&quot;&amp;&quot;.E2:E8&quot;))))))" office:value-type="float" office:value="0.086797435089185" calcext:value-type="float">
            <text:p>0.086797435089185</text:p>
          </table:table-cell>
          <table:table-cell table:number-matrix-columns-spanned="1" table:number-matrix-rows-spanned="1" table:formula="of:=AVERAGE(ABS(INDIRECT([.A17]&amp;&quot;_stats&quot;&amp;&quot;.F2:F&quot;&amp;TEXT(8 - COUNTBLANK(INDIRECT([.A17]&amp;&quot;_stats&quot;&amp;&quot;.F2:F8&quot;));&quot;0&quot;)) - (1/(7 - COUNTBLANK(INDIRECT([.A17]&amp;&quot;_stats&quot;&amp;&quot;.F2:F8&quot;))))))" office:value-type="float" office:value="0.113249206708273" calcext:value-type="float">
            <text:p>0.113249206708273</text:p>
          </table:table-cell>
          <table:table-cell table:number-matrix-columns-spanned="1" table:number-matrix-rows-spanned="1" table:formula="of:=AVERAGE(ABS(INDIRECT([.A17]&amp;&quot;_stats&quot;&amp;&quot;.G2:G&quot;&amp;TEXT(8 - COUNTBLANK(INDIRECT([.A17]&amp;&quot;_stats&quot;&amp;&quot;.G2:G8&quot;));&quot;0&quot;)) - (1/(7 - COUNTBLANK(INDIRECT([.A17]&amp;&quot;_stats&quot;&amp;&quot;.G2:G8&quot;))))))" office:value-type="float" office:value="0.113294316144636" calcext:value-type="float">
            <text:p>0.113294316144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Random_C0_read_heavy</text:p>
          </table:table-cell>
          <table:table-cell table:number-columns-repeated="2" office:value-type="float" office:value="0" calcext:value-type="float">
            <text:p>0</text:p>
          </table:table-cell>
          <table:table-cell table:number-matrix-columns-spanned="1" table:number-matrix-rows-spanned="1" table:formula="of:=AVERAGE(ABS(INDIRECT([.A18]&amp;&quot;_stats&quot;&amp;&quot;.G2:G&quot;&amp;TEXT(8 - COUNTBLANK(INDIRECT([.A18]&amp;&quot;_stats&quot;&amp;&quot;.G2:G8&quot;));&quot;0&quot;)) - (1/(7 - COUNTBLANK(INDIRECT([.A18]&amp;&quot;_stats&quot;&amp;&quot;.G2:G8&quot;))))))" office:value-type="float" office:value="3.33066907387547E-016" calcext:value-type="float">
            <text:p>3.33066907387547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Random_C0_write_heavy</text:p>
          </table:table-cell>
          <table:table-cell table:number-columns-repeated="2" office:value-type="float" office:value="0" calcext:value-type="float">
            <text:p>0</text:p>
          </table:table-cell>
          <table:table-cell table:number-matrix-columns-spanned="1" table:number-matrix-rows-spanned="1" table:formula="of:=AVERAGE(ABS(INDIRECT([.A19]&amp;&quot;_stats&quot;&amp;&quot;.G2:G&quot;&amp;TEXT(8 - COUNTBLANK(INDIRECT([.A19]&amp;&quot;_stats&quot;&amp;&quot;.G2:G8&quot;));&quot;0&quot;)) - (1/(7 - COUNTBLANK(INDIRECT([.A19]&amp;&quot;_stats&quot;&amp;&quot;.G2:G8&quot;))))))" office:value-type="float" office:value="3.33066907387547E-016" calcext:value-type="float">
            <text:p>3.33066907387547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Random_C1_read_heavy</text:p>
          </table:table-cell>
          <table:table-cell table:number-matrix-columns-spanned="1" table:number-matrix-rows-spanned="1" table:formula="of:=AVERAGE(ABS(INDIRECT([.A20]&amp;&quot;_stats&quot;&amp;&quot;.E2:E&quot;&amp;TEXT(8 - COUNTBLANK(INDIRECT([.A20]&amp;&quot;_stats&quot;&amp;&quot;.E2:E8&quot;));&quot;0&quot;)) - (1/(7 - COUNTBLANK(INDIRECT([.A20]&amp;&quot;_stats&quot;&amp;&quot;.E2:E8&quot;))))))" office:value-type="float" office:value="0.000121686136448751" calcext:value-type="float">
            <text:p>0.000121686136449</text:p>
          </table:table-cell>
          <table:table-cell table:number-matrix-columns-spanned="1" table:number-matrix-rows-spanned="1" table:formula="of:=AVERAGE(ABS(INDIRECT([.A20]&amp;&quot;_stats&quot;&amp;&quot;.F2:F&quot;&amp;TEXT(8 - COUNTBLANK(INDIRECT([.A20]&amp;&quot;_stats&quot;&amp;&quot;.F2:F8&quot;));&quot;0&quot;)) - (1/(7 - COUNTBLANK(INDIRECT([.A20]&amp;&quot;_stats&quot;&amp;&quot;.F2:F8&quot;))))))" office:value-type="float" office:value="0.0000962343031905011" calcext:value-type="float">
            <text:p>9.62343031905011E-05</text:p>
          </table:table-cell>
          <table:table-cell table:number-matrix-columns-spanned="1" table:number-matrix-rows-spanned="1" table:formula="of:=AVERAGE(ABS(INDIRECT([.A20]&amp;&quot;_stats&quot;&amp;&quot;.G2:G&quot;&amp;TEXT(8 - COUNTBLANK(INDIRECT([.A20]&amp;&quot;_stats&quot;&amp;&quot;.G2:G8&quot;));&quot;0&quot;)) - (1/(7 - COUNTBLANK(INDIRECT([.A20]&amp;&quot;_stats&quot;&amp;&quot;.G2:G8&quot;))))))" office:value-type="float" office:value="0.0002754117275005" calcext:value-type="float">
            <text:p>0.0002754117275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Random_C1_write_heavy</text:p>
          </table:table-cell>
          <table:table-cell table:number-matrix-columns-spanned="1" table:number-matrix-rows-spanned="1" table:formula="of:=AVERAGE(ABS(INDIRECT([.A21]&amp;&quot;_stats&quot;&amp;&quot;.E2:E&quot;&amp;TEXT(8 - COUNTBLANK(INDIRECT([.A21]&amp;&quot;_stats&quot;&amp;&quot;.E2:E8&quot;));&quot;0&quot;)) - (1/(7 - COUNTBLANK(INDIRECT([.A21]&amp;&quot;_stats&quot;&amp;&quot;.E2:E8&quot;))))))" office:value-type="float" office:value="0.0103737718671165" calcext:value-type="float">
            <text:p>0.010373771867117</text:p>
          </table:table-cell>
          <table:table-cell table:number-matrix-columns-spanned="1" table:number-matrix-rows-spanned="1" table:formula="of:=AVERAGE(ABS(INDIRECT([.A21]&amp;&quot;_stats&quot;&amp;&quot;.F2:F&quot;&amp;TEXT(8 - COUNTBLANK(INDIRECT([.A21]&amp;&quot;_stats&quot;&amp;&quot;.F2:F8&quot;));&quot;0&quot;)) - (1/(7 - COUNTBLANK(INDIRECT([.A21]&amp;&quot;_stats&quot;&amp;&quot;.F2:F8&quot;))))))" office:value-type="float" office:value="0.000602548244410001" calcext:value-type="float">
            <text:p>0.00060254824441</text:p>
          </table:table-cell>
          <table:table-cell table:number-matrix-columns-spanned="1" table:number-matrix-rows-spanned="1" table:formula="of:=AVERAGE(ABS(INDIRECT([.A21]&amp;&quot;_stats&quot;&amp;&quot;.G2:G&quot;&amp;TEXT(8 - COUNTBLANK(INDIRECT([.A21]&amp;&quot;_stats&quot;&amp;&quot;.G2:G8&quot;));&quot;0&quot;)) - (1/(7 - COUNTBLANK(INDIRECT([.A21]&amp;&quot;_stats&quot;&amp;&quot;.G2:G8&quot;))))))" office:value-type="float" office:value="0.000607442280619992" calcext:value-type="float">
            <text:p>0.000607442280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Random_C2_read_heavy</text:p>
          </table:table-cell>
          <table:table-cell table:number-matrix-columns-spanned="1" table:number-matrix-rows-spanned="1" table:formula="of:=AVERAGE(ABS(INDIRECT([.A22]&amp;&quot;_stats&quot;&amp;&quot;.E2:E&quot;&amp;TEXT(8 - COUNTBLANK(INDIRECT([.A22]&amp;&quot;_stats&quot;&amp;&quot;.E2:E8&quot;));&quot;0&quot;)) - (1/(7 - COUNTBLANK(INDIRECT([.A22]&amp;&quot;_stats&quot;&amp;&quot;.E2:E8&quot;))))))" office:value-type="float" office:value="0.00155349162224637" calcext:value-type="float">
            <text:p>0.001553491622246</text:p>
          </table:table-cell>
          <table:table-cell table:number-matrix-columns-spanned="1" table:number-matrix-rows-spanned="1" table:formula="of:=AVERAGE(ABS(INDIRECT([.A22]&amp;&quot;_stats&quot;&amp;&quot;.F2:F&quot;&amp;TEXT(8 - COUNTBLANK(INDIRECT([.A22]&amp;&quot;_stats&quot;&amp;&quot;.F2:F8&quot;));&quot;0&quot;)) - (1/(7 - COUNTBLANK(INDIRECT([.A22]&amp;&quot;_stats&quot;&amp;&quot;.F2:F8&quot;))))))" office:value-type="float" office:value="0.000506617738416589" calcext:value-type="float">
            <text:p>0.000506617738417</text:p>
          </table:table-cell>
          <table:table-cell table:number-matrix-columns-spanned="1" table:number-matrix-rows-spanned="1" table:formula="of:=AVERAGE(ABS(INDIRECT([.A22]&amp;&quot;_stats&quot;&amp;&quot;.G2:G&quot;&amp;TEXT(8 - COUNTBLANK(INDIRECT([.A22]&amp;&quot;_stats&quot;&amp;&quot;.G2:G8&quot;));&quot;0&quot;)) - (1/(7 - COUNTBLANK(INDIRECT([.A22]&amp;&quot;_stats&quot;&amp;&quot;.G2:G8&quot;))))))" office:value-type="float" office:value="0.000724784310882833" calcext:value-type="float">
            <text:p>0.0007247843108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Random_C2_write_heavy</text:p>
          </table:table-cell>
          <table:table-cell table:number-matrix-columns-spanned="1" table:number-matrix-rows-spanned="1" table:formula="of:=AVERAGE(ABS(INDIRECT([.A23]&amp;&quot;_stats&quot;&amp;&quot;.E2:E&quot;&amp;TEXT(8 - COUNTBLANK(INDIRECT([.A23]&amp;&quot;_stats&quot;&amp;&quot;.E2:E8&quot;));&quot;0&quot;)) - (1/(7 - COUNTBLANK(INDIRECT([.A23]&amp;&quot;_stats&quot;&amp;&quot;.E2:E8&quot;))))))" office:value-type="float" office:value="0.000465726641393073" calcext:value-type="float">
            <text:p>0.000465726641393</text:p>
          </table:table-cell>
          <table:table-cell table:number-matrix-columns-spanned="1" table:number-matrix-rows-spanned="1" table:formula="of:=AVERAGE(ABS(INDIRECT([.A23]&amp;&quot;_stats&quot;&amp;&quot;.F2:F&quot;&amp;TEXT(8 - COUNTBLANK(INDIRECT([.A23]&amp;&quot;_stats&quot;&amp;&quot;.F2:F8&quot;));&quot;0&quot;)) - (1/(7 - COUNTBLANK(INDIRECT([.A23]&amp;&quot;_stats&quot;&amp;&quot;.F2:F8&quot;))))))" office:value-type="float" office:value="0.000463517408673548" calcext:value-type="float">
            <text:p>0.000463517408674</text:p>
          </table:table-cell>
          <table:table-cell table:number-matrix-columns-spanned="1" table:number-matrix-rows-spanned="1" table:formula="of:=AVERAGE(ABS(INDIRECT([.A23]&amp;&quot;_stats&quot;&amp;&quot;.G2:G&quot;&amp;TEXT(8 - COUNTBLANK(INDIRECT([.A23]&amp;&quot;_stats&quot;&amp;&quot;.G2:G8&quot;));&quot;0&quot;)) - (1/(7 - COUNTBLANK(INDIRECT([.A23]&amp;&quot;_stats&quot;&amp;&quot;.G2:G8&quot;))))))" office:value-type="float" office:value="0.000403211825046458" calcext:value-type="float">
            <text:p>0.0004032118250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Random_dynamic_read_heavy</text:p>
          </table:table-cell>
          <table:table-cell table:number-matrix-columns-spanned="1" table:number-matrix-rows-spanned="1" table:formula="of:=AVERAGE(ABS(INDIRECT([.A24]&amp;&quot;_stats&quot;&amp;&quot;.E2:E&quot;&amp;TEXT(8 - COUNTBLANK(INDIRECT([.A24]&amp;&quot;_stats&quot;&amp;&quot;.E2:E8&quot;));&quot;0&quot;)) - (1/(7 - COUNTBLANK(INDIRECT([.A24]&amp;&quot;_stats&quot;&amp;&quot;.E2:E8&quot;))))))" office:value-type="float" office:value="0.0836643085930145" calcext:value-type="float">
            <text:p>0.083664308593015</text:p>
          </table:table-cell>
          <table:table-cell table:number-matrix-columns-spanned="1" table:number-matrix-rows-spanned="1" table:formula="of:=AVERAGE(ABS(INDIRECT([.A24]&amp;&quot;_stats&quot;&amp;&quot;.F2:F&quot;&amp;TEXT(8 - COUNTBLANK(INDIRECT([.A24]&amp;&quot;_stats&quot;&amp;&quot;.F2:F8&quot;));&quot;0&quot;)) - (1/(7 - COUNTBLANK(INDIRECT([.A24]&amp;&quot;_stats&quot;&amp;&quot;.F2:F8&quot;))))))" office:value-type="float" office:value="0.109779875474177" calcext:value-type="float">
            <text:p>0.109779875474177</text:p>
          </table:table-cell>
          <table:table-cell table:number-matrix-columns-spanned="1" table:number-matrix-rows-spanned="1" table:formula="of:=AVERAGE(ABS(INDIRECT([.A24]&amp;&quot;_stats&quot;&amp;&quot;.G2:G&quot;&amp;TEXT(8 - COUNTBLANK(INDIRECT([.A24]&amp;&quot;_stats&quot;&amp;&quot;.G2:G8&quot;));&quot;0&quot;)) - (1/(7 - COUNTBLANK(INDIRECT([.A24]&amp;&quot;_stats&quot;&amp;&quot;.G2:G8&quot;))))))" office:value-type="float" office:value="0.109684752918102" calcext:value-type="float">
            <text:p>0.109684752918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Random_dynamic_write_heavy</text:p>
          </table:table-cell>
          <table:table-cell table:number-matrix-columns-spanned="1" table:number-matrix-rows-spanned="1" table:formula="of:=AVERAGE(ABS(INDIRECT([.A25]&amp;&quot;_stats&quot;&amp;&quot;.E2:E&quot;&amp;TEXT(8 - COUNTBLANK(INDIRECT([.A25]&amp;&quot;_stats&quot;&amp;&quot;.E2:E8&quot;));&quot;0&quot;)) - (1/(7 - COUNTBLANK(INDIRECT([.A25]&amp;&quot;_stats&quot;&amp;&quot;.E2:E8&quot;))))))" office:value-type="float" office:value="0.0869379473601986" calcext:value-type="float">
            <text:p>0.086937947360199</text:p>
          </table:table-cell>
          <table:table-cell table:number-matrix-columns-spanned="1" table:number-matrix-rows-spanned="1" table:formula="of:=AVERAGE(ABS(INDIRECT([.A25]&amp;&quot;_stats&quot;&amp;&quot;.F2:F&quot;&amp;TEXT(8 - COUNTBLANK(INDIRECT([.A25]&amp;&quot;_stats&quot;&amp;&quot;.F2:F8&quot;));&quot;0&quot;)) - (1/(7 - COUNTBLANK(INDIRECT([.A25]&amp;&quot;_stats&quot;&amp;&quot;.F2:F8&quot;))))))" office:value-type="float" office:value="0.104617066717467" calcext:value-type="float">
            <text:p>0.104617066717467</text:p>
          </table:table-cell>
          <table:table-cell table:number-matrix-columns-spanned="1" table:number-matrix-rows-spanned="1" table:formula="of:=AVERAGE(ABS(INDIRECT([.A25]&amp;&quot;_stats&quot;&amp;&quot;.G2:G&quot;&amp;TEXT(8 - COUNTBLANK(INDIRECT([.A25]&amp;&quot;_stats&quot;&amp;&quot;.G2:G8&quot;));&quot;0&quot;)) - (1/(7 - COUNTBLANK(INDIRECT([.A25]&amp;&quot;_stats&quot;&amp;&quot;.G2:G8&quot;))))))" office:value-type="float" office:value="0.104936146099951" calcext:value-type="float">
            <text:p>0.1049361460999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Rotation_C0_read_heavy</text:p>
          </table:table-cell>
          <table:table-cell table:number-columns-repeated="2" office:value-type="float" office:value="0" calcext:value-type="float">
            <text:p>0</text:p>
          </table:table-cell>
          <table:table-cell table:number-matrix-columns-spanned="1" table:number-matrix-rows-spanned="1" table:formula="of:=AVERAGE(ABS(INDIRECT([.A26]&amp;&quot;_stats&quot;&amp;&quot;.G2:G&quot;&amp;TEXT(8 - COUNTBLANK(INDIRECT([.A26]&amp;&quot;_stats&quot;&amp;&quot;.G2:G8&quot;));&quot;0&quot;)) - (1/(7 - COUNTBLANK(INDIRECT([.A26]&amp;&quot;_stats&quot;&amp;&quot;.G2:G8&quot;))))))" office:value-type="float" office:value="3.33066907387547E-016" calcext:value-type="float">
            <text:p>3.33066907387547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Rotation_C0_write_heavy</text:p>
          </table:table-cell>
          <table:table-cell table:number-columns-repeated="2" office:value-type="float" office:value="0" calcext:value-type="float">
            <text:p>0</text:p>
          </table:table-cell>
          <table:table-cell table:number-matrix-columns-spanned="1" table:number-matrix-rows-spanned="1" table:formula="of:=AVERAGE(ABS(INDIRECT([.A27]&amp;&quot;_stats&quot;&amp;&quot;.G2:G&quot;&amp;TEXT(8 - COUNTBLANK(INDIRECT([.A27]&amp;&quot;_stats&quot;&amp;&quot;.G2:G8&quot;));&quot;0&quot;)) - (1/(7 - COUNTBLANK(INDIRECT([.A27]&amp;&quot;_stats&quot;&amp;&quot;.G2:G8&quot;))))))" office:value-type="float" office:value="3.33066907387547E-016" calcext:value-type="float">
            <text:p>3.33066907387547E-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Rotation_C1_read_heavy</text:p>
          </table:table-cell>
          <table:table-cell table:number-matrix-columns-spanned="1" table:number-matrix-rows-spanned="1" table:formula="of:=AVERAGE(ABS(INDIRECT([.A28]&amp;&quot;_stats&quot;&amp;&quot;.E2:E&quot;&amp;TEXT(8 - COUNTBLANK(INDIRECT([.A28]&amp;&quot;_stats&quot;&amp;&quot;.E2:E8&quot;));&quot;0&quot;)) - (1/(7 - COUNTBLANK(INDIRECT([.A28]&amp;&quot;_stats&quot;&amp;&quot;.E2:E8&quot;))))))" office:value-type="float" office:value="0.0243322596990167" calcext:value-type="float">
            <text:p>0.024332259699017</text:p>
          </table:table-cell>
          <table:table-cell table:number-matrix-columns-spanned="1" table:number-matrix-rows-spanned="1" table:formula="of:=AVERAGE(ABS(INDIRECT([.A28]&amp;&quot;_stats&quot;&amp;&quot;.F2:F&quot;&amp;TEXT(8 - COUNTBLANK(INDIRECT([.A28]&amp;&quot;_stats&quot;&amp;&quot;.F2:F8&quot;));&quot;0&quot;)) - (1/(7 - COUNTBLANK(INDIRECT([.A28]&amp;&quot;_stats&quot;&amp;&quot;.F2:F8&quot;))))))" office:value-type="float" office:value="0.0236190661507397" calcext:value-type="float">
            <text:p>0.02361906615074</text:p>
          </table:table-cell>
          <table:table-cell table:number-matrix-columns-spanned="1" table:number-matrix-rows-spanned="1" table:formula="of:=AVERAGE(ABS(INDIRECT([.A28]&amp;&quot;_stats&quot;&amp;&quot;.G2:G&quot;&amp;TEXT(8 - COUNTBLANK(INDIRECT([.A28]&amp;&quot;_stats&quot;&amp;&quot;.G2:G8&quot;));&quot;0&quot;)) - (1/(7 - COUNTBLANK(INDIRECT([.A28]&amp;&quot;_stats&quot;&amp;&quot;.G2:G8&quot;))))))" office:value-type="float" office:value="0.0236192766603125" calcext:value-type="float">
            <text:p>0.0236192766603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Rotation_C1_write_heavy</text:p>
          </table:table-cell>
          <table:table-cell table:number-matrix-columns-spanned="1" table:number-matrix-rows-spanned="1" table:formula="of:=AVERAGE(ABS(INDIRECT([.A29]&amp;&quot;_stats&quot;&amp;&quot;.E2:E&quot;&amp;TEXT(8 - COUNTBLANK(INDIRECT([.A29]&amp;&quot;_stats&quot;&amp;&quot;.E2:E8&quot;));&quot;0&quot;)) - (1/(7 - COUNTBLANK(INDIRECT([.A29]&amp;&quot;_stats&quot;&amp;&quot;.E2:E8&quot;))))))" office:value-type="float" office:value="0.0248388221915723" calcext:value-type="float">
            <text:p>0.024838822191572</text:p>
          </table:table-cell>
          <table:table-cell table:number-matrix-columns-spanned="1" table:number-matrix-rows-spanned="1" table:formula="of:=AVERAGE(ABS(INDIRECT([.A29]&amp;&quot;_stats&quot;&amp;&quot;.F2:F&quot;&amp;TEXT(8 - COUNTBLANK(INDIRECT([.A29]&amp;&quot;_stats&quot;&amp;&quot;.F2:F8&quot;));&quot;0&quot;)) - (1/(7 - COUNTBLANK(INDIRECT([.A29]&amp;&quot;_stats&quot;&amp;&quot;.F2:F8&quot;))))))" office:value-type="float" office:value="0.026840859999491" calcext:value-type="float">
            <text:p>0.026840859999491</text:p>
          </table:table-cell>
          <table:table-cell table:number-matrix-columns-spanned="1" table:number-matrix-rows-spanned="1" table:formula="of:=AVERAGE(ABS(INDIRECT([.A29]&amp;&quot;_stats&quot;&amp;&quot;.G2:G&quot;&amp;TEXT(8 - COUNTBLANK(INDIRECT([.A29]&amp;&quot;_stats&quot;&amp;&quot;.G2:G8&quot;));&quot;0&quot;)) - (1/(7 - COUNTBLANK(INDIRECT([.A29]&amp;&quot;_stats&quot;&amp;&quot;.G2:G8&quot;))))))" office:value-type="float" office:value="0.0268998365291355" calcext:value-type="float">
            <text:p>0.026899836529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Rotation_C2_read_heavy</text:p>
          </table:table-cell>
          <table:table-cell table:number-matrix-columns-spanned="1" table:number-matrix-rows-spanned="1" table:formula="of:=AVERAGE(ABS(INDIRECT([.A30]&amp;&quot;_stats&quot;&amp;&quot;.E2:E&quot;&amp;TEXT(8 - COUNTBLANK(INDIRECT([.A30]&amp;&quot;_stats&quot;&amp;&quot;.E2:E8&quot;));&quot;0&quot;)) - (1/(7 - COUNTBLANK(INDIRECT([.A30]&amp;&quot;_stats&quot;&amp;&quot;.E2:E8&quot;))))))" office:value-type="float" office:value="0.0163492613779661" calcext:value-type="float">
            <text:p>0.016349261377966</text:p>
          </table:table-cell>
          <table:table-cell table:number-matrix-columns-spanned="1" table:number-matrix-rows-spanned="1" table:formula="of:=AVERAGE(ABS(INDIRECT([.A30]&amp;&quot;_stats&quot;&amp;&quot;.F2:F&quot;&amp;TEXT(8 - COUNTBLANK(INDIRECT([.A30]&amp;&quot;_stats&quot;&amp;&quot;.F2:F8&quot;));&quot;0&quot;)) - (1/(7 - COUNTBLANK(INDIRECT([.A30]&amp;&quot;_stats&quot;&amp;&quot;.F2:F8&quot;))))))" office:value-type="float" office:value="0.0161559230852006" calcext:value-type="float">
            <text:p>0.016155923085201</text:p>
          </table:table-cell>
          <table:table-cell table:number-matrix-columns-spanned="1" table:number-matrix-rows-spanned="1" table:formula="of:=AVERAGE(ABS(INDIRECT([.A30]&amp;&quot;_stats&quot;&amp;&quot;.G2:G&quot;&amp;TEXT(8 - COUNTBLANK(INDIRECT([.A30]&amp;&quot;_stats&quot;&amp;&quot;.G2:G8&quot;));&quot;0&quot;)) - (1/(7 - COUNTBLANK(INDIRECT([.A30]&amp;&quot;_stats&quot;&amp;&quot;.G2:G8&quot;))))))" office:value-type="float" office:value="0.0158916136659531" calcext:value-type="float">
            <text:p>0.0158916136659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Rotation_C2_write_heavy</text:p>
          </table:table-cell>
          <table:table-cell table:number-matrix-columns-spanned="1" table:number-matrix-rows-spanned="1" table:formula="of:=AVERAGE(ABS(INDIRECT([.A31]&amp;&quot;_stats&quot;&amp;&quot;.E2:E&quot;&amp;TEXT(8 - COUNTBLANK(INDIRECT([.A31]&amp;&quot;_stats&quot;&amp;&quot;.E2:E8&quot;));&quot;0&quot;)) - (1/(7 - COUNTBLANK(INDIRECT([.A31]&amp;&quot;_stats&quot;&amp;&quot;.E2:E8&quot;))))))" office:value-type="float" office:value="0.0192454713415023" calcext:value-type="float">
            <text:p>0.019245471341502</text:p>
          </table:table-cell>
          <table:table-cell table:number-matrix-columns-spanned="1" table:number-matrix-rows-spanned="1" table:formula="of:=AVERAGE(ABS(INDIRECT([.A31]&amp;&quot;_stats&quot;&amp;&quot;.F2:F&quot;&amp;TEXT(8 - COUNTBLANK(INDIRECT([.A31]&amp;&quot;_stats&quot;&amp;&quot;.F2:F8&quot;));&quot;0&quot;)) - (1/(7 - COUNTBLANK(INDIRECT([.A31]&amp;&quot;_stats&quot;&amp;&quot;.F2:F8&quot;))))))" office:value-type="float" office:value="0.0209030013230409" calcext:value-type="float">
            <text:p>0.020903001323041</text:p>
          </table:table-cell>
          <table:table-cell table:number-matrix-columns-spanned="1" table:number-matrix-rows-spanned="1" table:formula="of:=AVERAGE(ABS(INDIRECT([.A31]&amp;&quot;_stats&quot;&amp;&quot;.G2:G&quot;&amp;TEXT(8 - COUNTBLANK(INDIRECT([.A31]&amp;&quot;_stats&quot;&amp;&quot;.G2:G8&quot;));&quot;0&quot;)) - (1/(7 - COUNTBLANK(INDIRECT([.A31]&amp;&quot;_stats&quot;&amp;&quot;.G2:G8&quot;))))))" office:value-type="float" office:value="0.0183473540131955" calcext:value-type="float">
            <text:p>0.018347354013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Rotation_dynamic_read_heavy</text:p>
          </table:table-cell>
          <table:table-cell table:number-matrix-columns-spanned="1" table:number-matrix-rows-spanned="1" table:formula="of:=AVERAGE(ABS(INDIRECT([.A32]&amp;&quot;_stats&quot;&amp;&quot;.E2:E&quot;&amp;TEXT(8 - COUNTBLANK(INDIRECT([.A32]&amp;&quot;_stats&quot;&amp;&quot;.E2:E8&quot;));&quot;0&quot;)) - (1/(7 - COUNTBLANK(INDIRECT([.A32]&amp;&quot;_stats&quot;&amp;&quot;.E2:E8&quot;))))))" office:value-type="float" office:value="0.201283762262123" calcext:value-type="float">
            <text:p>0.201283762262123</text:p>
          </table:table-cell>
          <table:table-cell table:number-matrix-columns-spanned="1" table:number-matrix-rows-spanned="1" table:formula="of:=AVERAGE(ABS(INDIRECT([.A32]&amp;&quot;_stats&quot;&amp;&quot;.F2:F&quot;&amp;TEXT(8 - COUNTBLANK(INDIRECT([.A32]&amp;&quot;_stats&quot;&amp;&quot;.F2:F8&quot;));&quot;0&quot;)) - (1/(7 - COUNTBLANK(INDIRECT([.A32]&amp;&quot;_stats&quot;&amp;&quot;.F2:F8&quot;))))))" office:value-type="float" office:value="0.16320302289516" calcext:value-type="float">
            <text:p>0.16320302289516</text:p>
          </table:table-cell>
          <table:table-cell table:number-matrix-columns-spanned="1" table:number-matrix-rows-spanned="1" table:formula="of:=AVERAGE(ABS(INDIRECT([.A32]&amp;&quot;_stats&quot;&amp;&quot;.G2:G&quot;&amp;TEXT(8 - COUNTBLANK(INDIRECT([.A32]&amp;&quot;_stats&quot;&amp;&quot;.G2:G8&quot;));&quot;0&quot;)) - (1/(7 - COUNTBLANK(INDIRECT([.A32]&amp;&quot;_stats&quot;&amp;&quot;.G2:G8&quot;))))))" office:value-type="float" office:value="0.163203109005639" calcext:value-type="float">
            <text:p>0.163203109005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domSlicing_Rotation_dynamic_write_heavy</text:p>
          </table:table-cell>
          <table:table-cell table:number-columns-repeated="3" office:value-type="string" calcext:value-type="string">
            <text:p>UND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all_ConsistentHashing</text:p>
          </table:table-cell>
          <table:table-cell table:formula="of:=SUM([.B2:.B9])/8" office:value-type="float" office:value="0.00382164300870284" calcext:value-type="float">
            <text:p>0.003821643008703</text:p>
          </table:table-cell>
          <table:table-cell table:formula="of:=SUM([.C2:.C9])/8" office:value-type="float" office:value="0.0323862051306465" calcext:value-type="float">
            <text:p>0.032386205130647</text:p>
          </table:table-cell>
          <table:table-cell table:formula="of:=SUM([.D2:.D9])/8" office:value-type="float" office:value="0.0323844895149719" calcext:value-type="float">
            <text:p>0.0323844895149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all_RandomSlicing_Jumping</text:p>
          </table:table-cell>
          <table:table-cell table:formula="of:=SUM([.B10:.B17])/8" office:value-type="float" office:value="0.0303095841515981" calcext:value-type="float">
            <text:p>0.030309584151598</text:p>
          </table:table-cell>
          <table:table-cell table:formula="of:=SUM([.C10:.C17])/8" office:value-type="float" office:value="0.0365582873052477" calcext:value-type="float">
            <text:p>0.036558287305248</text:p>
          </table:table-cell>
          <table:table-cell table:formula="of:=SUM([.D10:.D17])/8" office:value-type="float" office:value="0.0365705879763595" calcext:value-type="float">
            <text:p>0.03657058797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all_RandomSlicing_Random</text:p>
          </table:table-cell>
          <table:table-cell table:formula="of:=SUM([.B18:.B25])/8" office:value-type="float" office:value="0.0228896165275522" calcext:value-type="float">
            <text:p>0.022889616527552</text:p>
          </table:table-cell>
          <table:table-cell table:formula="of:=SUM([.C18:.C25])/8" office:value-type="float" office:value="0.0270082324857918" calcext:value-type="float">
            <text:p>0.027008232485792</text:p>
          </table:table-cell>
          <table:table-cell table:formula="of:=SUM([.D18:.D25])/8" office:value-type="float" office:value="0.027078968645263" calcext:value-type="float">
            <text:p>0.027078968645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all_RandomSlicing_Rotation</text:p>
          </table:table-cell>
          <table:table-cell table:formula="of:=SUM([.B26:.B32])/7" office:value-type="float" office:value="0.0408642252674543" calcext:value-type="float">
            <text:p>0.040864225267454</text:p>
          </table:table-cell>
          <table:table-cell table:formula="of:=SUM([.C26:.C32])/7" office:value-type="float" office:value="0.035817410493376" calcext:value-type="float">
            <text:p>0.035817410493376</text:p>
          </table:table-cell>
          <table:table-cell table:formula="of:=SUM([.D26:.D32])/7" office:value-type="float" office:value="0.0354230271248909" calcext:value-type="float">
            <text:p>0.035423027124891</text:p>
          </table:table-cell>
          <table:table-cell table:number-columns-repeated="1020"/>
        </table:table-row>
      </table:table>
      <table:table table:name="ConsistentHashing_C0_read_heavy_stats" table:style-name="ta1">
        <table:table-source xlink:type="simple" xlink:href="../ConsistentHashing_C0_read_heavy/ConsistentHashing_C0_read_heavy_stats.csv" table:table-name="ConsistentHashing_C0_read_heavy_stats" table:filter-name="Text - txt - csv (StarCalc)" table:filter-options="9/59/44,34,76,1,,1033,false,false,true,false,false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103093" calcext:value-type="float">
            <text:p>103093</text:p>
          </table:table-cell>
          <table:table-cell office:value-type="float" office:value="859967" calcext:value-type="float">
            <text:p>859967</text:p>
          </table:table-cell>
          <table:table-cell office:value-type="float" office:value="951426" calcext:value-type="float">
            <text:p>951426</text:p>
          </table:table-cell>
          <table:table-cell office:value-type="float" office:value="0.343715513591187" calcext:value-type="float">
            <text:p>0.343715513591187</text:p>
          </table:table-cell>
          <table:table-cell office:value-type="float" office:value="0.343802934190795" calcext:value-type="float">
            <text:p>0.343802934190795</text:p>
          </table:table-cell>
          <table:table-cell office:value-type="float" office:value="0.343849103736302" calcext:value-type="float">
            <text:p>0.343849103736302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98379" calcext:value-type="float">
            <text:p>98379</text:p>
          </table:table-cell>
          <table:table-cell office:value-type="float" office:value="820221" calcext:value-type="float">
            <text:p>820221</text:p>
          </table:table-cell>
          <table:table-cell office:value-type="float" office:value="907435" calcext:value-type="float">
            <text:p>907435</text:p>
          </table:table-cell>
          <table:table-cell office:value-type="float" office:value="0.327998879764751" calcext:value-type="float">
            <text:p>0.327998879764751</text:p>
          </table:table-cell>
          <table:table-cell office:value-type="float" office:value="0.327913032110427" calcext:value-type="float">
            <text:p>0.327913032110427</text:p>
          </table:table-cell>
          <table:table-cell office:value-type="float" office:value="0.327950583071044" calcext:value-type="float">
            <text:p>0.327950583071044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98465" calcext:value-type="float">
            <text:p>98465</text:p>
          </table:table-cell>
          <table:table-cell office:value-type="float" office:value="821149" calcext:value-type="float">
            <text:p>821149</text:p>
          </table:table-cell>
          <table:table-cell office:value-type="float" office:value="908126" calcext:value-type="float">
            <text:p>908126</text:p>
          </table:table-cell>
          <table:table-cell office:value-type="float" office:value="0.328285606644062" calcext:value-type="float">
            <text:p>0.328285606644062</text:p>
          </table:table-cell>
          <table:table-cell office:value-type="float" office:value="0.328284033698778" calcext:value-type="float">
            <text:p>0.328284033698778</text:p>
          </table:table-cell>
          <table:table-cell office:value-type="float" office:value="0.328200313192653" calcext:value-type="float">
            <text:p>0.328200313192653</text:p>
          </table:table-cell>
        </table:table-row>
      </table:table>
      <table:table table:name="ConsistentHashing_C0_write_heavy_stats" table:style-name="ta1">
        <table:table-source xlink:type="simple" xlink:href="../ConsistentHashing_C0_write_heavy/ConsistentHashing_C0_write_heavy_stats.csv" table:table-name="ConsistentHashing_C0_write_heavy_stats" table:filter-name="Text - txt - csv (StarCalc)" table:filter-options="9/59/44,34,76,1,,1033,false,false,true,false,false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103103" calcext:value-type="float">
            <text:p>103103</text:p>
          </table:table-cell>
          <table:table-cell office:value-type="float" office:value="890468" calcext:value-type="float">
            <text:p>890468</text:p>
          </table:table-cell>
          <table:table-cell office:value-type="float" office:value="891069" calcext:value-type="float">
            <text:p>891069</text:p>
          </table:table-cell>
          <table:table-cell office:value-type="float" office:value="0.343711037770444" calcext:value-type="float">
            <text:p>0.343711037770444</text:p>
          </table:table-cell>
          <table:table-cell office:value-type="float" office:value="0.343677212011883" calcext:value-type="float">
            <text:p>0.343677212011883</text:p>
          </table:table-cell>
          <table:table-cell office:value-type="float" office:value="0.343680358047862" calcext:value-type="float">
            <text:p>0.343680358047862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98390" calcext:value-type="float">
            <text:p>98390</text:p>
          </table:table-cell>
          <table:table-cell office:value-type="float" office:value="849929" calcext:value-type="float">
            <text:p>849929</text:p>
          </table:table-cell>
          <table:table-cell office:value-type="float" office:value="850468" calcext:value-type="float">
            <text:p>850468</text:p>
          </table:table-cell>
          <table:table-cell office:value-type="float" office:value="0.327999466613328" calcext:value-type="float">
            <text:p>0.327999466613328</text:p>
          </table:table-cell>
          <table:table-cell office:value-type="float" office:value="0.328031135456914" calcext:value-type="float">
            <text:p>0.328031135456914</text:p>
          </table:table-cell>
          <table:table-cell office:value-type="float" office:value="0.328020778130817" calcext:value-type="float">
            <text:p>0.328020778130817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98477" calcext:value-type="float">
            <text:p>98477</text:p>
          </table:table-cell>
          <table:table-cell office:value-type="float" office:value="850604" calcext:value-type="float">
            <text:p>850604</text:p>
          </table:table-cell>
          <table:table-cell office:value-type="float" office:value="851189" calcext:value-type="float">
            <text:p>851189</text:p>
          </table:table-cell>
          <table:table-cell office:value-type="float" office:value="0.328289495616228" calcext:value-type="float">
            <text:p>0.328289495616228</text:p>
          </table:table-cell>
          <table:table-cell office:value-type="float" office:value="0.328291652531203" calcext:value-type="float">
            <text:p>0.328291652531203</text:p>
          </table:table-cell>
          <table:table-cell office:value-type="float" office:value="0.328298863821322" calcext:value-type="float">
            <text:p>0.328298863821322</text:p>
          </table:table-cell>
        </table:table-row>
      </table:table>
      <table:table table:name="ConsistentHashing_C1_read_heavy_stats" table:style-name="ta1">
        <table:table-source xlink:type="simple" xlink:href="../ConsistentHashing_C1_read_heavy/ConsistentHashing_C1_read_heavy_stats.csv" table:table-name="ConsistentHashing_C1_read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74924" calcext:value-type="float">
            <text:p>74924</text:p>
          </table:table-cell>
          <table:table-cell office:value-type="float" office:value="603572" calcext:value-type="float">
            <text:p>603572</text:p>
          </table:table-cell>
          <table:table-cell office:value-type="float" office:value="668253" calcext:value-type="float">
            <text:p>668253</text:p>
          </table:table-cell>
          <table:table-cell office:value-type="float" office:value="0.249743261446538" calcext:value-type="float">
            <text:p>0.249743261446538</text:p>
          </table:table-cell>
          <table:table-cell office:value-type="float" office:value="0.249724251277549" calcext:value-type="float">
            <text:p>0.249724251277549</text:p>
          </table:table-cell>
          <table:table-cell office:value-type="float" office:value="0.25003732101347" calcext:value-type="float">
            <text:p>0.25003732101347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75039" calcext:value-type="float">
            <text:p>75039</text:p>
          </table:table-cell>
          <table:table-cell office:value-type="float" office:value="604267" calcext:value-type="float">
            <text:p>604267</text:p>
          </table:table-cell>
          <table:table-cell office:value-type="float" office:value="667574" calcext:value-type="float">
            <text:p>667574</text:p>
          </table:table-cell>
          <table:table-cell office:value-type="float" office:value="0.249816615318956" calcext:value-type="float">
            <text:p>0.249816615318956</text:p>
          </table:table-cell>
          <table:table-cell office:value-type="float" office:value="0.249807441511264" calcext:value-type="float">
            <text:p>0.249807441511264</text:p>
          </table:table-cell>
          <table:table-cell office:value-type="float" office:value="0.250023851775526" calcext:value-type="float">
            <text:p>0.250023851775526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75051" calcext:value-type="float">
            <text:p>75051</text:p>
          </table:table-cell>
          <table:table-cell office:value-type="float" office:value="604939" calcext:value-type="float">
            <text:p>604939</text:p>
          </table:table-cell>
          <table:table-cell office:value-type="float" office:value="668641" calcext:value-type="float">
            <text:p>668641</text:p>
          </table:table-cell>
          <table:table-cell office:value-type="float" office:value="0.250200056015684" calcext:value-type="float">
            <text:p>0.250200056015684</text:p>
          </table:table-cell>
          <table:table-cell office:value-type="float" office:value="0.250095089334308" calcext:value-type="float">
            <text:p>0.250095089334308</text:p>
          </table:table-cell>
          <table:table-cell office:value-type="float" office:value="0.249769806982079" calcext:value-type="float">
            <text:p>0.249769806982079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74902" calcext:value-type="float">
            <text:p>74902</text:p>
          </table:table-cell>
          <table:table-cell office:value-type="float" office:value="603371" calcext:value-type="float">
            <text:p>603371</text:p>
          </table:table-cell>
          <table:table-cell office:value-type="float" office:value="668289" calcext:value-type="float">
            <text:p>668289</text:p>
          </table:table-cell>
          <table:table-cell office:value-type="float" office:value="0.249743261446538" calcext:value-type="float">
            <text:p>0.249743261446538</text:p>
          </table:table-cell>
          <table:table-cell office:value-type="float" office:value="0.249724251277549" calcext:value-type="float">
            <text:p>0.249724251277549</text:p>
          </table:table-cell>
          <table:table-cell office:value-type="float" office:value="0.25003732101347" calcext:value-type="float">
            <text:p>0.25003732101347</text:p>
          </table:table-cell>
        </table:table-row>
      </table:table>
      <table:table table:name="ConsistentHashing_C1_write_heavy_stats" table:style-name="ta1">
        <table:table-source xlink:type="simple" xlink:href="../ConsistentHashing_C1_write_heavy/ConsistentHashing_C1_write_heavy_stats.csv" table:table-name="ConsistentHashing_C1_write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74935" calcext:value-type="float">
            <text:p>74935</text:p>
          </table:table-cell>
          <table:table-cell office:value-type="float" office:value="628817" calcext:value-type="float">
            <text:p>628817</text:p>
          </table:table-cell>
          <table:table-cell office:value-type="float" office:value="629194" calcext:value-type="float">
            <text:p>629194</text:p>
          </table:table-cell>
          <table:table-cell office:value-type="float" office:value="0.249815809388554" calcext:value-type="float">
            <text:p>0.249815809388554</text:p>
          </table:table-cell>
          <table:table-cell office:value-type="float" office:value="0.249844050352069" calcext:value-type="float">
            <text:p>0.249844050352069</text:p>
          </table:table-cell>
          <table:table-cell office:value-type="float" office:value="0.249771444246092" calcext:value-type="float">
            <text:p>0.249771444246092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75047" calcext:value-type="float">
            <text:p>75047</text:p>
          </table:table-cell>
          <table:table-cell office:value-type="float" office:value="628879" calcext:value-type="float">
            <text:p>628879</text:p>
          </table:table-cell>
          <table:table-cell office:value-type="float" office:value="629263" calcext:value-type="float">
            <text:p>629263</text:p>
          </table:table-cell>
          <table:table-cell office:value-type="float" office:value="0.250189191261531" calcext:value-type="float">
            <text:p>0.250189191261531</text:p>
          </table:table-cell>
          <table:table-cell office:value-type="float" office:value="0.249868684436583" calcext:value-type="float">
            <text:p>0.249868684436583</text:p>
          </table:table-cell>
          <table:table-cell office:value-type="float" office:value="0.249798835209217" calcext:value-type="float">
            <text:p>0.249798835209217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75066" calcext:value-type="float">
            <text:p>75066</text:p>
          </table:table-cell>
          <table:table-cell office:value-type="float" office:value="630243" calcext:value-type="float">
            <text:p>630243</text:p>
          </table:table-cell>
          <table:table-cell office:value-type="float" office:value="630756" calcext:value-type="float">
            <text:p>630756</text:p>
          </table:table-cell>
          <table:table-cell office:value-type="float" office:value="0.250252532829268" calcext:value-type="float">
            <text:p>0.250252532829268</text:p>
          </table:table-cell>
          <table:table-cell office:value-type="float" office:value="0.25041063429589" calcext:value-type="float">
            <text:p>0.25041063429589</text:p>
          </table:table-cell>
          <table:table-cell office:value-type="float" office:value="0.250391512135983" calcext:value-type="float">
            <text:p>0.250391512135983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74913" calcext:value-type="float">
            <text:p>74913</text:p>
          </table:table-cell>
          <table:table-cell office:value-type="float" office:value="628899" calcext:value-type="float">
            <text:p>628899</text:p>
          </table:table-cell>
          <table:table-cell office:value-type="float" office:value="629866" calcext:value-type="float">
            <text:p>629866</text:p>
          </table:table-cell>
          <table:table-cell office:value-type="float" office:value="0.249742466520648" calcext:value-type="float">
            <text:p>0.249742466520648</text:p>
          </table:table-cell>
          <table:table-cell office:value-type="float" office:value="0.249876630915458" calcext:value-type="float">
            <text:p>0.249876630915458</text:p>
          </table:table-cell>
          <table:table-cell office:value-type="float" office:value="0.250038208408708" calcext:value-type="float">
            <text:p>0.250038208408708</text:p>
          </table:table-cell>
        </table:table-row>
      </table:table>
      <table:table table:name="ConsistentHashing_C2_read_heavy_stats" table:style-name="ta1">
        <table:table-source xlink:type="simple" xlink:href="../ConsistentHashing_C2_read_heavy/ConsistentHashing_C2_read_heavy_stats.csv" table:table-name="ConsistentHashing_C2_read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41806" calcext:value-type="float">
            <text:p>41806</text:p>
          </table:table-cell>
          <table:table-cell office:value-type="float" office:value="201465" calcext:value-type="float">
            <text:p>201465</text:p>
          </table:table-cell>
          <table:table-cell office:value-type="float" office:value="224062" calcext:value-type="float">
            <text:p>224062</text:p>
          </table:table-cell>
          <table:table-cell office:value-type="float" office:value="0.140502644969181" calcext:value-type="float">
            <text:p>0.140502644969181</text:p>
          </table:table-cell>
          <table:table-cell office:value-type="float" office:value="0.140264508933234" calcext:value-type="float">
            <text:p>0.140264508933234</text:p>
          </table:table-cell>
          <table:table-cell office:value-type="float" office:value="0.14077579929418" calcext:value-type="float">
            <text:p>0.14077579929418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41733" calcext:value-type="float">
            <text:p>41733</text:p>
          </table:table-cell>
          <table:table-cell office:value-type="float" office:value="201505" calcext:value-type="float">
            <text:p>201505</text:p>
          </table:table-cell>
          <table:table-cell office:value-type="float" office:value="223726" calcext:value-type="float">
            <text:p>223726</text:p>
          </table:table-cell>
          <table:table-cell office:value-type="float" office:value="0.140257304752879" calcext:value-type="float">
            <text:p>0.140257304752879</text:p>
          </table:table-cell>
          <table:table-cell office:value-type="float" office:value="0.140292357841765" calcext:value-type="float">
            <text:p>0.140292357841765</text:p>
          </table:table-cell>
          <table:table-cell office:value-type="float" office:value="0.140564694026161" calcext:value-type="float">
            <text:p>0.140564694026161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41947" calcext:value-type="float">
            <text:p>41947</text:p>
          </table:table-cell>
          <table:table-cell office:value-type="float" office:value="202294" calcext:value-type="float">
            <text:p>202294</text:p>
          </table:table-cell>
          <table:table-cell office:value-type="float" office:value="223361" calcext:value-type="float">
            <text:p>223361</text:p>
          </table:table-cell>
          <table:table-cell office:value-type="float" office:value="0.140976521277382" calcext:value-type="float">
            <text:p>0.140976521277382</text:p>
          </table:table-cell>
          <table:table-cell office:value-type="float" office:value="0.140841677562552" calcext:value-type="float">
            <text:p>0.140841677562552</text:p>
          </table:table-cell>
          <table:table-cell office:value-type="float" office:value="0.140335368362985" calcext:value-type="float">
            <text:p>0.140335368362985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46540" calcext:value-type="float">
            <text:p>46540</text:p>
          </table:table-cell>
          <table:table-cell office:value-type="float" office:value="224657" calcext:value-type="float">
            <text:p>224657</text:p>
          </table:table-cell>
          <table:table-cell office:value-type="float" office:value="249346" calcext:value-type="float">
            <text:p>249346</text:p>
          </table:table-cell>
          <table:table-cell office:value-type="float" office:value="0.156412789955167" calcext:value-type="float">
            <text:p>0.156412789955167</text:p>
          </table:table-cell>
          <table:table-cell office:value-type="float" office:value="0.156411306099886" calcext:value-type="float">
            <text:p>0.156411306099886</text:p>
          </table:table-cell>
          <table:table-cell office:value-type="float" office:value="0.1566614707126" calcext:value-type="float">
            <text:p>0.1566614707126</text:p>
          </table:table-cell>
        </table:table-row>
        <table:table-row table:style-name="ro1">
          <table:table-cell office:value-type="string" calcext:value-type="string">
            <text:p>n_4</text:p>
          </table:table-cell>
          <table:table-cell office:value-type="float" office:value="41848" calcext:value-type="float">
            <text:p>41848</text:p>
          </table:table-cell>
          <table:table-cell office:value-type="float" office:value="202290" calcext:value-type="float">
            <text:p>202290</text:p>
          </table:table-cell>
          <table:table-cell office:value-type="float" office:value="223914" calcext:value-type="float">
            <text:p>223914</text:p>
          </table:table-cell>
          <table:table-cell office:value-type="float" office:value="0.140643799614177" calcext:value-type="float">
            <text:p>0.140643799614177</text:p>
          </table:table-cell>
          <table:table-cell office:value-type="float" office:value="0.140838892671699" calcext:value-type="float">
            <text:p>0.140838892671699</text:p>
          </table:table-cell>
          <table:table-cell office:value-type="float" office:value="0.140682812449933" calcext:value-type="float">
            <text:p>0.140682812449933</text:p>
          </table:table-cell>
        </table:table-row>
        <table:table-row table:style-name="ro1">
          <table:table-cell office:value-type="string" calcext:value-type="string">
            <text:p>n_5</text:p>
          </table:table-cell>
          <table:table-cell office:value-type="float" office:value="41771" calcext:value-type="float">
            <text:p>41771</text:p>
          </table:table-cell>
          <table:table-cell office:value-type="float" office:value="201781" calcext:value-type="float">
            <text:p>201781</text:p>
          </table:table-cell>
          <table:table-cell office:value-type="float" office:value="223160" calcext:value-type="float">
            <text:p>223160</text:p>
          </table:table-cell>
          <table:table-cell office:value-type="float" office:value="0.140385016098351" calcext:value-type="float">
            <text:p>0.140385016098351</text:p>
          </table:table-cell>
          <table:table-cell office:value-type="float" office:value="0.140484515310634" calcext:value-type="float">
            <text:p>0.140484515310634</text:p>
          </table:table-cell>
          <table:table-cell office:value-type="float" office:value="0.140209082175867" calcext:value-type="float">
            <text:p>0.140209082175867</text:p>
          </table:table-cell>
        </table:table-row>
        <table:table-row table:style-name="ro1">
          <table:table-cell office:value-type="string" calcext:value-type="string">
            <text:p>n_6</text:p>
          </table:table-cell>
          <table:table-cell office:value-type="float" office:value="41901" calcext:value-type="float">
            <text:p>41901</text:p>
          </table:table-cell>
          <table:table-cell office:value-type="float" office:value="202330" calcext:value-type="float">
            <text:p>202330</text:p>
          </table:table-cell>
          <table:table-cell office:value-type="float" office:value="224054" calcext:value-type="float">
            <text:p>224054</text:p>
          </table:table-cell>
          <table:table-cell office:value-type="float" office:value="0.140821923332863" calcext:value-type="float">
            <text:p>0.140821923332863</text:p>
          </table:table-cell>
          <table:table-cell office:value-type="float" office:value="0.140866741580231" calcext:value-type="float">
            <text:p>0.140866741580231</text:p>
          </table:table-cell>
          <table:table-cell office:value-type="float" office:value="0.140770772978274" calcext:value-type="float">
            <text:p>0.140770772978274</text:p>
          </table:table-cell>
        </table:table-row>
      </table:table>
      <table:table table:name="ConsistentHashing_C2_write_heavy_stats" table:style-name="ta1">
        <table:table-source xlink:type="simple" xlink:href="../ConsistentHashing_C2_write_heavy/ConsistentHashing_C2_write_heavy_stats.csv" table:table-name="ConsistentHashing_C2_write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41942" calcext:value-type="float">
            <text:p>41942</text:p>
          </table:table-cell>
          <table:table-cell office:value-type="float" office:value="217090" calcext:value-type="float">
            <text:p>217090</text:p>
          </table:table-cell>
          <table:table-cell office:value-type="float" office:value="217913" calcext:value-type="float">
            <text:p>217913</text:p>
          </table:table-cell>
          <table:table-cell office:value-type="float" office:value="0.140608133024909" calcext:value-type="float">
            <text:p>0.140608133024909</text:p>
          </table:table-cell>
          <table:table-cell office:value-type="float" office:value="0.14045514480292" calcext:value-type="float">
            <text:p>0.14045514480292</text:p>
          </table:table-cell>
          <table:table-cell office:value-type="float" office:value="0.140657818468645" calcext:value-type="float">
            <text:p>0.140657818468645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41849" calcext:value-type="float">
            <text:p>41849</text:p>
          </table:table-cell>
          <table:table-cell office:value-type="float" office:value="216852" calcext:value-type="float">
            <text:p>216852</text:p>
          </table:table-cell>
          <table:table-cell office:value-type="float" office:value="217435" calcext:value-type="float">
            <text:p>217435</text:p>
          </table:table-cell>
          <table:table-cell office:value-type="float" office:value="0.14074558315733" calcext:value-type="float">
            <text:p>0.14074558315733</text:p>
          </table:table-cell>
          <table:table-cell office:value-type="float" office:value="0.140926153810321" calcext:value-type="float">
            <text:p>0.140926153810321</text:p>
          </table:table-cell>
          <table:table-cell office:value-type="float" office:value="0.140676537300176" calcext:value-type="float">
            <text:p>0.140676537300176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42026" calcext:value-type="float">
            <text:p>42026</text:p>
          </table:table-cell>
          <table:table-cell office:value-type="float" office:value="217789" calcext:value-type="float">
            <text:p>217789</text:p>
          </table:table-cell>
          <table:table-cell office:value-type="float" office:value="218256" calcext:value-type="float">
            <text:p>218256</text:p>
          </table:table-cell>
          <table:table-cell office:value-type="float" office:value="0.14088973817426" calcext:value-type="float">
            <text:p>0.14088973817426</text:p>
          </table:table-cell>
          <table:table-cell office:value-type="float" office:value="0.140907391088872" calcext:value-type="float">
            <text:p>0.140907391088872</text:p>
          </table:table-cell>
          <table:table-cell office:value-type="float" office:value="0.140879217062279" calcext:value-type="float">
            <text:p>0.140879217062279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46662" calcext:value-type="float">
            <text:p>46662</text:p>
          </table:table-cell>
          <table:table-cell office:value-type="float" office:value="241915" calcext:value-type="float">
            <text:p>241915</text:p>
          </table:table-cell>
          <table:table-cell office:value-type="float" office:value="243014" calcext:value-type="float">
            <text:p>243014</text:p>
          </table:table-cell>
          <table:table-cell office:value-type="float" office:value="0.156431660464648" calcext:value-type="float">
            <text:p>0.156431660464648</text:p>
          </table:table-cell>
          <table:table-cell office:value-type="float" office:value="0.156516681353349" calcext:value-type="float">
            <text:p>0.156516681353349</text:p>
          </table:table-cell>
          <table:table-cell office:value-type="float" office:value="0.156859935374848" calcext:value-type="float">
            <text:p>0.156859935374848</text:p>
          </table:table-cell>
        </table:table-row>
        <table:table-row table:style-name="ro1">
          <table:table-cell office:value-type="string" calcext:value-type="string">
            <text:p>n_4</text:p>
          </table:table-cell>
          <table:table-cell office:value-type="float" office:value="41983" calcext:value-type="float">
            <text:p>41983</text:p>
          </table:table-cell>
          <table:table-cell office:value-type="float" office:value="217818" calcext:value-type="float">
            <text:p>217818</text:p>
          </table:table-cell>
          <table:table-cell office:value-type="float" office:value="217942" calcext:value-type="float">
            <text:p>217942</text:p>
          </table:table-cell>
          <table:table-cell office:value-type="float" office:value="0.14074558315733" calcext:value-type="float">
            <text:p>0.14074558315733</text:p>
          </table:table-cell>
          <table:table-cell office:value-type="float" office:value="0.140926153810321" calcext:value-type="float">
            <text:p>0.140926153810321</text:p>
          </table:table-cell>
          <table:table-cell office:value-type="float" office:value="0.140676537300176" calcext:value-type="float">
            <text:p>0.140676537300176</text:p>
          </table:table-cell>
        </table:table-row>
        <table:table-row table:style-name="ro1">
          <table:table-cell office:value-type="string" calcext:value-type="string">
            <text:p>n_5</text:p>
          </table:table-cell>
          <table:table-cell office:value-type="float" office:value="41844" calcext:value-type="float">
            <text:p>41844</text:p>
          </table:table-cell>
          <table:table-cell office:value-type="float" office:value="216698" calcext:value-type="float">
            <text:p>216698</text:p>
          </table:table-cell>
          <table:table-cell office:value-type="float" office:value="216531" calcext:value-type="float">
            <text:p>216531</text:p>
          </table:table-cell>
          <table:table-cell office:value-type="float" office:value="0.140279593683999" calcext:value-type="float">
            <text:p>0.140279593683999</text:p>
          </table:table-cell>
          <table:table-cell office:value-type="float" office:value="0.140201524568166" calcext:value-type="float">
            <text:p>0.140201524568166</text:p>
          </table:table-cell>
          <table:table-cell office:value-type="float" office:value="0.139765769324612" calcext:value-type="float">
            <text:p>0.139765769324612</text:p>
          </table:table-cell>
        </table:table-row>
        <table:table-row table:style-name="ro1">
          <table:table-cell office:value-type="string" calcext:value-type="string">
            <text:p>n_6</text:p>
          </table:table-cell>
          <table:table-cell office:value-type="float" office:value="41984" calcext:value-type="float">
            <text:p>41984</text:p>
          </table:table-cell>
          <table:table-cell office:value-type="float" office:value="217456" calcext:value-type="float">
            <text:p>217456</text:p>
          </table:table-cell>
          <table:table-cell office:value-type="float" office:value="218151" calcext:value-type="float">
            <text:p>218151</text:p>
          </table:table-cell>
          <table:table-cell office:value-type="float" office:value="0.140748935599584" calcext:value-type="float">
            <text:p>0.140748935599584</text:p>
          </table:table-cell>
          <table:table-cell office:value-type="float" office:value="0.14069194328741" calcext:value-type="float">
            <text:p>0.14069194328741</text:p>
          </table:table-cell>
          <table:table-cell office:value-type="float" office:value="0.140811441982595" calcext:value-type="float">
            <text:p>0.140811441982595</text:p>
          </table:table-cell>
        </table:table-row>
      </table:table>
      <table:table table:name="ConsistentHashing_dynamic_read_heavy_stats" table:style-name="ta1">
        <table:table-source xlink:type="simple" xlink:href="../ConsistentHashing_dynamic_read_heavy/ConsistentHashing_dynamic_read_heavy_stats.csv" table:table-name="ConsistentHashing_dynamic_read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42106" calcext:value-type="float">
            <text:p>42106</text:p>
          </table:table-cell>
          <table:table-cell office:value-type="float" office:value="690488" calcext:value-type="float">
            <text:p>690488</text:p>
          </table:table-cell>
          <table:table-cell office:value-type="float" office:value="765645" calcext:value-type="float">
            <text:p>765645</text:p>
          </table:table-cell>
          <table:table-cell office:value-type="float" office:value="0.142841150029684" calcext:value-type="float">
            <text:p>0.142841150029684</text:p>
          </table:table-cell>
          <table:table-cell office:value-type="float" office:value="0.299403524047225" calcext:value-type="float">
            <text:p>0.299403524047225</text:p>
          </table:table-cell>
          <table:table-cell office:value-type="float" office:value="0.29955421628296" calcext:value-type="float">
            <text:p>0.29955421628296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41846" calcext:value-type="float">
            <text:p>41846</text:p>
          </table:table-cell>
          <table:table-cell office:value-type="float" office:value="664416" calcext:value-type="float">
            <text:p>664416</text:p>
          </table:table-cell>
          <table:table-cell office:value-type="float" office:value="735951" calcext:value-type="float">
            <text:p>735951</text:p>
          </table:table-cell>
          <table:table-cell office:value-type="float" office:value="0.141959121363752" calcext:value-type="float">
            <text:p>0.141959121363752</text:p>
          </table:table-cell>
          <table:table-cell office:value-type="float" office:value="0.288098405523863" calcext:value-type="float">
            <text:p>0.288098405523863</text:p>
          </table:table-cell>
          <table:table-cell office:value-type="float" office:value="0.287936609038995" calcext:value-type="float">
            <text:p>0.287936609038995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37573" calcext:value-type="float">
            <text:p>37573</text:p>
          </table:table-cell>
          <table:table-cell office:value-type="float" office:value="669967" calcext:value-type="float">
            <text:p>669967</text:p>
          </table:table-cell>
          <table:table-cell office:value-type="float" office:value="741840" calcext:value-type="float">
            <text:p>741840</text:p>
          </table:table-cell>
          <table:table-cell office:value-type="float" office:value="0.12746331948096" calcext:value-type="float">
            <text:p>0.12746331948096</text:p>
          </table:table-cell>
          <table:table-cell office:value-type="float" office:value="0.290505382852921" calcext:value-type="float">
            <text:p>0.290505382852921</text:p>
          </table:table-cell>
          <table:table-cell office:value-type="float" office:value="0.290240646523325" calcext:value-type="float">
            <text:p>0.290240646523325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46868" calcext:value-type="float">
            <text:p>46868</text:p>
          </table:table-cell>
          <table:table-cell office:value-type="float" office:value="149656" calcext:value-type="float">
            <text:p>149656</text:p>
          </table:table-cell>
          <table:table-cell office:value-type="float" office:value="166229" calcext:value-type="float">
            <text:p>166229</text:p>
          </table:table-cell>
          <table:table-cell office:value-type="float" office:value="0.158995844288016" calcext:value-type="float">
            <text:p>0.158995844288016</text:p>
          </table:table-cell>
          <table:table-cell office:value-type="float" office:value="0.064892559747326" calcext:value-type="float">
            <text:p>0.064892559747326</text:p>
          </table:table-cell>
          <table:table-cell office:value-type="float" office:value="0.065036143145322" calcext:value-type="float">
            <text:p>0.065036143145322</text:p>
          </table:table-cell>
        </table:table-row>
        <table:table-row table:style-name="ro1">
          <table:table-cell office:value-type="string" calcext:value-type="string">
            <text:p>n_4</text:p>
          </table:table-cell>
          <table:table-cell office:value-type="float" office:value="42163" calcext:value-type="float">
            <text:p>42163</text:p>
          </table:table-cell>
          <table:table-cell office:value-type="float" office:value="44453" calcext:value-type="float">
            <text:p>44453</text:p>
          </table:table-cell>
          <table:table-cell office:value-type="float" office:value="49749" calcext:value-type="float">
            <text:p>49749</text:p>
          </table:table-cell>
          <table:table-cell office:value-type="float" office:value="0.143034517852599" calcext:value-type="float">
            <text:p>0.143034517852599</text:p>
          </table:table-cell>
          <table:table-cell office:value-type="float" office:value="0.019275331149088" calcext:value-type="float">
            <text:p>0.019275331149088</text:p>
          </table:table-cell>
          <table:table-cell office:value-type="float" office:value="0.019464011004919" calcext:value-type="float">
            <text:p>0.019464011004919</text:p>
          </table:table-cell>
        </table:table-row>
        <table:table-row table:style-name="ro1">
          <table:table-cell office:value-type="string" calcext:value-type="string">
            <text:p>n_5</text:p>
          </table:table-cell>
          <table:table-cell office:value-type="float" office:value="42039" calcext:value-type="float">
            <text:p>42039</text:p>
          </table:table-cell>
          <table:table-cell office:value-type="float" office:value="43642" calcext:value-type="float">
            <text:p>43642</text:p>
          </table:table-cell>
          <table:table-cell office:value-type="float" office:value="48168" calcext:value-type="float">
            <text:p>48168</text:p>
          </table:table-cell>
          <table:table-cell office:value-type="float" office:value="0.142613858027309" calcext:value-type="float">
            <text:p>0.142613858027309</text:p>
          </table:table-cell>
          <table:table-cell office:value-type="float" office:value="0.018923672238285" calcext:value-type="float">
            <text:p>0.018923672238285</text:p>
          </table:table-cell>
          <table:table-cell office:value-type="float" office:value="0.018845453819874" calcext:value-type="float">
            <text:p>0.018845453819874</text:p>
          </table:table-cell>
        </table:table-row>
        <table:table-row table:style-name="ro1">
          <table:table-cell office:value-type="string" calcext:value-type="string">
            <text:p>n_6</text:p>
          </table:table-cell>
          <table:table-cell office:value-type="float" office:value="42180" calcext:value-type="float">
            <text:p>42180</text:p>
          </table:table-cell>
          <table:table-cell office:value-type="float" office:value="43590" calcext:value-type="float">
            <text:p>43590</text:p>
          </table:table-cell>
          <table:table-cell office:value-type="float" office:value="48366" calcext:value-type="float">
            <text:p>48366</text:p>
          </table:table-cell>
          <table:table-cell office:value-type="float" office:value="0.14309218895768" calcext:value-type="float">
            <text:p>0.14309218895768</text:p>
          </table:table-cell>
          <table:table-cell office:value-type="float" office:value="0.018901124441292" calcext:value-type="float">
            <text:p>0.018901124441292</text:p>
          </table:table-cell>
          <table:table-cell office:value-type="float" office:value="0.018922920184605" calcext:value-type="float">
            <text:p>0.018922920184605</text:p>
          </table:table-cell>
        </table:table-row>
      </table:table>
      <table:table table:name="ConsistentHashing_dynamic_write_heavy_stats" table:style-name="ta1">
        <table:table-source xlink:type="simple" xlink:href="../ConsistentHashing_dynamic_write_heavy/ConsistentHashing_dynamic_write_heavy_stats.csv" table:table-name="ConsistentHashing_dynamic_write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41892" calcext:value-type="float">
            <text:p>41892</text:p>
          </table:table-cell>
          <table:table-cell office:value-type="float" office:value="973293" calcext:value-type="float">
            <text:p>973293</text:p>
          </table:table-cell>
          <table:table-cell office:value-type="float" office:value="976226" calcext:value-type="float">
            <text:p>976226</text:p>
          </table:table-cell>
          <table:table-cell office:value-type="float" office:value="0.140622010372434" calcext:value-type="float">
            <text:p>0.140622010372434</text:p>
          </table:table-cell>
          <table:table-cell office:value-type="float" office:value="0.274271806357583" calcext:value-type="float">
            <text:p>0.274271806357583</text:p>
          </table:table-cell>
          <table:table-cell office:value-type="float" office:value="0.274316180739257" calcext:value-type="float">
            <text:p>0.274316180739257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41799" calcext:value-type="float">
            <text:p>41799</text:p>
          </table:table-cell>
          <table:table-cell office:value-type="float" office:value="950963" calcext:value-type="float">
            <text:p>950963</text:p>
          </table:table-cell>
          <table:table-cell office:value-type="float" office:value="953079" calcext:value-type="float">
            <text:p>953079</text:p>
          </table:table-cell>
          <table:table-cell office:value-type="float" office:value="0.140309830315033" calcext:value-type="float">
            <text:p>0.140309830315033</text:p>
          </table:table-cell>
          <table:table-cell office:value-type="float" office:value="0.267979261937799" calcext:value-type="float">
            <text:p>0.267979261937799</text:p>
          </table:table-cell>
          <table:table-cell office:value-type="float" office:value="0.267811952583511" calcext:value-type="float">
            <text:p>0.267811952583511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41971" calcext:value-type="float">
            <text:p>41971</text:p>
          </table:table-cell>
          <table:table-cell office:value-type="float" office:value="946705" calcext:value-type="float">
            <text:p>946705</text:p>
          </table:table-cell>
          <table:table-cell office:value-type="float" office:value="949072" calcext:value-type="float">
            <text:p>949072</text:p>
          </table:table-cell>
          <table:table-cell office:value-type="float" office:value="0.140887195582484" calcext:value-type="float">
            <text:p>0.140887195582484</text:p>
          </table:table-cell>
          <table:table-cell office:value-type="float" office:value="0.266779366992012" calcext:value-type="float">
            <text:p>0.266779366992012</text:p>
          </table:table-cell>
          <table:table-cell office:value-type="float" office:value="0.266685999232317" calcext:value-type="float">
            <text:p>0.266685999232317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46595" calcext:value-type="float">
            <text:p>46595</text:p>
          </table:table-cell>
          <table:table-cell office:value-type="float" office:value="453983" calcext:value-type="float">
            <text:p>453983</text:p>
          </table:table-cell>
          <table:table-cell office:value-type="float" office:value="456508" calcext:value-type="float">
            <text:p>456508</text:p>
          </table:table-cell>
          <table:table-cell office:value-type="float" office:value="0.156408922307447" calcext:value-type="float">
            <text:p>0.156408922307447</text:p>
          </table:table-cell>
          <table:table-cell office:value-type="float" office:value="0.127931401402902" calcext:value-type="float">
            <text:p>0.127931401402902</text:p>
          </table:table-cell>
          <table:table-cell office:value-type="float" office:value="0.128277193023866" calcext:value-type="float">
            <text:p>0.128277193023866</text:p>
          </table:table-cell>
        </table:table-row>
        <table:table-row table:style-name="ro1">
          <table:table-cell office:value-type="string" calcext:value-type="string">
            <text:p>n_4</text:p>
          </table:table-cell>
          <table:table-cell office:value-type="float" office:value="41928" calcext:value-type="float">
            <text:p>41928</text:p>
          </table:table-cell>
          <table:table-cell office:value-type="float" office:value="75001" calcext:value-type="float">
            <text:p>75001</text:p>
          </table:table-cell>
          <table:table-cell office:value-type="float" office:value="75194" calcext:value-type="float">
            <text:p>75194</text:p>
          </table:table-cell>
          <table:table-cell office:value-type="float" office:value="0.140742854265622" calcext:value-type="float">
            <text:p>0.140742854265622</text:p>
          </table:table-cell>
          <table:table-cell office:value-type="float" office:value="0.0211351152722" calcext:value-type="float">
            <text:p>0.0211351152722</text:p>
          </table:table-cell>
          <table:table-cell office:value-type="float" office:value="0.021129257871136" calcext:value-type="float">
            <text:p>0.021129257871136</text:p>
          </table:table-cell>
        </table:table-row>
        <table:table-row table:style-name="ro1">
          <table:table-cell office:value-type="string" calcext:value-type="string">
            <text:p>n_5</text:p>
          </table:table-cell>
          <table:table-cell office:value-type="float" office:value="41796" calcext:value-type="float">
            <text:p>41796</text:p>
          </table:table-cell>
          <table:table-cell office:value-type="float" office:value="74463" calcext:value-type="float">
            <text:p>74463</text:p>
          </table:table-cell>
          <table:table-cell office:value-type="float" office:value="74214" calcext:value-type="float">
            <text:p>74214</text:p>
          </table:table-cell>
          <table:table-cell office:value-type="float" office:value="0.140299759990601" calcext:value-type="float">
            <text:p>0.140299759990601</text:p>
          </table:table-cell>
          <table:table-cell office:value-type="float" office:value="0.020983508066743" calcext:value-type="float">
            <text:p>0.020983508066743</text:p>
          </table:table-cell>
          <table:table-cell office:value-type="float" office:value="0.020853881209252" calcext:value-type="float">
            <text:p>0.020853881209252</text:p>
          </table:table-cell>
        </table:table-row>
        <table:table-row table:style-name="ro1">
          <table:table-cell office:value-type="string" calcext:value-type="string">
            <text:p>n_6</text:p>
          </table:table-cell>
          <table:table-cell office:value-type="float" office:value="41924" calcext:value-type="float">
            <text:p>41924</text:p>
          </table:table-cell>
          <table:table-cell office:value-type="float" office:value="74236" calcext:value-type="float">
            <text:p>74236</text:p>
          </table:table-cell>
          <table:table-cell office:value-type="float" office:value="74469" calcext:value-type="float">
            <text:p>74469</text:p>
          </table:table-cell>
          <table:table-cell office:value-type="float" office:value="0.140729427166379" calcext:value-type="float">
            <text:p>0.140729427166379</text:p>
          </table:table-cell>
          <table:table-cell office:value-type="float" office:value="0.020919539970761" calcext:value-type="float">
            <text:p>0.020919539970761</text:p>
          </table:table-cell>
          <table:table-cell office:value-type="float" office:value="0.020925535340661" calcext:value-type="float">
            <text:p>0.020925535340661</text:p>
          </table:table-cell>
        </table:table-row>
      </table:table>
      <table:table table:name="RandomSlicing_Jumping_C0_read_heavy_stats" table:style-name="ta1">
        <table:table-source xlink:type="simple" xlink:href="../RandomSlicing_Jumping_C0_read_heavy/RandomSlicing_Jumping_C0_read_heavy_stats.csv" table:table-name="RandomSlicing_Jumping_C0_read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99976" calcext:value-type="float">
            <text:p>99976</text:p>
          </table:table-cell>
          <table:table-cell office:value-type="float" office:value="819294" calcext:value-type="float">
            <text:p>819294</text:p>
          </table:table-cell>
          <table:table-cell office:value-type="float" office:value="906303" calcext:value-type="float">
            <text:p>906303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99976" calcext:value-type="float">
            <text:p>99976</text:p>
          </table:table-cell>
          <table:table-cell office:value-type="float" office:value="819294" calcext:value-type="float">
            <text:p>819294</text:p>
          </table:table-cell>
          <table:table-cell office:value-type="float" office:value="906303" calcext:value-type="float">
            <text:p>906303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99976" calcext:value-type="float">
            <text:p>99976</text:p>
          </table:table-cell>
          <table:table-cell office:value-type="float" office:value="819294" calcext:value-type="float">
            <text:p>819294</text:p>
          </table:table-cell>
          <table:table-cell office:value-type="float" office:value="906303" calcext:value-type="float">
            <text:p>906303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</table:table>
      <table:table table:name="RandomSlicing_Jumping_C0_write_heavy_stats" table:style-name="ta1">
        <table:table-source xlink:type="simple" xlink:href="../RandomSlicing_Jumping_C0_write_heavy/RandomSlicing_Jumping_C0_write_heavy_stats.csv" table:table-name="RandomSlicing_Jumping_C0_write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99990" calcext:value-type="float">
            <text:p>99990</text:p>
          </table:table-cell>
          <table:table-cell office:value-type="float" office:value="858732" calcext:value-type="float">
            <text:p>858732</text:p>
          </table:table-cell>
          <table:table-cell office:value-type="float" office:value="859417" calcext:value-type="float">
            <text:p>859417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99990" calcext:value-type="float">
            <text:p>99990</text:p>
          </table:table-cell>
          <table:table-cell office:value-type="float" office:value="858732" calcext:value-type="float">
            <text:p>858732</text:p>
          </table:table-cell>
          <table:table-cell office:value-type="float" office:value="859417" calcext:value-type="float">
            <text:p>859417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99990" calcext:value-type="float">
            <text:p>99990</text:p>
          </table:table-cell>
          <table:table-cell office:value-type="float" office:value="858732" calcext:value-type="float">
            <text:p>858732</text:p>
          </table:table-cell>
          <table:table-cell office:value-type="float" office:value="859417" calcext:value-type="float">
            <text:p>859417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</table:table>
      <table:table table:name="RandomSlicing_Jumping_C1_read_heavy_stats" table:style-name="ta1">
        <table:table-source xlink:type="simple" xlink:href="../RandomSlicing_Jumping_C1_read_heavy/RandomSlicing_Jumping_C1_read_heavy_stats.csv" table:table-name="RandomSlicing_Jumping_C1_read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75090" calcext:value-type="float">
            <text:p>75090</text:p>
          </table:table-cell>
          <table:table-cell office:value-type="float" office:value="604862" calcext:value-type="float">
            <text:p>604862</text:p>
          </table:table-cell>
          <table:table-cell office:value-type="float" office:value="668618" calcext:value-type="float">
            <text:p>668618</text:p>
          </table:table-cell>
          <table:table-cell office:value-type="float" office:value="0.250377617061289" calcext:value-type="float">
            <text:p>0.250377617061289</text:p>
          </table:table-cell>
          <table:table-cell office:value-type="float" office:value="0.250294110953176" calcext:value-type="float">
            <text:p>0.250294110953176</text:p>
          </table:table-cell>
          <table:table-cell office:value-type="float" office:value="0.250124198322275" calcext:value-type="float">
            <text:p>0.250124198322275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75155" calcext:value-type="float">
            <text:p>75155</text:p>
          </table:table-cell>
          <table:table-cell office:value-type="float" office:value="605479" calcext:value-type="float">
            <text:p>605479</text:p>
          </table:table-cell>
          <table:table-cell office:value-type="float" office:value="670129" calcext:value-type="float">
            <text:p>670129</text:p>
          </table:table-cell>
          <table:table-cell office:value-type="float" office:value="0.25059435091545" calcext:value-type="float">
            <text:p>0.25059435091545</text:p>
          </table:table-cell>
          <table:table-cell office:value-type="float" office:value="0.250549427812986" calcext:value-type="float">
            <text:p>0.250549427812986</text:p>
          </table:table-cell>
          <table:table-cell office:value-type="float" office:value="0.25068945032516" calcext:value-type="float">
            <text:p>0.25068945032516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74879" calcext:value-type="float">
            <text:p>74879</text:p>
          </table:table-cell>
          <table:table-cell office:value-type="float" office:value="603436" calcext:value-type="float">
            <text:p>603436</text:p>
          </table:table-cell>
          <table:table-cell office:value-type="float" office:value="667799" calcext:value-type="float">
            <text:p>667799</text:p>
          </table:table-cell>
          <table:table-cell office:value-type="float" office:value="0.249674065627011" calcext:value-type="float">
            <text:p>0.249674065627011</text:p>
          </table:table-cell>
          <table:table-cell office:value-type="float" office:value="0.249704026930342" calcext:value-type="float">
            <text:p>0.249704026930342</text:p>
          </table:table-cell>
          <table:table-cell office:value-type="float" office:value="0.249817817521241" calcext:value-type="float">
            <text:p>0.249817817521241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74783" calcext:value-type="float">
            <text:p>74783</text:p>
          </table:table-cell>
          <table:table-cell office:value-type="float" office:value="602828" calcext:value-type="float">
            <text:p>602828</text:p>
          </table:table-cell>
          <table:table-cell office:value-type="float" office:value="666598" calcext:value-type="float">
            <text:p>666598</text:p>
          </table:table-cell>
          <table:table-cell office:value-type="float" office:value="0.249353966396249" calcext:value-type="float">
            <text:p>0.249353966396249</text:p>
          </table:table-cell>
          <table:table-cell office:value-type="float" office:value="0.249452434303496" calcext:value-type="float">
            <text:p>0.249452434303496</text:p>
          </table:table-cell>
          <table:table-cell office:value-type="float" office:value="0.249368533831324" calcext:value-type="float">
            <text:p>0.249368533831324</text:p>
          </table:table-cell>
        </table:table-row>
      </table:table>
      <table:table table:name="RandomSlicing_Jumping_C1_write_heavy_stats" table:style-name="ta1">
        <table:table-source xlink:type="simple" xlink:href="../RandomSlicing_Jumping_C1_write_heavy/RandomSlicing_Jumping_C1_write_heavy_stats.csv" table:table-name="RandomSlicing_Jumping_C1_write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75106" calcext:value-type="float">
            <text:p>75106</text:p>
          </table:table-cell>
          <table:table-cell office:value-type="float" office:value="629064" calcext:value-type="float">
            <text:p>629064</text:p>
          </table:table-cell>
          <table:table-cell office:value-type="float" office:value="629715" calcext:value-type="float">
            <text:p>629715</text:p>
          </table:table-cell>
          <table:table-cell office:value-type="float" office:value="0.250388387707612" calcext:value-type="float">
            <text:p>0.250388387707612</text:p>
          </table:table-cell>
          <table:table-cell office:value-type="float" office:value="0.250394061846216" calcext:value-type="float">
            <text:p>0.250394061846216</text:p>
          </table:table-cell>
          <table:table-cell office:value-type="float" office:value="0.25041665523375" calcext:value-type="float">
            <text:p>0.25041665523375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75168" calcext:value-type="float">
            <text:p>75168</text:p>
          </table:table-cell>
          <table:table-cell office:value-type="float" office:value="629444" calcext:value-type="float">
            <text:p>629444</text:p>
          </table:table-cell>
          <table:table-cell office:value-type="float" office:value="629960" calcext:value-type="float">
            <text:p>629960</text:p>
          </table:table-cell>
          <table:table-cell office:value-type="float" office:value="0.250595083311664" calcext:value-type="float">
            <text:p>0.250595083311664</text:p>
          </table:table-cell>
          <table:table-cell office:value-type="float" office:value="0.250545317908399" calcext:value-type="float">
            <text:p>0.250545317908399</text:p>
          </table:table-cell>
          <table:table-cell office:value-type="float" office:value="0.250514083563284" calcext:value-type="float">
            <text:p>0.250514083563284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74891" calcext:value-type="float">
            <text:p>74891</text:p>
          </table:table-cell>
          <table:table-cell office:value-type="float" office:value="627105" calcext:value-type="float">
            <text:p>627105</text:p>
          </table:table-cell>
          <table:table-cell office:value-type="float" office:value="627841" calcext:value-type="float">
            <text:p>627841</text:p>
          </table:table-cell>
          <table:table-cell office:value-type="float" office:value="0.249671620693564" calcext:value-type="float">
            <text:p>0.249671620693564</text:p>
          </table:table-cell>
          <table:table-cell office:value-type="float" office:value="0.249614297041431" calcext:value-type="float">
            <text:p>0.249614297041431</text:p>
          </table:table-cell>
          <table:table-cell office:value-type="float" office:value="0.249671427929481" calcext:value-type="float">
            <text:p>0.249671427929481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74793" calcext:value-type="float">
            <text:p>74793</text:p>
          </table:table-cell>
          <table:table-cell office:value-type="float" office:value="626683" calcext:value-type="float">
            <text:p>626683</text:p>
          </table:table-cell>
          <table:table-cell office:value-type="float" office:value="627153" calcext:value-type="float">
            <text:p>627153</text:p>
          </table:table-cell>
          <table:table-cell office:value-type="float" office:value="0.24934490828716" calcext:value-type="float">
            <text:p>0.24934490828716</text:p>
          </table:table-cell>
          <table:table-cell office:value-type="float" office:value="0.249446323203954" calcext:value-type="float">
            <text:p>0.249446323203954</text:p>
          </table:table-cell>
          <table:table-cell office:value-type="float" office:value="0.249397833273484" calcext:value-type="float">
            <text:p>0.249397833273484</text:p>
          </table:table-cell>
        </table:table-row>
      </table:table>
      <table:table table:name="RandomSlicing_Jumping_C2_read_heavy_stats" table:style-name="ta1">
        <table:table-source xlink:type="simple" xlink:href="../RandomSlicing_Jumping_C2_read_heavy/RandomSlicing_Jumping_C2_read_heavy_stats.csv" table:table-name="RandomSlicing_Jumping_C2_read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57238" calcext:value-type="float">
            <text:p>57238</text:p>
          </table:table-cell>
          <table:table-cell office:value-type="float" office:value="374972" calcext:value-type="float">
            <text:p>374972</text:p>
          </table:table-cell>
          <table:table-cell office:value-type="float" office:value="415598" calcext:value-type="float">
            <text:p>415598</text:p>
          </table:table-cell>
          <table:table-cell office:value-type="float" office:value="0.191047426410459" calcext:value-type="float">
            <text:p>0.191047426410459</text:p>
          </table:table-cell>
          <table:table-cell office:value-type="float" office:value="0.190970641291649" calcext:value-type="float">
            <text:p>0.190970641291649</text:p>
          </table:table-cell>
          <table:table-cell office:value-type="float" office:value="0.191168664379623" calcext:value-type="float">
            <text:p>0.191168664379623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50167" calcext:value-type="float">
            <text:p>50167</text:p>
          </table:table-cell>
          <table:table-cell office:value-type="float" office:value="328547" calcext:value-type="float">
            <text:p>328547</text:p>
          </table:table-cell>
          <table:table-cell office:value-type="float" office:value="363113" calcext:value-type="float">
            <text:p>363113</text:p>
          </table:table-cell>
          <table:table-cell office:value-type="float" office:value="0.167446036561961" calcext:value-type="float">
            <text:p>0.167446036561961</text:p>
          </table:table-cell>
          <table:table-cell office:value-type="float" office:value="0.167326710486242" calcext:value-type="float">
            <text:p>0.167326710486242</text:p>
          </table:table-cell>
          <table:table-cell office:value-type="float" office:value="0.167026374594869" calcext:value-type="float">
            <text:p>0.167026374594869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59500" calcext:value-type="float">
            <text:p>59500</text:p>
          </table:table-cell>
          <table:table-cell office:value-type="float" office:value="390119" calcext:value-type="float">
            <text:p>390119</text:p>
          </table:table-cell>
          <table:table-cell office:value-type="float" office:value="431981" calcext:value-type="float">
            <text:p>431981</text:p>
          </table:table-cell>
          <table:table-cell office:value-type="float" office:value="0.198597467965728" calcext:value-type="float">
            <text:p>0.198597467965728</text:p>
          </table:table-cell>
          <table:table-cell office:value-type="float" office:value="0.198684903432941" calcext:value-type="float">
            <text:p>0.198684903432941</text:p>
          </table:table-cell>
          <table:table-cell office:value-type="float" office:value="0.19870459147391" calcext:value-type="float">
            <text:p>0.19870459147391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24699" calcext:value-type="float">
            <text:p>24699</text:p>
          </table:table-cell>
          <table:table-cell office:value-type="float" office:value="161975" calcext:value-type="float">
            <text:p>161975</text:p>
          </table:table-cell>
          <table:table-cell office:value-type="float" office:value="179615" calcext:value-type="float">
            <text:p>179615</text:p>
          </table:table-cell>
          <table:table-cell office:value-type="float" office:value="0.082439644727488" calcext:value-type="float">
            <text:p>0.082439644727488</text:p>
          </table:table-cell>
          <table:table-cell office:value-type="float" office:value="0.082492745120209" calcext:value-type="float">
            <text:p>0.082492745120209</text:p>
          </table:table-cell>
          <table:table-cell office:value-type="float" office:value="0.082620127268529" calcext:value-type="float">
            <text:p>0.082620127268529</text:p>
          </table:table-cell>
        </table:table-row>
        <table:table-row table:style-name="ro1">
          <table:table-cell office:value-type="string" calcext:value-type="string">
            <text:p>n_4</text:p>
          </table:table-cell>
          <table:table-cell office:value-type="float" office:value="20511" calcext:value-type="float">
            <text:p>20511</text:p>
          </table:table-cell>
          <table:table-cell office:value-type="float" office:value="134370" calcext:value-type="float">
            <text:p>134370</text:p>
          </table:table-cell>
          <table:table-cell office:value-type="float" office:value="149037" calcext:value-type="float">
            <text:p>149037</text:p>
          </table:table-cell>
          <table:table-cell office:value-type="float" office:value="0.068461053200757" calcext:value-type="float">
            <text:p>0.068461053200757</text:p>
          </table:table-cell>
          <table:table-cell office:value-type="float" office:value="0.06843370990463" calcext:value-type="float">
            <text:p>0.06843370990463</text:p>
          </table:table-cell>
          <table:table-cell office:value-type="float" office:value="0.06855471930362" calcext:value-type="float">
            <text:p>0.06855471930362</text:p>
          </table:table-cell>
        </table:table-row>
        <table:table-row table:style-name="ro1">
          <table:table-cell office:value-type="string" calcext:value-type="string">
            <text:p>n_5</text:p>
          </table:table-cell>
          <table:table-cell office:value-type="float" office:value="53425" calcext:value-type="float">
            <text:p>53425</text:p>
          </table:table-cell>
          <table:table-cell office:value-type="float" office:value="349990" calcext:value-type="float">
            <text:p>349990</text:p>
          </table:table-cell>
          <table:table-cell office:value-type="float" office:value="387724" calcext:value-type="float">
            <text:p>387724</text:p>
          </table:table-cell>
          <table:table-cell office:value-type="float" office:value="0.178320499597798" calcext:value-type="float">
            <text:p>0.178320499597798</text:p>
          </table:table-cell>
          <table:table-cell office:value-type="float" office:value="0.178247481800412" calcext:value-type="float">
            <text:p>0.178247481800412</text:p>
          </table:table-cell>
          <table:table-cell office:value-type="float" office:value="0.178347054672845" calcext:value-type="float">
            <text:p>0.178347054672845</text:p>
          </table:table-cell>
        </table:table-row>
        <table:table-row table:style-name="ro1">
          <table:table-cell office:value-type="string" calcext:value-type="string">
            <text:p>n_6</text:p>
          </table:table-cell>
          <table:table-cell office:value-type="float" office:value="34061" calcext:value-type="float">
            <text:p>34061</text:p>
          </table:table-cell>
          <table:table-cell office:value-type="float" office:value="223533" calcext:value-type="float">
            <text:p>223533</text:p>
          </table:table-cell>
          <table:table-cell office:value-type="float" office:value="246918" calcext:value-type="float">
            <text:p>246918</text:p>
          </table:table-cell>
          <table:table-cell office:value-type="float" office:value="0.113687871535809" calcext:value-type="float">
            <text:p>0.113687871535809</text:p>
          </table:table-cell>
          <table:table-cell office:value-type="float" office:value="0.113843807963918" calcext:value-type="float">
            <text:p>0.113843807963918</text:p>
          </table:table-cell>
          <table:table-cell office:value-type="float" office:value="0.113578468306604" calcext:value-type="float">
            <text:p>0.113578468306604</text:p>
          </table:table-cell>
        </table:table-row>
      </table:table>
      <table:table table:name="RandomSlicing_Jumping_C2_write_heavy_stats" table:style-name="ta1">
        <table:table-source xlink:type="simple" xlink:href="../RandomSlicing_Jumping_C2_write_heavy/RandomSlicing_Jumping_C2_write_heavy_stats.csv" table:table-name="RandomSlicing_Jumping_C2_write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42613" calcext:value-type="float">
            <text:p>42613</text:p>
          </table:table-cell>
          <table:table-cell office:value-type="float" office:value="255496" calcext:value-type="float">
            <text:p>255496</text:p>
          </table:table-cell>
          <table:table-cell office:value-type="float" office:value="255398" calcext:value-type="float">
            <text:p>255398</text:p>
          </table:table-cell>
          <table:table-cell office:value-type="float" office:value="0.142393621642574" calcext:value-type="float">
            <text:p>0.142393621642574</text:p>
          </table:table-cell>
          <table:table-cell office:value-type="float" office:value="0.142552346264233" calcext:value-type="float">
            <text:p>0.142552346264233</text:p>
          </table:table-cell>
          <table:table-cell office:value-type="float" office:value="0.142323287036108" calcext:value-type="float">
            <text:p>0.142323287036108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48927" calcext:value-type="float">
            <text:p>48927</text:p>
          </table:table-cell>
          <table:table-cell office:value-type="float" office:value="293229" calcext:value-type="float">
            <text:p>293229</text:p>
          </table:table-cell>
          <table:table-cell office:value-type="float" office:value="293960" calcext:value-type="float">
            <text:p>293960</text:p>
          </table:table-cell>
          <table:table-cell office:value-type="float" office:value="0.163492190789342" calcext:value-type="float">
            <text:p>0.163492190789342</text:p>
          </table:table-cell>
          <table:table-cell office:value-type="float" office:value="0.163605230386052" calcext:value-type="float">
            <text:p>0.163605230386052</text:p>
          </table:table-cell>
          <table:table-cell office:value-type="float" office:value="0.163812376984684" calcext:value-type="float">
            <text:p>0.163812376984684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54471" calcext:value-type="float">
            <text:p>54471</text:p>
          </table:table-cell>
          <table:table-cell office:value-type="float" office:value="326411" calcext:value-type="float">
            <text:p>326411</text:p>
          </table:table-cell>
          <table:table-cell office:value-type="float" office:value="326704" calcext:value-type="float">
            <text:p>326704</text:p>
          </table:table-cell>
          <table:table-cell office:value-type="float" office:value="0.182017763698699" calcext:value-type="float">
            <text:p>0.182017763698699</text:p>
          </table:table-cell>
          <table:table-cell office:value-type="float" office:value="0.18211891339377" calcext:value-type="float">
            <text:p>0.18211891339377</text:p>
          </table:table-cell>
          <table:table-cell office:value-type="float" office:value="0.182059323752906" calcext:value-type="float">
            <text:p>0.182059323752906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26069" calcext:value-type="float">
            <text:p>26069</text:p>
          </table:table-cell>
          <table:table-cell office:value-type="float" office:value="155974" calcext:value-type="float">
            <text:p>155974</text:p>
          </table:table-cell>
          <table:table-cell office:value-type="float" office:value="156194" calcext:value-type="float">
            <text:p>156194</text:p>
          </table:table-cell>
          <table:table-cell office:value-type="float" office:value="0.08711095962735" calcext:value-type="float">
            <text:p>0.08711095962735</text:p>
          </table:table-cell>
          <table:table-cell office:value-type="float" office:value="0.087024687886376" calcext:value-type="float">
            <text:p>0.087024687886376</text:p>
          </table:table-cell>
          <table:table-cell office:value-type="float" office:value="0.087040789259579" calcext:value-type="float">
            <text:p>0.087040789259579</text:p>
          </table:table-cell>
        </table:table-row>
        <table:table-row table:style-name="ro1">
          <table:table-cell office:value-type="string" calcext:value-type="string">
            <text:p>n_4</text:p>
          </table:table-cell>
          <table:table-cell office:value-type="float" office:value="46353" calcext:value-type="float">
            <text:p>46353</text:p>
          </table:table-cell>
          <table:table-cell office:value-type="float" office:value="277739" calcext:value-type="float">
            <text:p>277739</text:p>
          </table:table-cell>
          <table:table-cell office:value-type="float" office:value="278407" calcext:value-type="float">
            <text:p>278407</text:p>
          </table:table-cell>
          <table:table-cell office:value-type="float" office:value="0.154891031938569" calcext:value-type="float">
            <text:p>0.154891031938569</text:p>
          </table:table-cell>
          <table:table-cell office:value-type="float" office:value="0.154962684735111" calcext:value-type="float">
            <text:p>0.154962684735111</text:p>
          </table:table-cell>
          <table:table-cell office:value-type="float" office:value="0.155145300174088" calcext:value-type="float">
            <text:p>0.155145300174088</text:p>
          </table:table-cell>
        </table:table-row>
        <table:table-row table:style-name="ro1">
          <table:table-cell office:value-type="string" calcext:value-type="string">
            <text:p>n_5</text:p>
          </table:table-cell>
          <table:table-cell office:value-type="float" office:value="40470" calcext:value-type="float">
            <text:p>40470</text:p>
          </table:table-cell>
          <table:table-cell office:value-type="float" office:value="241972" calcext:value-type="float">
            <text:p>241972</text:p>
          </table:table-cell>
          <table:table-cell office:value-type="float" office:value="243054" calcext:value-type="float">
            <text:p>243054</text:p>
          </table:table-cell>
          <table:table-cell office:value-type="float" office:value="0.13523267237404" calcext:value-type="float">
            <text:p>0.13523267237404</text:p>
          </table:table-cell>
          <table:table-cell office:value-type="float" office:value="0.13500671764039" calcext:value-type="float">
            <text:p>0.13500671764039</text:p>
          </table:table-cell>
          <table:table-cell office:value-type="float" office:value="0.135444460047746" calcext:value-type="float">
            <text:p>0.135444460047746</text:p>
          </table:table-cell>
        </table:table-row>
        <table:table-row table:style-name="ro1">
          <table:table-cell office:value-type="string" calcext:value-type="string">
            <text:p>n_6</text:p>
          </table:table-cell>
          <table:table-cell office:value-type="float" office:value="40359" calcext:value-type="float">
            <text:p>40359</text:p>
          </table:table-cell>
          <table:table-cell office:value-type="float" office:value="241475" calcext:value-type="float">
            <text:p>241475</text:p>
          </table:table-cell>
          <table:table-cell office:value-type="float" office:value="240775" calcext:value-type="float">
            <text:p>240775</text:p>
          </table:table-cell>
          <table:table-cell office:value-type="float" office:value="0.134861759929426" calcext:value-type="float">
            <text:p>0.134861759929426</text:p>
          </table:table-cell>
          <table:table-cell office:value-type="float" office:value="0.134729419694068" calcext:value-type="float">
            <text:p>0.134729419694068</text:p>
          </table:table-cell>
          <table:table-cell office:value-type="float" office:value="0.134174462744888" calcext:value-type="float">
            <text:p>0.134174462744888</text:p>
          </table:table-cell>
        </table:table-row>
      </table:table>
      <table:table table:name="RandomSlicing_Jumping_dynamic_read_heavy_stats" table:style-name="ta1">
        <table:table-source xlink:type="simple" xlink:href="../RandomSlicing_Jumping_dynamic_read_heavy/RandomSlicing_Jumping_dynamic_read_heavy_stats.csv" table:table-name="RandomSlicing_Jumping_dynamic_read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24643" calcext:value-type="float">
            <text:p>24643</text:p>
          </table:table-cell>
          <table:table-cell office:value-type="float" office:value="869304" calcext:value-type="float">
            <text:p>869304</text:p>
          </table:table-cell>
          <table:table-cell office:value-type="float" office:value="964743" calcext:value-type="float">
            <text:p>964743</text:p>
          </table:table-cell>
          <table:table-cell office:value-type="float" office:value="0.037105016698236" calcext:value-type="float">
            <text:p>0.037105016698236</text:p>
          </table:table-cell>
          <table:table-cell office:value-type="float" office:value="0.27123479752024" calcext:value-type="float">
            <text:p>0.27123479752024</text:p>
          </table:table-cell>
          <table:table-cell office:value-type="float" office:value="0.271272898438739" calcext:value-type="float">
            <text:p>0.271272898438739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28079" calcext:value-type="float">
            <text:p>28079</text:p>
          </table:table-cell>
          <table:table-cell office:value-type="float" office:value="872526" calcext:value-type="float">
            <text:p>872526</text:p>
          </table:table-cell>
          <table:table-cell office:value-type="float" office:value="967008" calcext:value-type="float">
            <text:p>967008</text:p>
          </table:table-cell>
          <table:table-cell office:value-type="float" office:value="0.042278609092634" calcext:value-type="float">
            <text:p>0.042278609092634</text:p>
          </table:table-cell>
          <table:table-cell office:value-type="float" office:value="0.272240105810102" calcext:value-type="float">
            <text:p>0.272240105810102</text:p>
          </table:table-cell>
          <table:table-cell office:value-type="float" office:value="0.271909786309357" calcext:value-type="float">
            <text:p>0.271909786309357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28920" calcext:value-type="float">
            <text:p>28920</text:p>
          </table:table-cell>
          <table:table-cell office:value-type="float" office:value="875986" calcext:value-type="float">
            <text:p>875986</text:p>
          </table:table-cell>
          <table:table-cell office:value-type="float" office:value="972730" calcext:value-type="float">
            <text:p>972730</text:p>
          </table:table-cell>
          <table:table-cell office:value-type="float" office:value="0.043544904553544" calcext:value-type="float">
            <text:p>0.043544904553544</text:p>
          </table:table-cell>
          <table:table-cell office:value-type="float" office:value="0.27331967337153" calcext:value-type="float">
            <text:p>0.27331967337153</text:p>
          </table:table-cell>
          <table:table-cell office:value-type="float" office:value="0.273518736594424" calcext:value-type="float">
            <text:p>0.273518736594424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112465" calcext:value-type="float">
            <text:p>112465</text:p>
          </table:table-cell>
          <table:table-cell office:value-type="float" office:value="370913" calcext:value-type="float">
            <text:p>370913</text:p>
          </table:table-cell>
          <table:table-cell office:value-type="float" office:value="410605" calcext:value-type="float">
            <text:p>410605</text:p>
          </table:table-cell>
          <table:table-cell office:value-type="float" office:value="0.169338785982516" calcext:value-type="float">
            <text:p>0.169338785982516</text:p>
          </table:table-cell>
          <table:table-cell office:value-type="float" office:value="0.11572995459888" calcext:value-type="float">
            <text:p>0.11572995459888</text:p>
          </table:table-cell>
          <table:table-cell office:value-type="float" office:value="0.115456664068502" calcext:value-type="float">
            <text:p>0.115456664068502</text:p>
          </table:table-cell>
        </table:table-row>
        <table:table-row table:style-name="ro1">
          <table:table-cell office:value-type="string" calcext:value-type="string">
            <text:p>n_4</text:p>
          </table:table-cell>
          <table:table-cell office:value-type="float" office:value="107697" calcext:value-type="float">
            <text:p>107697</text:p>
          </table:table-cell>
          <table:table-cell office:value-type="float" office:value="65813" calcext:value-type="float">
            <text:p>65813</text:p>
          </table:table-cell>
          <table:table-cell office:value-type="float" office:value="73525" calcext:value-type="float">
            <text:p>73525</text:p>
          </table:table-cell>
          <table:table-cell office:value-type="float" office:value="0.162159598399138" calcext:value-type="float">
            <text:p>0.162159598399138</text:p>
          </table:table-cell>
          <table:table-cell office:value-type="float" office:value="0.020534560670605" calcext:value-type="float">
            <text:p>0.020534560670605</text:p>
          </table:table-cell>
          <table:table-cell office:value-type="float" office:value="0.020674251959028" calcext:value-type="float">
            <text:p>0.020674251959028</text:p>
          </table:table-cell>
        </table:table-row>
        <table:table-row table:style-name="ro1">
          <table:table-cell office:value-type="string" calcext:value-type="string">
            <text:p>n_5</text:p>
          </table:table-cell>
          <table:table-cell office:value-type="float" office:value="104878" calcext:value-type="float">
            <text:p>104878</text:p>
          </table:table-cell>
          <table:table-cell office:value-type="float" office:value="68097" calcext:value-type="float">
            <text:p>68097</text:p>
          </table:table-cell>
          <table:table-cell office:value-type="float" office:value="75679" calcext:value-type="float">
            <text:p>75679</text:p>
          </table:table-cell>
          <table:table-cell office:value-type="float" office:value="0.157915024196633" calcext:value-type="float">
            <text:p>0.157915024196633</text:p>
          </table:table-cell>
          <table:table-cell office:value-type="float" office:value="0.021247200066646" calcext:value-type="float">
            <text:p>0.021247200066646</text:p>
          </table:table-cell>
          <table:table-cell office:value-type="float" office:value="0.021279928106185" calcext:value-type="float">
            <text:p>0.021279928106185</text:p>
          </table:table-cell>
        </table:table-row>
        <table:table-row table:style-name="ro1">
          <table:table-cell office:value-type="string" calcext:value-type="string">
            <text:p>n_6</text:p>
          </table:table-cell>
          <table:table-cell office:value-type="float" office:value="257460" calcext:value-type="float">
            <text:p>257460</text:p>
          </table:table-cell>
          <table:table-cell office:value-type="float" office:value="82348" calcext:value-type="float">
            <text:p>82348</text:p>
          </table:table-cell>
          <table:table-cell office:value-type="float" office:value="92066" calcext:value-type="float">
            <text:p>92066</text:p>
          </table:table-cell>
          <table:table-cell office:value-type="float" office:value="0.3876580610773" calcext:value-type="float">
            <text:p>0.3876580610773</text:p>
          </table:table-cell>
          <table:table-cell office:value-type="float" office:value="0.025693707961998" calcext:value-type="float">
            <text:p>0.025693707961998</text:p>
          </table:table-cell>
          <table:table-cell office:value-type="float" office:value="0.025887734523765" calcext:value-type="float">
            <text:p>0.025887734523765</text:p>
          </table:table-cell>
        </table:table-row>
      </table:table>
      <table:table table:name="RandomSlicing_Jumping_dynamic_write_heavy_stats" table:style-name="ta1">
        <table:table-source xlink:type="simple" xlink:href="../RandomSlicing_Jumping_dynamic_write_heavy/RandomSlicing_Jumping_dynamic_write_heavy_stats.csv" table:table-name="RandomSlicing_Jumping_dynamic_write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27345" calcext:value-type="float">
            <text:p>27345</text:p>
          </table:table-cell>
          <table:table-cell office:value-type="float" office:value="925863" calcext:value-type="float">
            <text:p>925863</text:p>
          </table:table-cell>
          <table:table-cell office:value-type="float" office:value="928801" calcext:value-type="float">
            <text:p>928801</text:p>
          </table:table-cell>
          <table:table-cell office:value-type="float" office:value="0.040918599744418" calcext:value-type="float">
            <text:p>0.040918599744418</text:p>
          </table:table-cell>
          <table:table-cell office:value-type="float" office:value="0.271297356598424" calcext:value-type="float">
            <text:p>0.271297356598424</text:p>
          </table:table-cell>
          <table:table-cell office:value-type="float" office:value="0.271520569093403" calcext:value-type="float">
            <text:p>0.271520569093403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24819" calcext:value-type="float">
            <text:p>24819</text:p>
          </table:table-cell>
          <table:table-cell office:value-type="float" office:value="941721" calcext:value-type="float">
            <text:p>941721</text:p>
          </table:table-cell>
          <table:table-cell office:value-type="float" office:value="944317" calcext:value-type="float">
            <text:p>944317</text:p>
          </table:table-cell>
          <table:table-cell office:value-type="float" office:value="0.037138735675872" calcext:value-type="float">
            <text:p>0.037138735675872</text:p>
          </table:table-cell>
          <table:table-cell office:value-type="float" office:value="0.275944084549468" calcext:value-type="float">
            <text:p>0.275944084549468</text:p>
          </table:table-cell>
          <table:table-cell office:value-type="float" office:value="0.27605643108112" calcext:value-type="float">
            <text:p>0.27605643108112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31224" calcext:value-type="float">
            <text:p>31224</text:p>
          </table:table-cell>
          <table:table-cell office:value-type="float" office:value="947721" calcext:value-type="float">
            <text:p>947721</text:p>
          </table:table-cell>
          <table:table-cell office:value-type="float" office:value="949339" calcext:value-type="float">
            <text:p>949339</text:p>
          </table:table-cell>
          <table:table-cell office:value-type="float" office:value="0.046723070338991" calcext:value-type="float">
            <text:p>0.046723070338991</text:p>
          </table:table-cell>
          <table:table-cell office:value-type="float" office:value="0.277702210902493" calcext:value-type="float">
            <text:p>0.277702210902493</text:p>
          </table:table-cell>
          <table:table-cell office:value-type="float" office:value="0.277524534903131" calcext:value-type="float">
            <text:p>0.277524534903131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117793" calcext:value-type="float">
            <text:p>117793</text:p>
          </table:table-cell>
          <table:table-cell office:value-type="float" office:value="386757" calcext:value-type="float">
            <text:p>386757</text:p>
          </table:table-cell>
          <table:table-cell office:value-type="float" office:value="387660" calcext:value-type="float">
            <text:p>387660</text:p>
          </table:table-cell>
          <table:table-cell office:value-type="float" office:value="0.176263471190133" calcext:value-type="float">
            <text:p>0.176263471190133</text:p>
          </table:table-cell>
          <table:table-cell office:value-type="float" office:value="0.113327945652798" calcext:value-type="float">
            <text:p>0.113327945652798</text:p>
          </table:table-cell>
          <table:table-cell office:value-type="float" office:value="0.113326389414685" calcext:value-type="float">
            <text:p>0.113326389414685</text:p>
          </table:table-cell>
        </table:table-row>
        <table:table-row table:style-name="ro1">
          <table:table-cell office:value-type="string" calcext:value-type="string">
            <text:p>n_4</text:p>
          </table:table-cell>
          <table:table-cell office:value-type="float" office:value="106602" calcext:value-type="float">
            <text:p>106602</text:p>
          </table:table-cell>
          <table:table-cell office:value-type="float" office:value="49340" calcext:value-type="float">
            <text:p>49340</text:p>
          </table:table-cell>
          <table:table-cell office:value-type="float" office:value="49215" calcext:value-type="float">
            <text:p>49215</text:p>
          </table:table-cell>
          <table:table-cell office:value-type="float" office:value="0.159517446332215" calcext:value-type="float">
            <text:p>0.159517446332215</text:p>
          </table:table-cell>
          <table:table-cell office:value-type="float" office:value="0.01445765904304" calcext:value-type="float">
            <text:p>0.01445765904304</text:p>
          </table:table-cell>
          <table:table-cell office:value-type="float" office:value="0.014387242055006" calcext:value-type="float">
            <text:p>0.014387242055006</text:p>
          </table:table-cell>
        </table:table-row>
        <table:table-row table:style-name="ro1">
          <table:table-cell office:value-type="string" calcext:value-type="string">
            <text:p>n_5</text:p>
          </table:table-cell>
          <table:table-cell office:value-type="float" office:value="104528" calcext:value-type="float">
            <text:p>104528</text:p>
          </table:table-cell>
          <table:table-cell office:value-type="float" office:value="70878" calcext:value-type="float">
            <text:p>70878</text:p>
          </table:table-cell>
          <table:table-cell office:value-type="float" office:value="71029" calcext:value-type="float">
            <text:p>71029</text:p>
          </table:table-cell>
          <table:table-cell office:value-type="float" office:value="0.156413947488919" calcext:value-type="float">
            <text:p>0.156413947488919</text:p>
          </table:table-cell>
          <table:table-cell office:value-type="float" office:value="0.020768746608281" calcext:value-type="float">
            <text:p>0.020768746608281</text:p>
          </table:table-cell>
          <table:table-cell office:value-type="float" office:value="0.020764226677335" calcext:value-type="float">
            <text:p>0.020764226677335</text:p>
          </table:table-cell>
        </table:table-row>
        <table:table-row table:style-name="ro1">
          <table:table-cell office:value-type="string" calcext:value-type="string">
            <text:p>n_6</text:p>
          </table:table-cell>
          <table:table-cell office:value-type="float" office:value="255967" calcext:value-type="float">
            <text:p>255967</text:p>
          </table:table-cell>
          <table:table-cell office:value-type="float" office:value="90444" calcext:value-type="float">
            <text:p>90444</text:p>
          </table:table-cell>
          <table:table-cell office:value-type="float" office:value="90378" calcext:value-type="float">
            <text:p>90378</text:p>
          </table:table-cell>
          <table:table-cell office:value-type="float" office:value="0.383024729229452" calcext:value-type="float">
            <text:p>0.383024729229452</text:p>
          </table:table-cell>
          <table:table-cell office:value-type="float" office:value="0.026501996645495" calcext:value-type="float">
            <text:p>0.026501996645495</text:p>
          </table:table-cell>
          <table:table-cell office:value-type="float" office:value="0.02642060677532" calcext:value-type="float">
            <text:p>0.02642060677532</text:p>
          </table:table-cell>
        </table:table-row>
        <table:table-row table:style-name="ro1">
          <table:table-cell/>
          <table:table-cell office:value-type="float" office:value="668278" calcext:value-type="float">
            <text:p>668278</text:p>
          </table:table-cell>
          <table:table-cell office:value-type="float" office:value="3412724" calcext:value-type="float">
            <text:p>3412724</text:p>
          </table:table-cell>
          <table:table-cell office:value-type="float" office:value="3420739" calcext:value-type="float">
            <text:p>3420739</text:p>
          </table:table-cell>
          <table:table-cell table:number-columns-repeated="3"/>
        </table:table-row>
      </table:table>
      <table:table table:name="RandomSlicing_Random_C0_read_heavy_stats" table:style-name="ta1">
        <table:table-source xlink:type="simple" xlink:href="../RandomSlicing_Random_C0_read_heavy/RandomSlicing_Random_C0_read_heavy_stats.csv" table:table-name="RandomSlicing_Random_C0_read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99974" calcext:value-type="float">
            <text:p>99974</text:p>
          </table:table-cell>
          <table:table-cell office:value-type="float" office:value="814142" calcext:value-type="float">
            <text:p>814142</text:p>
          </table:table-cell>
          <table:table-cell office:value-type="float" office:value="900522" calcext:value-type="float">
            <text:p>900522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99974" calcext:value-type="float">
            <text:p>99974</text:p>
          </table:table-cell>
          <table:table-cell office:value-type="float" office:value="814142" calcext:value-type="float">
            <text:p>814142</text:p>
          </table:table-cell>
          <table:table-cell office:value-type="float" office:value="900522" calcext:value-type="float">
            <text:p>900522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99974" calcext:value-type="float">
            <text:p>99974</text:p>
          </table:table-cell>
          <table:table-cell office:value-type="float" office:value="814142" calcext:value-type="float">
            <text:p>814142</text:p>
          </table:table-cell>
          <table:table-cell office:value-type="float" office:value="900522" calcext:value-type="float">
            <text:p>900522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</table:table>
      <table:table table:name="RandomSlicing_Random_C0_write_heavy_stats" table:style-name="ta1">
        <table:table-source xlink:type="simple" xlink:href="../RandomSlicing_Random_C0_write_heavy/RandomSlicing_Random_C0_write_heavy_stats.csv" table:table-name="RandomSlicing_Random_C0_write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99989" calcext:value-type="float">
            <text:p>99989</text:p>
          </table:table-cell>
          <table:table-cell office:value-type="float" office:value="847928" calcext:value-type="float">
            <text:p>847928</text:p>
          </table:table-cell>
          <table:table-cell office:value-type="float" office:value="848633" calcext:value-type="float">
            <text:p>848633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99989" calcext:value-type="float">
            <text:p>99989</text:p>
          </table:table-cell>
          <table:table-cell office:value-type="float" office:value="847928" calcext:value-type="float">
            <text:p>847928</text:p>
          </table:table-cell>
          <table:table-cell office:value-type="float" office:value="848633" calcext:value-type="float">
            <text:p>848633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99989" calcext:value-type="float">
            <text:p>99989</text:p>
          </table:table-cell>
          <table:table-cell office:value-type="float" office:value="847928" calcext:value-type="float">
            <text:p>847928</text:p>
          </table:table-cell>
          <table:table-cell office:value-type="float" office:value="848633" calcext:value-type="float">
            <text:p>848633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</table:table>
      <table:table table:name="RandomSlicing_Random_C1_read_heavy_stats" table:style-name="ta1">
        <table:table-source xlink:type="simple" xlink:href="../RandomSlicing_Random_C1_read_heavy/RandomSlicing_Random_C1_read_heavy_stats.csv" table:table-name="RandomSlicing_Random_C1_read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74959" calcext:value-type="float">
            <text:p>74959</text:p>
          </table:table-cell>
          <table:table-cell office:value-type="float" office:value="650164" calcext:value-type="float">
            <text:p>650164</text:p>
          </table:table-cell>
          <table:table-cell office:value-type="float" office:value="718092" calcext:value-type="float">
            <text:p>718092</text:p>
          </table:table-cell>
          <table:table-cell office:value-type="float" office:value="0.249879980796927" calcext:value-type="float">
            <text:p>0.249879980796927</text:p>
          </table:table-cell>
          <table:table-cell office:value-type="float" office:value="0.25000278661487" calcext:value-type="float">
            <text:p>0.25000278661487</text:p>
          </table:table-cell>
          <table:table-cell office:value-type="float" office:value="0.25022258827945" calcext:value-type="float">
            <text:p>0.25022258827945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75033" calcext:value-type="float">
            <text:p>75033</text:p>
          </table:table-cell>
          <table:table-cell office:value-type="float" office:value="651151" calcext:value-type="float">
            <text:p>651151</text:p>
          </table:table-cell>
          <table:table-cell office:value-type="float" office:value="719981" calcext:value-type="float">
            <text:p>719981</text:p>
          </table:table-cell>
          <table:table-cell office:value-type="float" office:value="0.249903317864192" calcext:value-type="float">
            <text:p>0.249903317864192</text:p>
          </table:table-cell>
          <table:table-cell office:value-type="float" office:value="0.249897471790809" calcext:value-type="float">
            <text:p>0.249897471790809</text:p>
          </table:table-cell>
          <table:table-cell office:value-type="float" office:value="0.24955325958902" calcext:value-type="float">
            <text:p>0.24955325958902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75008" calcext:value-type="float">
            <text:p>75008</text:p>
          </table:table-cell>
          <table:table-cell office:value-type="float" office:value="649970" calcext:value-type="float">
            <text:p>649970</text:p>
          </table:table-cell>
          <table:table-cell office:value-type="float" office:value="719419" calcext:value-type="float">
            <text:p>719419</text:p>
          </table:table-cell>
          <table:table-cell office:value-type="float" office:value="0.250150024003841" calcext:value-type="float">
            <text:p>0.250150024003841</text:p>
          </table:table-cell>
          <table:table-cell office:value-type="float" office:value="0.250276835773831" calcext:value-type="float">
            <text:p>0.250276835773831</text:p>
          </table:table-cell>
          <table:table-cell office:value-type="float" office:value="0.250209729940122" calcext:value-type="float">
            <text:p>0.250209729940122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74952" calcext:value-type="float">
            <text:p>74952</text:p>
          </table:table-cell>
          <table:table-cell office:value-type="float" office:value="650438" calcext:value-type="float">
            <text:p>650438</text:p>
          </table:table-cell>
          <table:table-cell office:value-type="float" office:value="720018" calcext:value-type="float">
            <text:p>720018</text:p>
          </table:table-cell>
          <table:table-cell office:value-type="float" office:value="0.249879980796927" calcext:value-type="float">
            <text:p>0.249879980796927</text:p>
          </table:table-cell>
          <table:table-cell office:value-type="float" office:value="0.25000278661487" calcext:value-type="float">
            <text:p>0.25000278661487</text:p>
          </table:table-cell>
          <table:table-cell office:value-type="float" office:value="0.25022258827945" calcext:value-type="float">
            <text:p>0.25022258827945</text:p>
          </table:table-cell>
        </table:table-row>
      </table:table>
      <table:table table:name="RandomSlicing_Random_C1_write_heavy_stats" table:style-name="ta1">
        <table:table-source xlink:type="simple" xlink:href="../RandomSlicing_Random_C1_write_heavy/RandomSlicing_Random_C1_write_heavy_stats.csv" table:table-name="RandomSlicing_Random_C1_write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82088" calcext:value-type="float">
            <text:p>82088</text:p>
          </table:table-cell>
          <table:table-cell office:value-type="float" office:value="834553" calcext:value-type="float">
            <text:p>834553</text:p>
          </table:table-cell>
          <table:table-cell office:value-type="float" office:value="836678" calcext:value-type="float">
            <text:p>836678</text:p>
          </table:table-cell>
          <table:table-cell office:value-type="float" office:value="0.242489409846332" calcext:value-type="float">
            <text:p>0.242489409846332</text:p>
          </table:table-cell>
          <table:table-cell office:value-type="float" office:value="0.250677190935704" calcext:value-type="float">
            <text:p>0.250677190935704</text:p>
          </table:table-cell>
          <table:table-cell office:value-type="float" office:value="0.250762843204514" calcext:value-type="float">
            <text:p>0.250762843204514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82294" calcext:value-type="float">
            <text:p>82294</text:p>
          </table:table-cell>
          <table:table-cell office:value-type="float" office:value="829793" calcext:value-type="float">
            <text:p>829793</text:p>
          </table:table-cell>
          <table:table-cell office:value-type="float" office:value="831172" calcext:value-type="float">
            <text:p>831172</text:p>
          </table:table-cell>
          <table:table-cell office:value-type="float" office:value="0.2430979375048" calcext:value-type="float">
            <text:p>0.2430979375048</text:p>
          </table:table-cell>
          <table:table-cell office:value-type="float" office:value="0.249247415440494" calcext:value-type="float">
            <text:p>0.249247415440494</text:p>
          </table:table-cell>
          <table:table-cell office:value-type="float" office:value="0.249112626257631" calcext:value-type="float">
            <text:p>0.249112626257631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82486" calcext:value-type="float">
            <text:p>82486</text:p>
          </table:table-cell>
          <table:table-cell office:value-type="float" office:value="830792" calcext:value-type="float">
            <text:p>830792</text:p>
          </table:table-cell>
          <table:table-cell office:value-type="float" office:value="833040" calcext:value-type="float">
            <text:p>833040</text:p>
          </table:table-cell>
          <table:table-cell office:value-type="float" office:value="0.243665108914635" calcext:value-type="float">
            <text:p>0.243665108914635</text:p>
          </table:table-cell>
          <table:table-cell office:value-type="float" office:value="0.249547488070686" calcext:value-type="float">
            <text:p>0.249547488070686</text:p>
          </table:table-cell>
          <table:table-cell office:value-type="float" office:value="0.249672489181129" calcext:value-type="float">
            <text:p>0.249672489181129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91654" calcext:value-type="float">
            <text:p>91654</text:p>
          </table:table-cell>
          <table:table-cell office:value-type="float" office:value="834056" calcext:value-type="float">
            <text:p>834056</text:p>
          </table:table-cell>
          <table:table-cell office:value-type="float" office:value="835641" calcext:value-type="float">
            <text:p>835641</text:p>
          </table:table-cell>
          <table:table-cell office:value-type="float" office:value="0.270747543734233" calcext:value-type="float">
            <text:p>0.270747543734233</text:p>
          </table:table-cell>
          <table:table-cell office:value-type="float" office:value="0.250527905553116" calcext:value-type="float">
            <text:p>0.250527905553116</text:p>
          </table:table-cell>
          <table:table-cell office:value-type="float" office:value="0.250452041356726" calcext:value-type="float">
            <text:p>0.250452041356726</text:p>
          </table:table-cell>
        </table:table-row>
      </table:table>
      <table:table table:name="RandomSlicing_Random_C2_read_heavy_stats" table:style-name="ta1">
        <table:table-source xlink:type="simple" xlink:href="../RandomSlicing_Random_C2_read_heavy/RandomSlicing_Random_C2_read_heavy_stats.csv" table:table-name="RandomSlicing_Random_C2_read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42747" calcext:value-type="float">
            <text:p>42747</text:p>
          </table:table-cell>
          <table:table-cell office:value-type="float" office:value="213624" calcext:value-type="float">
            <text:p>213624</text:p>
          </table:table-cell>
          <table:table-cell office:value-type="float" office:value="236175" calcext:value-type="float">
            <text:p>236175</text:p>
          </table:table-cell>
          <table:table-cell office:value-type="float" office:value="0.140413748702519" calcext:value-type="float">
            <text:p>0.140413748702519</text:p>
          </table:table-cell>
          <table:table-cell office:value-type="float" office:value="0.142386953061575" calcext:value-type="float">
            <text:p>0.142386953061575</text:p>
          </table:table-cell>
          <table:table-cell office:value-type="float" office:value="0.142033067980421" calcext:value-type="float">
            <text:p>0.142033067980421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43439" calcext:value-type="float">
            <text:p>43439</text:p>
          </table:table-cell>
          <table:table-cell office:value-type="float" office:value="214490" calcext:value-type="float">
            <text:p>214490</text:p>
          </table:table-cell>
          <table:table-cell office:value-type="float" office:value="238235" calcext:value-type="float">
            <text:p>238235</text:p>
          </table:table-cell>
          <table:table-cell office:value-type="float" office:value="0.14268680445151" calcext:value-type="float">
            <text:p>0.14268680445151</text:p>
          </table:table-cell>
          <table:table-cell office:value-type="float" office:value="0.14296416864293" calcext:value-type="float">
            <text:p>0.14296416864293</text:p>
          </table:table-cell>
          <table:table-cell office:value-type="float" office:value="0.143271929502765" calcext:value-type="float">
            <text:p>0.143271929502765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42998" calcext:value-type="float">
            <text:p>42998</text:p>
          </table:table-cell>
          <table:table-cell office:value-type="float" office:value="214719" calcext:value-type="float">
            <text:p>214719</text:p>
          </table:table-cell>
          <table:table-cell office:value-type="float" office:value="238144" calcext:value-type="float">
            <text:p>238144</text:p>
          </table:table-cell>
          <table:table-cell office:value-type="float" office:value="0.141238224125925" calcext:value-type="float">
            <text:p>0.141238224125925</text:p>
          </table:table-cell>
          <table:table-cell office:value-type="float" office:value="0.143116804171949" calcext:value-type="float">
            <text:p>0.143116804171949</text:p>
          </table:table-cell>
          <table:table-cell office:value-type="float" office:value="0.14321720309571" calcext:value-type="float">
            <text:p>0.14321720309571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43411" calcext:value-type="float">
            <text:p>43411</text:p>
          </table:table-cell>
          <table:table-cell office:value-type="float" office:value="214392" calcext:value-type="float">
            <text:p>214392</text:p>
          </table:table-cell>
          <table:table-cell office:value-type="float" office:value="237533" calcext:value-type="float">
            <text:p>237533</text:p>
          </table:table-cell>
          <table:table-cell office:value-type="float" office:value="0.142594831097505" calcext:value-type="float">
            <text:p>0.142594831097505</text:p>
          </table:table-cell>
          <table:table-cell office:value-type="float" office:value="0.142898848634878" calcext:value-type="float">
            <text:p>0.142898848634878</text:p>
          </table:table-cell>
          <table:table-cell office:value-type="float" office:value="0.142849754362627" calcext:value-type="float">
            <text:p>0.142849754362627</text:p>
          </table:table-cell>
        </table:table-row>
        <table:table-row table:style-name="ro1">
          <table:table-cell office:value-type="string" calcext:value-type="string">
            <text:p>n_4</text:p>
          </table:table-cell>
          <table:table-cell office:value-type="float" office:value="44702" calcext:value-type="float">
            <text:p>44702</text:p>
          </table:table-cell>
          <table:table-cell office:value-type="float" office:value="212743" calcext:value-type="float">
            <text:p>212743</text:p>
          </table:table-cell>
          <table:table-cell office:value-type="float" office:value="235339" calcext:value-type="float">
            <text:p>235339</text:p>
          </table:table-cell>
          <table:table-cell office:value-type="float" office:value="0.146835459669684" calcext:value-type="float">
            <text:p>0.146835459669684</text:p>
          </table:table-cell>
          <table:table-cell office:value-type="float" office:value="0.141799739519805" calcext:value-type="float">
            <text:p>0.141799739519805</text:p>
          </table:table-cell>
          <table:table-cell office:value-type="float" office:value="0.141530306702421" calcext:value-type="float">
            <text:p>0.141530306702421</text:p>
          </table:table-cell>
        </table:table-row>
        <table:table-row table:style-name="ro1">
          <table:table-cell office:value-type="string" calcext:value-type="string">
            <text:p>n_5</text:p>
          </table:table-cell>
          <table:table-cell office:value-type="float" office:value="43935" calcext:value-type="float">
            <text:p>43935</text:p>
          </table:table-cell>
          <table:table-cell office:value-type="float" office:value="216377" calcext:value-type="float">
            <text:p>216377</text:p>
          </table:table-cell>
          <table:table-cell office:value-type="float" office:value="240475" calcext:value-type="float">
            <text:p>240475</text:p>
          </table:table-cell>
          <table:table-cell office:value-type="float" office:value="0.144316046722464" calcext:value-type="float">
            <text:p>0.144316046722464</text:p>
          </table:table-cell>
          <table:table-cell office:value-type="float" office:value="0.144221912063272" calcext:value-type="float">
            <text:p>0.144221912063272</text:p>
          </table:table-cell>
          <table:table-cell office:value-type="float" office:value="0.144619041061043" calcext:value-type="float">
            <text:p>0.144619041061043</text:p>
          </table:table-cell>
        </table:table-row>
        <table:table-row table:style-name="ro1">
          <table:table-cell office:value-type="string" calcext:value-type="string">
            <text:p>n_6</text:p>
          </table:table-cell>
          <table:table-cell office:value-type="float" office:value="43204" calcext:value-type="float">
            <text:p>43204</text:p>
          </table:table-cell>
          <table:table-cell office:value-type="float" office:value="213961" calcext:value-type="float">
            <text:p>213961</text:p>
          </table:table-cell>
          <table:table-cell office:value-type="float" office:value="236916" calcext:value-type="float">
            <text:p>236916</text:p>
          </table:table-cell>
          <table:table-cell office:value-type="float" office:value="0.141914885230393" calcext:value-type="float">
            <text:p>0.141914885230393</text:p>
          </table:table-cell>
          <table:table-cell office:value-type="float" office:value="0.14261157390559" calcext:value-type="float">
            <text:p>0.14261157390559</text:p>
          </table:table-cell>
          <table:table-cell office:value-type="float" office:value="0.142478697295012" calcext:value-type="float">
            <text:p>0.142478697295012</text:p>
          </table:table-cell>
        </table:table-row>
      </table:table>
      <table:table table:name="RandomSlicing_Random_C2_write_heavy_stats" table:style-name="ta1">
        <table:table-source xlink:type="simple" xlink:href="../RandomSlicing_Random_C2_write_heavy/RandomSlicing_Random_C2_write_heavy_stats.csv" table:table-name="RandomSlicing_Random_C2_write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42702" calcext:value-type="float">
            <text:p>42702</text:p>
          </table:table-cell>
          <table:table-cell office:value-type="float" office:value="244720" calcext:value-type="float">
            <text:p>244720</text:p>
          </table:table-cell>
          <table:table-cell office:value-type="float" office:value="244854" calcext:value-type="float">
            <text:p>244854</text:p>
          </table:table-cell>
          <table:table-cell office:value-type="float" office:value="0.142802680685421" calcext:value-type="float">
            <text:p>0.142802680685421</text:p>
          </table:table-cell>
          <table:table-cell office:value-type="float" office:value="0.14292756203145" calcext:value-type="float">
            <text:p>0.14292756203145</text:p>
          </table:table-cell>
          <table:table-cell office:value-type="float" office:value="0.142763187814631" calcext:value-type="float">
            <text:p>0.142763187814631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42553" calcext:value-type="float">
            <text:p>42553</text:p>
          </table:table-cell>
          <table:table-cell office:value-type="float" office:value="243089" calcext:value-type="float">
            <text:p>243089</text:p>
          </table:table-cell>
          <table:table-cell office:value-type="float" office:value="243977" calcext:value-type="float">
            <text:p>243977</text:p>
          </table:table-cell>
          <table:table-cell office:value-type="float" office:value="0.142304399587998" calcext:value-type="float">
            <text:p>0.142304399587998</text:p>
          </table:table-cell>
          <table:table-cell office:value-type="float" office:value="0.141974984172373" calcext:value-type="float">
            <text:p>0.141974984172373</text:p>
          </table:table-cell>
          <table:table-cell office:value-type="float" office:value="0.142251849156845" calcext:value-type="float">
            <text:p>0.142251849156845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42881" calcext:value-type="float">
            <text:p>42881</text:p>
          </table:table-cell>
          <table:table-cell office:value-type="float" office:value="245576" calcext:value-type="float">
            <text:p>245576</text:p>
          </table:table-cell>
          <table:table-cell office:value-type="float" office:value="245814" calcext:value-type="float">
            <text:p>245814</text:p>
          </table:table-cell>
          <table:table-cell office:value-type="float" office:value="0.143401286836015" calcext:value-type="float">
            <text:p>0.143401286836015</text:p>
          </table:table-cell>
          <table:table-cell office:value-type="float" office:value="0.143427504795012" calcext:value-type="float">
            <text:p>0.143427504795012</text:p>
          </table:table-cell>
          <table:table-cell office:value-type="float" office:value="0.143322919982788" calcext:value-type="float">
            <text:p>0.143322919982788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42658" calcext:value-type="float">
            <text:p>42658</text:p>
          </table:table-cell>
          <table:table-cell office:value-type="float" office:value="244531" calcext:value-type="float">
            <text:p>244531</text:p>
          </table:table-cell>
          <table:table-cell office:value-type="float" office:value="245208" calcext:value-type="float">
            <text:p>245208</text:p>
          </table:table-cell>
          <table:table-cell office:value-type="float" office:value="0.142655537274101" calcext:value-type="float">
            <text:p>0.142655537274101</text:p>
          </table:table-cell>
          <table:table-cell office:value-type="float" office:value="0.142817177472673" calcext:value-type="float">
            <text:p>0.142817177472673</text:p>
          </table:table-cell>
          <table:table-cell office:value-type="float" office:value="0.142969589051639" calcext:value-type="float">
            <text:p>0.142969589051639</text:p>
          </table:table-cell>
        </table:table-row>
        <table:table-row table:style-name="ro1">
          <table:table-cell office:value-type="string" calcext:value-type="string">
            <text:p>n_4</text:p>
          </table:table-cell>
          <table:table-cell office:value-type="float" office:value="42546" calcext:value-type="float">
            <text:p>42546</text:p>
          </table:table-cell>
          <table:table-cell office:value-type="float" office:value="243573" calcext:value-type="float">
            <text:p>243573</text:p>
          </table:table-cell>
          <table:table-cell office:value-type="float" office:value="243794" calcext:value-type="float">
            <text:p>243794</text:p>
          </table:table-cell>
          <table:table-cell office:value-type="float" office:value="0.142280990408925" calcext:value-type="float">
            <text:p>0.142280990408925</text:p>
          </table:table-cell>
          <table:table-cell office:value-type="float" office:value="0.142257662090088" calcext:value-type="float">
            <text:p>0.142257662090088</text:p>
          </table:table-cell>
          <table:table-cell office:value-type="float" office:value="0.14214515021229" calcext:value-type="float">
            <text:p>0.14214515021229</text:p>
          </table:table-cell>
        </table:table-row>
        <table:table-row table:style-name="ro1">
          <table:table-cell office:value-type="string" calcext:value-type="string">
            <text:p>n_5</text:p>
          </table:table-cell>
          <table:table-cell office:value-type="float" office:value="43043" calcext:value-type="float">
            <text:p>43043</text:p>
          </table:table-cell>
          <table:table-cell office:value-type="float" office:value="246280" calcext:value-type="float">
            <text:p>246280</text:p>
          </table:table-cell>
          <table:table-cell office:value-type="float" office:value="246380" calcext:value-type="float">
            <text:p>246380</text:p>
          </table:table-cell>
          <table:table-cell office:value-type="float" office:value="0.143943042123146" calcext:value-type="float">
            <text:p>0.143943042123146</text:p>
          </table:table-cell>
          <table:table-cell office:value-type="float" office:value="0.143838672675325" calcext:value-type="float">
            <text:p>0.143838672675325</text:p>
          </table:table-cell>
          <table:table-cell office:value-type="float" office:value="0.143652928740264" calcext:value-type="float">
            <text:p>0.143652928740264</text:p>
          </table:table-cell>
        </table:table-row>
        <table:table-row table:style-name="ro1">
          <table:table-cell office:value-type="string" calcext:value-type="string">
            <text:p>n_6</text:p>
          </table:table-cell>
          <table:table-cell office:value-type="float" office:value="42645" calcext:value-type="float">
            <text:p>42645</text:p>
          </table:table-cell>
          <table:table-cell office:value-type="float" office:value="244427" calcext:value-type="float">
            <text:p>244427</text:p>
          </table:table-cell>
          <table:table-cell office:value-type="float" office:value="245079" calcext:value-type="float">
            <text:p>245079</text:p>
          </table:table-cell>
          <table:table-cell office:value-type="float" office:value="0.142612063084393" calcext:value-type="float">
            <text:p>0.142612063084393</text:p>
          </table:table-cell>
          <table:table-cell office:value-type="float" office:value="0.142756436763081" calcext:value-type="float">
            <text:p>0.142756436763081</text:p>
          </table:table-cell>
          <table:table-cell office:value-type="float" office:value="0.142894375041543" calcext:value-type="float">
            <text:p>0.142894375041543</text:p>
          </table:table-cell>
        </table:table-row>
      </table:table>
      <table:table table:name="RandomSlicing_Random_dynamic_read_heavy_stats" table:style-name="ta1">
        <table:table-source xlink:type="simple" xlink:href="../RandomSlicing_Random_dynamic_read_heavy/RandomSlicing_Random_dynamic_read_heavy_stats.csv" table:table-name="RandomSlicing_Random_dynamic_read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31746" calcext:value-type="float">
            <text:p>31746</text:p>
          </table:table-cell>
          <table:table-cell office:value-type="float" office:value="884811" calcext:value-type="float">
            <text:p>884811</text:p>
          </table:table-cell>
          <table:table-cell office:value-type="float" office:value="981011" calcext:value-type="float">
            <text:p>981011</text:p>
          </table:table-cell>
          <table:table-cell office:value-type="float" office:value="0.045224090453879" calcext:value-type="float">
            <text:p>0.045224090453879</text:p>
          </table:table-cell>
          <table:table-cell office:value-type="float" office:value="0.27070369542052" calcext:value-type="float">
            <text:p>0.27070369542052</text:p>
          </table:table-cell>
          <table:table-cell office:value-type="float" office:value="0.270375649817574" calcext:value-type="float">
            <text:p>0.270375649817574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31574" calcext:value-type="float">
            <text:p>31574</text:p>
          </table:table-cell>
          <table:table-cell office:value-type="float" office:value="885058" calcext:value-type="float">
            <text:p>885058</text:p>
          </table:table-cell>
          <table:table-cell office:value-type="float" office:value="982078" calcext:value-type="float">
            <text:p>982078</text:p>
          </table:table-cell>
          <table:table-cell office:value-type="float" office:value="0.044979066086776" calcext:value-type="float">
            <text:p>0.044979066086776</text:p>
          </table:table-cell>
          <table:table-cell office:value-type="float" office:value="0.270779263889683" calcext:value-type="float">
            <text:p>0.270779263889683</text:p>
          </table:table-cell>
          <table:table-cell office:value-type="float" office:value="0.27066972482627" calcext:value-type="float">
            <text:p>0.27066972482627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31970" calcext:value-type="float">
            <text:p>31970</text:p>
          </table:table-cell>
          <table:table-cell office:value-type="float" office:value="886819" calcext:value-type="float">
            <text:p>886819</text:p>
          </table:table-cell>
          <table:table-cell office:value-type="float" office:value="984810" calcext:value-type="float">
            <text:p>984810</text:p>
          </table:table-cell>
          <table:table-cell office:value-type="float" office:value="0.045543191955223" calcext:value-type="float">
            <text:p>0.045543191955223</text:p>
          </table:table-cell>
          <table:table-cell office:value-type="float" office:value="0.271318033420844" calcext:value-type="float">
            <text:p>0.271318033420844</text:p>
          </table:table-cell>
          <table:table-cell office:value-type="float" office:value="0.271422689140943" calcext:value-type="float">
            <text:p>0.271422689140943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112407" calcext:value-type="float">
            <text:p>112407</text:p>
          </table:table-cell>
          <table:table-cell office:value-type="float" office:value="410361" calcext:value-type="float">
            <text:p>410361</text:p>
          </table:table-cell>
          <table:table-cell office:value-type="float" office:value="456306" calcext:value-type="float">
            <text:p>456306</text:p>
          </table:table-cell>
          <table:table-cell office:value-type="float" office:value="0.160130546703496" calcext:value-type="float">
            <text:p>0.160130546703496</text:p>
          </table:table-cell>
          <table:table-cell office:value-type="float" office:value="0.125547986130891" calcext:value-type="float">
            <text:p>0.125547986130891</text:p>
          </table:table-cell>
          <table:table-cell office:value-type="float" office:value="0.125762128320333" calcext:value-type="float">
            <text:p>0.125762128320333</text:p>
          </table:table-cell>
        </table:table-row>
        <table:table-row table:style-name="ro1">
          <table:table-cell office:value-type="string" calcext:value-type="string">
            <text:p>n_4</text:p>
          </table:table-cell>
          <table:table-cell office:value-type="float" office:value="112711" calcext:value-type="float">
            <text:p>112711</text:p>
          </table:table-cell>
          <table:table-cell office:value-type="float" office:value="66923" calcext:value-type="float">
            <text:p>66923</text:p>
          </table:table-cell>
          <table:table-cell office:value-type="float" office:value="74071" calcext:value-type="float">
            <text:p>74071</text:p>
          </table:table-cell>
          <table:table-cell office:value-type="float" office:value="0.160563613026749" calcext:value-type="float">
            <text:p>0.160563613026749</text:p>
          </table:table-cell>
          <table:table-cell office:value-type="float" office:value="0.02047477191019" calcext:value-type="float">
            <text:p>0.02047477191019</text:p>
          </table:table-cell>
          <table:table-cell office:value-type="float" office:value="0.020414648518353" calcext:value-type="float">
            <text:p>0.020414648518353</text:p>
          </table:table-cell>
        </table:table-row>
        <table:table-row table:style-name="ro1">
          <table:table-cell office:value-type="string" calcext:value-type="string">
            <text:p>n_5</text:p>
          </table:table-cell>
          <table:table-cell office:value-type="float" office:value="120765" calcext:value-type="float">
            <text:p>120765</text:p>
          </table:table-cell>
          <table:table-cell office:value-type="float" office:value="67784" calcext:value-type="float">
            <text:p>67784</text:p>
          </table:table-cell>
          <table:table-cell office:value-type="float" office:value="75643" calcext:value-type="float">
            <text:p>75643</text:p>
          </table:table-cell>
          <table:table-cell office:value-type="float" office:value="0.172037021472397" calcext:value-type="float">
            <text:p>0.172037021472397</text:p>
          </table:table-cell>
          <table:table-cell office:value-type="float" office:value="0.020738190743995" calcext:value-type="float">
            <text:p>0.020738190743995</text:p>
          </table:table-cell>
          <table:table-cell office:value-type="float" office:value="0.020847906169402" calcext:value-type="float">
            <text:p>0.020847906169402</text:p>
          </table:table-cell>
        </table:table-row>
        <table:table-row table:style-name="ro1">
          <table:table-cell office:value-type="string" calcext:value-type="string">
            <text:p>n_6</text:p>
          </table:table-cell>
          <table:table-cell office:value-type="float" office:value="260798" calcext:value-type="float">
            <text:p>260798</text:p>
          </table:table-cell>
          <table:table-cell office:value-type="float" office:value="66803" calcext:value-type="float">
            <text:p>66803</text:p>
          </table:table-cell>
          <table:table-cell office:value-type="float" office:value="74407" calcext:value-type="float">
            <text:p>74407</text:p>
          </table:table-cell>
          <table:table-cell office:value-type="float" office:value="0.37152247030148" calcext:value-type="float">
            <text:p>0.37152247030148</text:p>
          </table:table-cell>
          <table:table-cell office:value-type="float" office:value="0.020438058483876" calcext:value-type="float">
            <text:p>0.020438058483876</text:p>
          </table:table-cell>
          <table:table-cell office:value-type="float" office:value="0.020507253207126" calcext:value-type="float">
            <text:p>0.020507253207126</text:p>
          </table:table-cell>
        </table:table-row>
        <table:table-row table:style-name="ro1">
          <table:table-cell/>
          <table:table-cell office:value-type="float" office:value="701971" calcext:value-type="float">
            <text:p>701971</text:p>
          </table:table-cell>
          <table:table-cell office:value-type="float" office:value="3268559" calcext:value-type="float">
            <text:p>3268559</text:p>
          </table:table-cell>
          <table:table-cell office:value-type="float" office:value="3628326" calcext:value-type="float">
            <text:p>3628326</text:p>
          </table:table-cell>
          <table:table-cell table:number-columns-repeated="3"/>
        </table:table-row>
      </table:table>
      <table:table table:name="RandomSlicing_Random_dynamic_write_heavy_stats" table:style-name="ta1">
        <table:table-source xlink:type="simple" xlink:href="../RandomSlicing_Random_dynamic_write_heavy/RandomSlicing_Random_dynamic_write_heavy_stats.csv" table:table-name="RandomSlicing_Random_dynamic_write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25814" calcext:value-type="float">
            <text:p>25814</text:p>
          </table:table-cell>
          <table:table-cell office:value-type="float" office:value="574251" calcext:value-type="float">
            <text:p>574251</text:p>
          </table:table-cell>
          <table:table-cell office:value-type="float" office:value="576663" calcext:value-type="float">
            <text:p>576663</text:p>
          </table:table-cell>
          <table:table-cell office:value-type="float" office:value="0.042170505150833" calcext:value-type="float">
            <text:p>0.042170505150833</text:p>
          </table:table-cell>
          <table:table-cell office:value-type="float" office:value="0.266552325163099" calcext:value-type="float">
            <text:p>0.266552325163099</text:p>
          </table:table-cell>
          <table:table-cell office:value-type="float" office:value="0.267010819563282" calcext:value-type="float">
            <text:p>0.267010819563282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25224" calcext:value-type="float">
            <text:p>25224</text:p>
          </table:table-cell>
          <table:table-cell office:value-type="float" office:value="568472" calcext:value-type="float">
            <text:p>568472</text:p>
          </table:table-cell>
          <table:table-cell office:value-type="float" office:value="570780" calcext:value-type="float">
            <text:p>570780</text:p>
          </table:table-cell>
          <table:table-cell office:value-type="float" office:value="0.041206663900388" calcext:value-type="float">
            <text:p>0.041206663900388</text:p>
          </table:table-cell>
          <table:table-cell office:value-type="float" office:value="0.263869864205926" calcext:value-type="float">
            <text:p>0.263869864205926</text:p>
          </table:table-cell>
          <table:table-cell office:value-type="float" office:value="0.264286828859022" calcext:value-type="float">
            <text:p>0.264286828859022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26034" calcext:value-type="float">
            <text:p>26034</text:p>
          </table:table-cell>
          <table:table-cell office:value-type="float" office:value="569418" calcext:value-type="float">
            <text:p>569418</text:p>
          </table:table-cell>
          <table:table-cell office:value-type="float" office:value="571349" calcext:value-type="float">
            <text:p>571349</text:p>
          </table:table-cell>
          <table:table-cell office:value-type="float" office:value="0.042529903583202" calcext:value-type="float">
            <text:p>0.042529903583202</text:p>
          </table:table-cell>
          <table:table-cell office:value-type="float" office:value="0.264308972713537" calcext:value-type="float">
            <text:p>0.264308972713537</text:p>
          </table:table-cell>
          <table:table-cell office:value-type="float" office:value="0.264550291498954" calcext:value-type="float">
            <text:p>0.264550291498954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108211" calcext:value-type="float">
            <text:p>108211</text:p>
          </table:table-cell>
          <table:table-cell office:value-type="float" office:value="209804" calcext:value-type="float">
            <text:p>209804</text:p>
          </table:table-cell>
          <table:table-cell office:value-type="float" office:value="209183" calcext:value-type="float">
            <text:p>209183</text:p>
          </table:table-cell>
          <table:table-cell office:value-type="float" office:value="0.176776653477833" calcext:value-type="float">
            <text:p>0.176776653477833</text:p>
          </table:table-cell>
          <table:table-cell office:value-type="float" office:value="0.0973855405189" calcext:value-type="float">
            <text:p>0.0973855405189</text:p>
          </table:table-cell>
          <table:table-cell office:value-type="float" office:value="0.096857478750511" calcext:value-type="float">
            <text:p>0.096857478750511</text:p>
          </table:table-cell>
        </table:table-row>
        <table:table-row table:style-name="ro1">
          <table:table-cell office:value-type="string" calcext:value-type="string">
            <text:p>n_4</text:p>
          </table:table-cell>
          <table:table-cell office:value-type="float" office:value="86457" calcext:value-type="float">
            <text:p>86457</text:p>
          </table:table-cell>
          <table:table-cell office:value-type="float" office:value="76526" calcext:value-type="float">
            <text:p>76526</text:p>
          </table:table-cell>
          <table:table-cell office:value-type="float" office:value="76253" calcext:value-type="float">
            <text:p>76253</text:p>
          </table:table-cell>
          <table:table-cell office:value-type="float" office:value="0.141238683033453" calcext:value-type="float">
            <text:p>0.141238683033453</text:p>
          </table:table-cell>
          <table:table-cell office:value-type="float" office:value="0.035521371726704" calcext:value-type="float">
            <text:p>0.035521371726704</text:p>
          </table:table-cell>
          <table:table-cell office:value-type="float" office:value="0.035307234943388" calcext:value-type="float">
            <text:p>0.035307234943388</text:p>
          </table:table-cell>
        </table:table-row>
        <table:table-row table:style-name="ro1">
          <table:table-cell office:value-type="string" calcext:value-type="string">
            <text:p>n_5</text:p>
          </table:table-cell>
          <table:table-cell office:value-type="float" office:value="115427" calcext:value-type="float">
            <text:p>115427</text:p>
          </table:table-cell>
          <table:table-cell office:value-type="float" office:value="78115" calcext:value-type="float">
            <text:p>78115</text:p>
          </table:table-cell>
          <table:table-cell office:value-type="float" office:value="77628" calcext:value-type="float">
            <text:p>77628</text:p>
          </table:table-cell>
          <table:table-cell office:value-type="float" office:value="0.188564922059549" calcext:value-type="float">
            <text:p>0.188564922059549</text:p>
          </table:table-cell>
          <table:table-cell office:value-type="float" office:value="0.036258944050799" calcext:value-type="float">
            <text:p>0.036258944050799</text:p>
          </table:table-cell>
          <table:table-cell office:value-type="float" office:value="0.035943897737601" calcext:value-type="float">
            <text:p>0.035943897737601</text:p>
          </table:table-cell>
        </table:table-row>
        <table:table-row table:style-name="ro1">
          <table:table-cell office:value-type="string" calcext:value-type="string">
            <text:p>n_6</text:p>
          </table:table-cell>
          <table:table-cell office:value-type="float" office:value="224967" calcext:value-type="float">
            <text:p>224967</text:p>
          </table:table-cell>
          <table:table-cell office:value-type="float" office:value="77779" calcext:value-type="float">
            <text:p>77779</text:p>
          </table:table-cell>
          <table:table-cell office:value-type="float" office:value="77843" calcext:value-type="float">
            <text:p>77843</text:p>
          </table:table-cell>
          <table:table-cell office:value-type="float" office:value="0.367512668794741" calcext:value-type="float">
            <text:p>0.367512668794741</text:p>
          </table:table-cell>
          <table:table-cell office:value-type="float" office:value="0.036102981621035" calcext:value-type="float">
            <text:p>0.036102981621035</text:p>
          </table:table-cell>
          <table:table-cell office:value-type="float" office:value="0.036043448647242" calcext:value-type="float">
            <text:p>0.036043448647242</text:p>
          </table:table-cell>
        </table:table-row>
      </table:table>
      <table:table table:name="RandomSlicing_Rotation_C0_read_heavy_stats" table:style-name="ta1">
        <table:table-source xlink:type="simple" xlink:href="../RandomSlicing_Rotation_C0_read_heavy/RandomSlicing_Rotation_C0_read_heavy_stats.csv" table:table-name="RandomSlicing_Rotation_C0_read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99975" calcext:value-type="float">
            <text:p>99975</text:p>
          </table:table-cell>
          <table:table-cell office:value-type="float" office:value="820608" calcext:value-type="float">
            <text:p>820608</text:p>
          </table:table-cell>
          <table:table-cell office:value-type="float" office:value="907767" calcext:value-type="float">
            <text:p>907767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99975" calcext:value-type="float">
            <text:p>99975</text:p>
          </table:table-cell>
          <table:table-cell office:value-type="float" office:value="820608" calcext:value-type="float">
            <text:p>820608</text:p>
          </table:table-cell>
          <table:table-cell office:value-type="float" office:value="907767" calcext:value-type="float">
            <text:p>907767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99975" calcext:value-type="float">
            <text:p>99975</text:p>
          </table:table-cell>
          <table:table-cell office:value-type="float" office:value="820608" calcext:value-type="float">
            <text:p>820608</text:p>
          </table:table-cell>
          <table:table-cell office:value-type="float" office:value="907767" calcext:value-type="float">
            <text:p>907767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</table:table>
      <table:table table:name="RandomSlicing_Rotation_C0_write_heavy_stats" table:style-name="ta1">
        <table:table-source xlink:type="simple" xlink:href="../RandomSlicing_Rotation_C0_write_heavy/RandomSlicing_Rotation_C0_write_heavy_stats.csv" table:table-name="RandomSlicing_Rotation_C0_write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99989" calcext:value-type="float">
            <text:p>99989</text:p>
          </table:table-cell>
          <table:table-cell office:value-type="float" office:value="849253" calcext:value-type="float">
            <text:p>849253</text:p>
          </table:table-cell>
          <table:table-cell office:value-type="float" office:value="849965" calcext:value-type="float">
            <text:p>849965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99989" calcext:value-type="float">
            <text:p>99989</text:p>
          </table:table-cell>
          <table:table-cell office:value-type="float" office:value="849253" calcext:value-type="float">
            <text:p>849253</text:p>
          </table:table-cell>
          <table:table-cell office:value-type="float" office:value="849965" calcext:value-type="float">
            <text:p>849965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99989" calcext:value-type="float">
            <text:p>99989</text:p>
          </table:table-cell>
          <table:table-cell office:value-type="float" office:value="849253" calcext:value-type="float">
            <text:p>849253</text:p>
          </table:table-cell>
          <table:table-cell office:value-type="float" office:value="849965" calcext:value-type="float">
            <text:p>849965</text:p>
          </table:table-cell>
          <table:table-cell table:number-columns-repeated="3" office:value-type="float" office:value="0.333333333333333" calcext:value-type="float">
            <text:p>0.333333333333333</text:p>
          </table:table-cell>
        </table:table-row>
      </table:table>
      <table:table table:name="RandomSlicing_Rotation_C1_read_heavy_stats" table:style-name="ta1">
        <table:table-source xlink:type="simple" xlink:href="../RandomSlicing_Rotation_C1_read_heavy/RandomSlicing_Rotation_C1_read_heavy_stats.csv" table:table-name="RandomSlicing_Rotation_C1_read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84704" calcext:value-type="float">
            <text:p>84704</text:p>
          </table:table-cell>
          <table:table-cell office:value-type="float" office:value="685866" calcext:value-type="float">
            <text:p>685866</text:p>
          </table:table-cell>
          <table:table-cell office:value-type="float" office:value="758802" calcext:value-type="float">
            <text:p>758802</text:p>
          </table:table-cell>
          <table:table-cell office:value-type="float" office:value="0.273370103695002" calcext:value-type="float">
            <text:p>0.273370103695002</text:p>
          </table:table-cell>
          <table:table-cell office:value-type="float" office:value="0.267182593431867" calcext:value-type="float">
            <text:p>0.267182593431867</text:p>
          </table:table-cell>
          <table:table-cell office:value-type="float" office:value="0.267262475855569" calcext:value-type="float">
            <text:p>0.267262475855569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81851" calcext:value-type="float">
            <text:p>81851</text:p>
          </table:table-cell>
          <table:table-cell office:value-type="float" office:value="681733" calcext:value-type="float">
            <text:p>681733</text:p>
          </table:table-cell>
          <table:table-cell office:value-type="float" office:value="753899" calcext:value-type="float">
            <text:p>753899</text:p>
          </table:table-cell>
          <table:table-cell office:value-type="float" office:value="0.264162452275449" calcext:value-type="float">
            <text:p>0.264162452275449</text:p>
          </table:table-cell>
          <table:table-cell office:value-type="float" office:value="0.2655725622324" calcext:value-type="float">
            <text:p>0.2655725622324</text:p>
          </table:table-cell>
          <table:table-cell office:value-type="float" office:value="0.265535559058934" calcext:value-type="float">
            <text:p>0.265535559058934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80912" calcext:value-type="float">
            <text:p>80912</text:p>
          </table:table-cell>
          <table:table-cell office:value-type="float" office:value="678936" calcext:value-type="float">
            <text:p>678936</text:p>
          </table:table-cell>
          <table:table-cell office:value-type="float" office:value="750790" calcext:value-type="float">
            <text:p>750790</text:p>
          </table:table-cell>
          <table:table-cell office:value-type="float" office:value="0.261131963427583" calcext:value-type="float">
            <text:p>0.261131963427583</text:p>
          </table:table-cell>
          <table:table-cell office:value-type="float" office:value="0.264482976637212" calcext:value-type="float">
            <text:p>0.264482976637212</text:p>
          </table:table-cell>
          <table:table-cell office:value-type="float" office:value="0.264440518406122" calcext:value-type="float">
            <text:p>0.264440518406122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62384" calcext:value-type="float">
            <text:p>62384</text:p>
          </table:table-cell>
          <table:table-cell office:value-type="float" office:value="520496" calcext:value-type="float">
            <text:p>520496</text:p>
          </table:table-cell>
          <table:table-cell office:value-type="float" office:value="575673" calcext:value-type="float">
            <text:p>575673</text:p>
          </table:table-cell>
          <table:table-cell office:value-type="float" office:value="0.201335480601967" calcext:value-type="float">
            <text:p>0.201335480601967</text:p>
          </table:table-cell>
          <table:table-cell office:value-type="float" office:value="0.20276186769852" calcext:value-type="float">
            <text:p>0.20276186769852</text:p>
          </table:table-cell>
          <table:table-cell office:value-type="float" office:value="0.202761446679375" calcext:value-type="float">
            <text:p>0.202761446679375</text:p>
          </table:table-cell>
        </table:table-row>
      </table:table>
      <table:table table:name="RandomSlicing_Rotation_C1_write_heavy_stats" table:style-name="ta1">
        <table:table-source xlink:type="simple" xlink:href="../RandomSlicing_Rotation_C1_write_heavy/RandomSlicing_Rotation_C1_write_heavy_stats.csv" table:table-name="RandomSlicing_Rotation_C1_write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81209" calcext:value-type="float">
            <text:p>81209</text:p>
          </table:table-cell>
          <table:table-cell office:value-type="float" office:value="694176" calcext:value-type="float">
            <text:p>694176</text:p>
          </table:table-cell>
          <table:table-cell office:value-type="float" office:value="694504" calcext:value-type="float">
            <text:p>694504</text:p>
          </table:table-cell>
          <table:table-cell office:value-type="float" office:value="0.258677641197812" calcext:value-type="float">
            <text:p>0.258677641197812</text:p>
          </table:table-cell>
          <table:table-cell office:value-type="float" office:value="0.263567533826998" calcext:value-type="float">
            <text:p>0.263567533826998</text:p>
          </table:table-cell>
          <table:table-cell office:value-type="float" office:value="0.263535675960372" calcext:value-type="float">
            <text:p>0.263535675960372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86677" calcext:value-type="float">
            <text:p>86677</text:p>
          </table:table-cell>
          <table:table-cell office:value-type="float" office:value="714841" calcext:value-type="float">
            <text:p>714841</text:p>
          </table:table-cell>
          <table:table-cell office:value-type="float" office:value="715640" calcext:value-type="float">
            <text:p>715640</text:p>
          </table:table-cell>
          <table:table-cell office:value-type="float" office:value="0.276095037570993" calcext:value-type="float">
            <text:p>0.276095037570993</text:p>
          </table:table-cell>
          <table:table-cell office:value-type="float" office:value="0.271413704087185" calcext:value-type="float">
            <text:p>0.271413704087185</text:p>
          </table:table-cell>
          <table:table-cell office:value-type="float" office:value="0.271555917812253" calcext:value-type="float">
            <text:p>0.271555917812253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83164" calcext:value-type="float">
            <text:p>83164</text:p>
          </table:table-cell>
          <table:table-cell office:value-type="float" office:value="707695" calcext:value-type="float">
            <text:p>707695</text:p>
          </table:table-cell>
          <table:table-cell office:value-type="float" office:value="708135" calcext:value-type="float">
            <text:p>708135</text:p>
          </table:table-cell>
          <table:table-cell office:value-type="float" office:value="0.264904965614339" calcext:value-type="float">
            <text:p>0.264904965614339</text:p>
          </table:table-cell>
          <table:table-cell office:value-type="float" office:value="0.268700482084799" calcext:value-type="float">
            <text:p>0.268700482084799</text:p>
          </table:table-cell>
          <table:table-cell office:value-type="float" office:value="0.268708079285646" calcext:value-type="float">
            <text:p>0.268708079285646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62889" calcext:value-type="float">
            <text:p>62889</text:p>
          </table:table-cell>
          <table:table-cell office:value-type="float" office:value="517057" calcext:value-type="float">
            <text:p>517057</text:p>
          </table:table-cell>
          <table:table-cell office:value-type="float" office:value="517053" calcext:value-type="float">
            <text:p>517053</text:p>
          </table:table-cell>
          <table:table-cell office:value-type="float" office:value="0.200322355616855" calcext:value-type="float">
            <text:p>0.200322355616855</text:p>
          </table:table-cell>
          <table:table-cell office:value-type="float" office:value="0.196318280001018" calcext:value-type="float">
            <text:p>0.196318280001018</text:p>
          </table:table-cell>
          <table:table-cell office:value-type="float" office:value="0.196200326941729" calcext:value-type="float">
            <text:p>0.196200326941729</text:p>
          </table:table-cell>
        </table:table-row>
      </table:table>
      <table:table table:name="RandomSlicing_Rotation_C2_read_heavy_stats" table:style-name="ta1">
        <table:table-source xlink:type="simple" xlink:href="../RandomSlicing_Rotation_C2_read_heavy/RandomSlicing_Rotation_C2_read_heavy_stats.csv" table:table-name="RandomSlicing_Rotation_C2_read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55653" calcext:value-type="float">
            <text:p>55653</text:p>
          </table:table-cell>
          <table:table-cell office:value-type="float" office:value="293997" calcext:value-type="float">
            <text:p>293997</text:p>
          </table:table-cell>
          <table:table-cell office:value-type="float" office:value="325468" calcext:value-type="float">
            <text:p>325468</text:p>
          </table:table-cell>
          <table:table-cell office:value-type="float" office:value="0.183501272734467" calcext:value-type="float">
            <text:p>0.183501272734467</text:p>
          </table:table-cell>
          <table:table-cell office:value-type="float" office:value="0.185230314825444" calcext:value-type="float">
            <text:p>0.185230314825444</text:p>
          </table:table-cell>
          <table:table-cell office:value-type="float" office:value="0.184974501699034" calcext:value-type="float">
            <text:p>0.184974501699034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42723" calcext:value-type="float">
            <text:p>42723</text:p>
          </table:table-cell>
          <table:table-cell office:value-type="float" office:value="225899" calcext:value-type="float">
            <text:p>225899</text:p>
          </table:table-cell>
          <table:table-cell office:value-type="float" office:value="250830" calcext:value-type="float">
            <text:p>250830</text:p>
          </table:table-cell>
          <table:table-cell office:value-type="float" office:value="0.131480724337585" calcext:value-type="float">
            <text:p>0.131480724337585</text:p>
          </table:table-cell>
          <table:table-cell office:value-type="float" office:value="0.131388857211802" calcext:value-type="float">
            <text:p>0.131388857211802</text:p>
          </table:table-cell>
          <table:table-cell office:value-type="float" office:value="0.131738664153873" calcext:value-type="float">
            <text:p>0.131738664153873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43867" calcext:value-type="float">
            <text:p>43867</text:p>
          </table:table-cell>
          <table:table-cell office:value-type="float" office:value="231549" calcext:value-type="float">
            <text:p>231549</text:p>
          </table:table-cell>
          <table:table-cell office:value-type="float" office:value="256360" calcext:value-type="float">
            <text:p>256360</text:p>
          </table:table-cell>
          <table:table-cell office:value-type="float" office:value="0.144640007385817" calcext:value-type="float">
            <text:p>0.144640007385817</text:p>
          </table:table-cell>
          <table:table-cell office:value-type="float" office:value="0.145885482394435" calcext:value-type="float">
            <text:p>0.145885482394435</text:p>
          </table:table-cell>
          <table:table-cell office:value-type="float" office:value="0.145698081702547" calcext:value-type="float">
            <text:p>0.145698081702547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37376" calcext:value-type="float">
            <text:p>37376</text:p>
          </table:table-cell>
          <table:table-cell office:value-type="float" office:value="195957" calcext:value-type="float">
            <text:p>195957</text:p>
          </table:table-cell>
          <table:table-cell office:value-type="float" office:value="218046" calcext:value-type="float">
            <text:p>218046</text:p>
          </table:table-cell>
          <table:table-cell office:value-type="float" office:value="0.123237625459965" calcext:value-type="float">
            <text:p>0.123237625459965</text:p>
          </table:table-cell>
          <table:table-cell office:value-type="float" office:value="0.123461044848245" calcext:value-type="float">
            <text:p>0.123461044848245</text:p>
          </table:table-cell>
          <table:table-cell office:value-type="float" office:value="0.123922936194857" calcext:value-type="float">
            <text:p>0.123922936194857</text:p>
          </table:table-cell>
        </table:table-row>
        <table:table-row table:style-name="ro1">
          <table:table-cell office:value-type="string" calcext:value-type="string">
            <text:p>n_4</text:p>
          </table:table-cell>
          <table:table-cell office:value-type="float" office:value="39876" calcext:value-type="float">
            <text:p>39876</text:p>
          </table:table-cell>
          <table:table-cell office:value-type="float" office:value="208540" calcext:value-type="float">
            <text:p>208540</text:p>
          </table:table-cell>
          <table:table-cell office:value-type="float" office:value="231798" calcext:value-type="float">
            <text:p>231798</text:p>
          </table:table-cell>
          <table:table-cell office:value-type="float" office:value="0.131480724337585" calcext:value-type="float">
            <text:p>0.131480724337585</text:p>
          </table:table-cell>
          <table:table-cell office:value-type="float" office:value="0.131388857211802" calcext:value-type="float">
            <text:p>0.131388857211802</text:p>
          </table:table-cell>
          <table:table-cell office:value-type="float" office:value="0.131738664153873" calcext:value-type="float">
            <text:p>0.131738664153873</text:p>
          </table:table-cell>
        </table:table-row>
        <table:table-row table:style-name="ro1">
          <table:table-cell office:value-type="string" calcext:value-type="string">
            <text:p>n_5</text:p>
          </table:table-cell>
          <table:table-cell office:value-type="float" office:value="46390" calcext:value-type="float">
            <text:p>46390</text:p>
          </table:table-cell>
          <table:table-cell office:value-type="float" office:value="235751" calcext:value-type="float">
            <text:p>235751</text:p>
          </table:table-cell>
          <table:table-cell office:value-type="float" office:value="260606" calcext:value-type="float">
            <text:p>260606</text:p>
          </table:table-cell>
          <table:table-cell office:value-type="float" office:value="0.15295894277311" calcext:value-type="float">
            <text:p>0.15295894277311</text:p>
          </table:table-cell>
          <table:table-cell office:value-type="float" office:value="0.14853291683389" calcext:value-type="float">
            <text:p>0.14853291683389</text:p>
          </table:table-cell>
          <table:table-cell office:value-type="float" office:value="0.148111227493267" calcext:value-type="float">
            <text:p>0.148111227493267</text:p>
          </table:table-cell>
        </table:table-row>
        <table:table-row table:style-name="ro1">
          <table:table-cell office:value-type="string" calcext:value-type="string">
            <text:p>n_6</text:p>
          </table:table-cell>
          <table:table-cell office:value-type="float" office:value="37399" calcext:value-type="float">
            <text:p>37399</text:p>
          </table:table-cell>
          <table:table-cell office:value-type="float" office:value="195504" calcext:value-type="float">
            <text:p>195504</text:p>
          </table:table-cell>
          <table:table-cell office:value-type="float" office:value="216421" calcext:value-type="float">
            <text:p>216421</text:p>
          </table:table-cell>
          <table:table-cell office:value-type="float" office:value="0.123313461969639" calcext:value-type="float">
            <text:p>0.123313461969639</text:p>
          </table:table-cell>
          <table:table-cell office:value-type="float" office:value="0.123175636042659" calcext:value-type="float">
            <text:p>0.123175636042659</text:p>
          </table:table-cell>
          <table:table-cell office:value-type="float" office:value="0.122999393587716" calcext:value-type="float">
            <text:p>0.122999393587716</text:p>
          </table:table-cell>
        </table:table-row>
      </table:table>
      <table:table table:name="RandomSlicing_Rotation_C2_write_heavy_stats" table:style-name="ta1">
        <table:table-source xlink:type="simple" xlink:href="../RandomSlicing_Rotation_C2_write_heavy/RandomSlicing_Rotation_C2_write_heavy_stats.csv" table:table-name="RandomSlicing_Rotation_C2_write_heavy_stats" table:filter-name="Text - txt - csv (StarCalc)" table:filter-options="9/59/44,34,76,1,,1033,false,false,true,false,false"/>
        <table:table-column table:style-name="co6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722" calcext:value-type="float">
            <text:p>722</text:p>
          </table:table-cell>
          <table:table-cell office:value-type="float" office:value="739" calcext:value-type="float">
            <text:p>739</text:p>
          </table:table-cell>
          <table:table-cell office:value-type="float" office:value="734" calcext:value-type="float">
            <text:p>734</text:p>
          </table:table-cell>
          <table:table-cell office:value-type="float" office:value="0.187825182101977" calcext:value-type="float">
            <text:p>0.187825182101977</text:p>
          </table:table-cell>
          <table:table-cell office:value-type="float" office:value="0.188616641143441" calcext:value-type="float">
            <text:p>0.188616641143441</text:p>
          </table:table-cell>
          <table:table-cell office:value-type="float" office:value="0.184375784978649" calcext:value-type="float">
            <text:p>0.184375784978649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562" calcext:value-type="float">
            <text:p>562</text:p>
          </table:table-cell>
          <table:table-cell office:value-type="float" office:value="579" calcext:value-type="float">
            <text:p>579</text:p>
          </table:table-cell>
          <table:table-cell office:value-type="float" office:value="599" calcext:value-type="float">
            <text:p>599</text:p>
          </table:table-cell>
          <table:table-cell office:value-type="float" office:value="0.150624349635796" calcext:value-type="float">
            <text:p>0.150624349635796</text:p>
          </table:table-cell>
          <table:table-cell office:value-type="float" office:value="0.151097498723839" calcext:value-type="float">
            <text:p>0.151097498723839</text:p>
          </table:table-cell>
          <table:table-cell office:value-type="float" office:value="0.144184878171314" calcext:value-type="float">
            <text:p>0.144184878171314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584" calcext:value-type="float">
            <text:p>584</text:p>
          </table:table-cell>
          <table:table-cell office:value-type="float" office:value="609" calcext:value-type="float">
            <text:p>609</text:p>
          </table:table-cell>
          <table:table-cell office:value-type="float" office:value="636" calcext:value-type="float">
            <text:p>636</text:p>
          </table:table-cell>
          <table:table-cell office:value-type="float" office:value="0.151925078043704" calcext:value-type="float">
            <text:p>0.151925078043704</text:p>
          </table:table-cell>
          <table:table-cell office:value-type="float" office:value="0.155436447166922" calcext:value-type="float">
            <text:p>0.155436447166922</text:p>
          </table:table-cell>
          <table:table-cell office:value-type="float" office:value="0.159758854559156" calcext:value-type="float">
            <text:p>0.159758854559156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492" calcext:value-type="float">
            <text:p>492</text:p>
          </table:table-cell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0.127991675338189" calcext:value-type="float">
            <text:p>0.127991675338189</text:p>
          </table:table-cell>
          <table:table-cell office:value-type="float" office:value="0.126850433894844" calcext:value-type="float">
            <text:p>0.126850433894844</text:p>
          </table:table-cell>
          <table:table-cell office:value-type="float" office:value="0.124591811102738" calcext:value-type="float">
            <text:p>0.124591811102738</text:p>
          </table:table-cell>
        </table:table-row>
        <table:table-row table:style-name="ro1">
          <table:table-cell office:value-type="string" calcext:value-type="string">
            <text:p>n_4</text:p>
          </table:table-cell>
          <table:table-cell office:value-type="float" office:value="579" calcext:value-type="float">
            <text:p>579</text:p>
          </table:table-cell>
          <table:table-cell office:value-type="float" office:value="592" calcext:value-type="float">
            <text:p>592</text:p>
          </table:table-cell>
          <table:table-cell office:value-type="float" office:value="574" calcext:value-type="float">
            <text:p>574</text:p>
          </table:table-cell>
          <table:table-cell office:value-type="float" office:value="0.150624349635796" calcext:value-type="float">
            <text:p>0.150624349635796</text:p>
          </table:table-cell>
          <table:table-cell office:value-type="float" office:value="0.151097498723839" calcext:value-type="float">
            <text:p>0.151097498723839</text:p>
          </table:table-cell>
          <table:table-cell office:value-type="float" office:value="0.144184878171314" calcext:value-type="float">
            <text:p>0.144184878171314</text:p>
          </table:table-cell>
        </table:table-row>
        <table:table-row table:style-name="ro1">
          <table:table-cell office:value-type="string" calcext:value-type="string">
            <text:p>n_5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08" calcext:value-type="float">
            <text:p>508</text:p>
          </table:table-cell>
          <table:table-cell office:value-type="float" office:value="0.129552549427679" calcext:value-type="float">
            <text:p>0.129552549427679</text:p>
          </table:table-cell>
          <table:table-cell office:value-type="float" office:value="0.128637059724349" calcext:value-type="float">
            <text:p>0.128637059724349</text:p>
          </table:table-cell>
          <table:table-cell office:value-type="float" office:value="0.127606129113288" calcext:value-type="float">
            <text:p>0.127606129113288</text:p>
          </table:table-cell>
        </table:table-row>
        <table:table-row table:style-name="ro1">
          <table:table-cell office:value-type="string" calcext:value-type="string">
            <text:p>n_6</text:p>
          </table:table-cell>
          <table:table-cell office:value-type="float" office:value="407" calcext:value-type="float">
            <text:p>407</text:p>
          </table:table-cell>
          <table:table-cell office:value-type="float" office:value="398" calcext:value-type="float">
            <text:p>398</text:p>
          </table:table-cell>
          <table:table-cell office:value-type="float" office:value="434" calcext:value-type="float">
            <text:p>434</text:p>
          </table:table-cell>
          <table:table-cell office:value-type="float" office:value="0.105879292403746" calcext:value-type="float">
            <text:p>0.105879292403746</text:p>
          </table:table-cell>
          <table:table-cell office:value-type="float" office:value="0.101582440020419" calcext:value-type="float">
            <text:p>0.101582440020419</text:p>
          </table:table-cell>
          <table:table-cell office:value-type="float" office:value="0.109017834714896" calcext:value-type="float">
            <text:p>0.109017834714896</text:p>
          </table:table-cell>
        </table:table-row>
      </table:table>
      <table:table table:name="RandomSlicing_Rotation_dynamic_read_heavy_stats" table:style-name="ta1">
        <table:table-source xlink:type="simple" xlink:href="../RandomSlicing_Rotation_dynamic_read_heavy/RandomSlicing_Rotation_dynamic_read_heavy_stats.csv" table:table-name="RandomSlicing_Rotation_dynamic_read_heavy_stats" table:filter-name="Text - txt - csv (StarCalc)" table:filter-options="9/59/44,34,76,1,,1033,false,false,true,false,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office:value-type="float" office:value="41" calcext:value-type="float">
            <text:p>41</text:p>
          </table:table-cell>
          <table:table-cell office:value-type="float" office:value="351581" calcext:value-type="float">
            <text:p>351581</text:p>
          </table:table-cell>
          <table:table-cell office:value-type="float" office:value="390333" calcext:value-type="float">
            <text:p>390333</text:p>
          </table:table-cell>
          <table:table-cell office:value-type="float" office:value="0.000139504656393" calcext:value-type="float">
            <text:p>0.000139504656393</text:p>
          </table:table-cell>
          <table:table-cell office:value-type="float" office:value="0.333224337685577" calcext:value-type="float">
            <text:p>0.333224337685577</text:p>
          </table:table-cell>
          <table:table-cell office:value-type="float" office:value="0.333221785040179" calcext:value-type="float">
            <text:p>0.333221785040179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office:value-type="float" office:value="17" calcext:value-type="float">
            <text:p>17</text:p>
          </table:table-cell>
          <table:table-cell office:value-type="float" office:value="351623" calcext:value-type="float">
            <text:p>351623</text:p>
          </table:table-cell>
          <table:table-cell office:value-type="float" office:value="390377" calcext:value-type="float">
            <text:p>390377</text:p>
          </table:table-cell>
          <table:table-cell office:value-type="float" office:value="0.0000578433941142645" calcext:value-type="float">
            <text:p>5.78433941142645E-05</text:p>
          </table:table-cell>
          <table:table-cell office:value-type="float" office:value="0.333264144791714" calcext:value-type="float">
            <text:p>0.333264144791714</text:p>
          </table:table-cell>
          <table:table-cell office:value-type="float" office:value="0.333259347220527" calcext:value-type="float">
            <text:p>0.333259347220527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office:value-type="float" office:value="16" calcext:value-type="float">
            <text:p>16</text:p>
          </table:table-cell>
          <table:table-cell office:value-type="float" office:value="351654" calcext:value-type="float">
            <text:p>351654</text:p>
          </table:table-cell>
          <table:table-cell office:value-type="float" office:value="390426" calcext:value-type="float">
            <text:p>390426</text:p>
          </table:table-cell>
          <table:table-cell office:value-type="float" office:value="0.0000544408415193078" calcext:value-type="float">
            <text:p>5.44408415193078E-05</text:p>
          </table:table-cell>
          <table:table-cell office:value-type="float" office:value="0.333293526227196" calcext:value-type="float">
            <text:p>0.333293526227196</text:p>
          </table:table-cell>
          <table:table-cell office:value-type="float" office:value="0.33330117783046" calcext:value-type="float">
            <text:p>0.33330117783046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97014" calcext:value-type="float">
            <text:p>97014</text:p>
          </table:table-cell>
          <table:table-cell office:value-type="float" office:value="212" calcext:value-type="float">
            <text:p>212</text:p>
          </table:table-cell>
          <table:table-cell office:value-type="float" office:value="241" calcext:value-type="float">
            <text:p>241</text:p>
          </table:table-cell>
          <table:table-cell office:value-type="float" office:value="0.330095237447133" calcext:value-type="float">
            <text:p>0.330095237447133</text:p>
          </table:table-cell>
          <table:table-cell office:value-type="float" office:value="0.000200931107168" calcext:value-type="float">
            <text:p>0.000200931107168</text:p>
          </table:table-cell>
          <table:table-cell office:value-type="float" office:value="0.000205738305997" calcext:value-type="float">
            <text:p>0.000205738305997</text:p>
          </table:table-cell>
        </table:table-row>
        <table:table-row table:style-name="ro1">
          <table:table-cell office:value-type="string" calcext:value-type="string">
            <text:p>n_4</text:p>
          </table:table-cell>
          <table:table-cell office:value-type="float" office:value="1839" calcext:value-type="float">
            <text:p>18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6257294222125" calcext:value-type="float">
            <text:p>0.006257294222125</text:p>
          </table:table-cell>
          <table:table-cell office:value-type="float" office:value="0.00000189557648271992" calcext:value-type="float">
            <text:p>1.89557648271992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_5</text:p>
          </table:table-cell>
          <table:table-cell office:value-type="float" office:value="965" calcext:value-type="float">
            <text:p>96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3283463254133" calcext:value-type="float">
            <text:p>0.003283463254133</text:p>
          </table:table-cell>
          <table:table-cell office:value-type="float" office:value="0.0000075823059308797" calcext:value-type="float">
            <text:p>7.5823059308797E-06</text:p>
          </table:table-cell>
          <table:table-cell office:value-type="float" office:value="0.0000051221155019972" calcext:value-type="float">
            <text:p>5.1221155019972E-06</text:p>
          </table:table-cell>
        </table:table-row>
        <table:table-row table:style-name="ro1">
          <table:table-cell office:value-type="string" calcext:value-type="string">
            <text:p>n_6</text:p>
          </table:table-cell>
          <table:table-cell office:value-type="float" office:value="194005" calcext:value-type="float">
            <text:p>1940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60112216184582" calcext:value-type="float">
            <text:p>0.660112216184582</text:p>
          </table:table-cell>
          <table:table-cell office:value-type="float" office:value="0.0000075823059308797" calcext:value-type="float">
            <text:p>7.5823059308797E-06</text:p>
          </table:table-cell>
          <table:table-cell office:value-type="float" office:value="0.00000682948733599626" calcext:value-type="float">
            <text:p>6.82948733599626E-06</text:p>
          </table:table-cell>
        </table:table-row>
        <table:table-row table:style-name="ro1">
          <table:table-cell/>
          <table:table-cell office:value-type="float" office:value="293897" calcext:value-type="float">
            <text:p>293897</text:p>
          </table:table-cell>
          <table:table-cell office:value-type="float" office:value="1055088" calcext:value-type="float">
            <text:p>1055088</text:p>
          </table:table-cell>
          <table:table-cell office:value-type="float" office:value="1171391" calcext:value-type="float">
            <text:p>1171391</text:p>
          </table:table-cell>
          <table:table-cell table:number-columns-repeated="3"/>
        </table:table-row>
      </table:table>
      <table:table table:name="RandomSlicing_Rotation_dynamic_write_heavy_stats" table:style-name="ta1">
        <table:table-source xlink:type="simple" xlink:href="../RandomSlicing_Rotation_dynamic_write_heavy/RandomSlicing_Rotation_dynamic_write_heavy_stats.csv" table:table-name="RandomSlicing_Rotation_dynamic_write_heavy_stats" table:filter-name="Text - txt - csv (StarCalc)" table:filter-options="9/59/44,34,76,1,,1033,false,false,true,false,false"/>
        <table:table-column table:style-name="co6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Key Load</text:p>
          </table:table-cell>
          <table:table-cell office:value-type="string" calcext:value-type="string">
            <text:p>Put Load</text:p>
          </table:table-cell>
          <table:table-cell office:value-type="string" calcext:value-type="string">
            <text:p>Get Load</text:p>
          </table:table-cell>
        </table:table-row>
        <table:table-row table:style-name="ro1">
          <table:table-cell office:value-type="string" calcext:value-type="string">
            <text:p>n_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_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_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_3</text:p>
          </table:table-cell>
          <table:table-cell office:value-type="float" office:value="115939" calcext:value-type="float">
            <text:p>115939</text:p>
          </table:table-cell>
          <table:table-cell office:value-type="float" office:value="347491" calcext:value-type="float">
            <text:p>347491</text:p>
          </table:table-cell>
          <table:table-cell office:value-type="float" office:value="348280" calcext:value-type="float">
            <text:p>348280</text:p>
          </table:table-cell>
          <table:table-cell office:value-type="float" office:value="0.201817662766287" calcext:value-type="float">
            <text:p>0.201817662766287</text:p>
          </table:table-cell>
          <table:table-cell office:value-type="float" office:value="0.756821919001623" calcext:value-type="float">
            <text:p>0.756821919001623</text:p>
          </table:table-cell>
          <table:table-cell office:value-type="float" office:value="0.756727395191691" calcext:value-type="float">
            <text:p>0.756727395191691</text:p>
          </table:table-cell>
        </table:table-row>
        <table:table-row table:style-name="ro1">
          <table:table-cell office:value-type="string" calcext:value-type="string">
            <text:p>n_4</text:p>
          </table:table-cell>
          <table:table-cell office:value-type="float" office:value="91227" calcext:value-type="float">
            <text:p>91227</text:p>
          </table:table-cell>
          <table:table-cell office:value-type="float" office:value="42302" calcext:value-type="float">
            <text:p>42302</text:p>
          </table:table-cell>
          <table:table-cell office:value-type="float" office:value="42325" calcext:value-type="float">
            <text:p>42325</text:p>
          </table:table-cell>
          <table:table-cell office:value-type="float" office:value="0.201817662766287" calcext:value-type="float">
            <text:p>0.201817662766287</text:p>
          </table:table-cell>
          <table:table-cell office:value-type="float" office:value="0.756821919001623" calcext:value-type="float">
            <text:p>0.756821919001623</text:p>
          </table:table-cell>
          <table:table-cell office:value-type="float" office:value="0.756727395191691" calcext:value-type="float">
            <text:p>0.756727395191691</text:p>
          </table:table-cell>
        </table:table-row>
        <table:table-row table:style-name="ro1">
          <table:table-cell office:value-type="string" calcext:value-type="string">
            <text:p>n_5</text:p>
          </table:table-cell>
          <table:table-cell office:value-type="float" office:value="108757" calcext:value-type="float">
            <text:p>108757</text:p>
          </table:table-cell>
          <table:table-cell office:value-type="float" office:value="38074" calcext:value-type="float">
            <text:p>38074</text:p>
          </table:table-cell>
          <table:table-cell office:value-type="float" office:value="38109" calcext:value-type="float">
            <text:p>38109</text:p>
          </table:table-cell>
          <table:table-cell office:value-type="float" office:value="0.158800920494226" calcext:value-type="float">
            <text:p>0.158800920494226</text:p>
          </table:table-cell>
          <table:table-cell office:value-type="float" office:value="0.09213211512703" calcext:value-type="float">
            <text:p>0.09213211512703</text:p>
          </table:table-cell>
          <table:table-cell office:value-type="float" office:value="0.091961889863008" calcext:value-type="float">
            <text:p>0.091961889863008</text:p>
          </table:table-cell>
        </table:table-row>
        <table:table-row table:style-name="ro1">
          <table:table-cell office:value-type="string" calcext:value-type="string">
            <text:p>n_6</text:p>
          </table:table-cell>
          <table:table-cell office:value-type="float" office:value="258551" calcext:value-type="float">
            <text:p>258551</text:p>
          </table:table-cell>
          <table:table-cell office:value-type="float" office:value="31278" calcext:value-type="float">
            <text:p>31278</text:p>
          </table:table-cell>
          <table:table-cell office:value-type="float" office:value="31531" calcext:value-type="float">
            <text:p>31531</text:p>
          </table:table-cell>
          <table:table-cell office:value-type="float" office:value="0.189315791489258" calcext:value-type="float">
            <text:p>0.189315791489258</text:p>
          </table:table-cell>
          <table:table-cell office:value-type="float" office:value="0.08292369512899" calcext:value-type="float">
            <text:p>0.08292369512899</text:p>
          </table:table-cell>
          <table:table-cell office:value-type="float" office:value="0.082801551347652" calcext:value-type="float">
            <text:p>0.082801551347652</text:p>
          </table:table-cell>
        </table:table-row>
        <table:table-row table:style-name="ro1">
          <table:table-cell/>
          <table:table-cell office:value-type="float" office:value="574474" calcext:value-type="float">
            <text:p>574474</text:p>
          </table:table-cell>
          <table:table-cell office:value-type="float" office:value="459145" calcext:value-type="float">
            <text:p>459145</text:p>
          </table:table-cell>
          <table:table-cell office:value-type="float" office:value="460245" calcext:value-type="float">
            <text:p>4602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5:07:13.4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1-13T17:19:29.042000000</dc:date>
    <meta:editing-duration>PT26M33S</meta:editing-duration>
    <meta:editing-cycles>7</meta:editing-cycles>
    <meta:document-statistic meta:table-count="33" meta:cell-count="1560" meta:object-count="0"/>
  </office:meta>
</office:document-meta>
</file>